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7.131cm"/>
    </style:style>
    <style:style style:name="co13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1.692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6.077cm"/>
    </style:style>
    <style:style style:name="co24" style:family="table-column">
      <style:table-column-properties fo:break-before="auto" style:column-width="6.131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6.659cm"/>
    </style:style>
    <style:style style:name="co27" style:family="table-column">
      <style:table-column-properties fo:break-before="auto" style:column-width="3.328cm"/>
    </style:style>
    <style:style style:name="co28" style:family="table-column">
      <style:table-column-properties fo:break-before="auto" style:column-width="6.02cm"/>
    </style:style>
    <style:style style:name="co29" style:family="table-column">
      <style:table-column-properties fo:break-before="auto" style:column-width="4.662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2.775cm"/>
    </style:style>
    <style:style style:name="co32" style:family="table-column">
      <style:table-column-properties fo:break-before="auto" style:column-width="2.607cm"/>
    </style:style>
    <style:style style:name="ro3" style:family="table-row">
      <style:table-row-properties style:row-height="0.732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Heading">
      <style:table-cell-properties style:text-align-source="fix" style:repeat-content="false"/>
      <style:paragraph-properties fo:text-align="start" fo:margin-left="0cm"/>
      <style:text-properties style:text-position="" style:font-weight-asian="bold" style:font-weight-complex="bold"/>
    </style:style>
    <style:style style:name="ce2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position="" style:font-name="Consolas"/>
    </style:style>
    <style:style style:name="ce2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 style:font-name="Consolas"/>
    </style:style>
    <style:style style:name="ce25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 style:font-name="Consolas"/>
    </style:style>
    <style:style style:name="ce26" style:family="table-cell" style:parent-style-name="Default">
      <style:table-cell-properties fo:border-bottom="none" fo:background-color="#cccccc" fo:border-left="none" fo:border-right="none" fo:border-top="0.06pt solid #000000"/>
      <style:text-properties style:text-position="" style:font-name="Consolas"/>
    </style:style>
    <style:style style:name="ce27" style:family="table-cell" style:parent-style-name="Default">
      <style:table-cell-properties fo:background-color="#cccccc"/>
      <style:text-properties style:text-position="" style:font-name="Consolas"/>
    </style:style>
    <style:style style:name="ce2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 style:font-name="Consolas"/>
    </style:style>
    <style:style style:name="ce29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text-position="" style:font-name="Consolas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 style:font-name="Consola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5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use-window-font-color="true" style:font-name="Consolas"/>
    </style:style>
    <style:style style:name="ce17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 style:font-name="Consolas"/>
    </style:style>
    <style:style style:name="ce1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use-window-font-color="true" style:font-name="Consolas"/>
    </style:style>
    <style:style style:name="ce19" style:family="table-cell" style:parent-style-name="Default">
      <style:table-cell-properties fo:border-bottom="none" fo:background-color="#cccccc" fo:border-left="none" fo:border-right="none" fo:border-top="0.06pt solid #000000"/>
      <style:text-properties style:use-window-font-color="true" style:font-name="Consolas"/>
    </style:style>
    <style:style style:name="ce20" style:family="table-cell" style:parent-style-name="Default">
      <style:table-cell-properties fo:background-color="#cccccc"/>
      <style:text-properties style:use-window-font-color="true" style:font-name="Consolas"/>
    </style:style>
    <style:style style:name="ce21" style:family="table-cell" style:parent-style-name="Default">
      <style:table-cell-properties fo:background-color="#cccccc" fo:border="none"/>
      <style:text-properties style:use-window-font-color="true" style:font-name="Consolas"/>
    </style:style>
    <style:style style:name="ce31" style:family="table-cell" style:parent-style-name="Default">
      <style:table-cell-properties fo:border-bottom="0.06pt solid #000000" fo:background-color="#cccccc" fo:border-left="none" fo:border-right="none" fo:border-top="none"/>
      <style:text-properties style:use-window-font-color="true" style:font-name="Consolas"/>
    </style:style>
    <style:style style:name="ce3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use-window-font-color="true" style:font-name="Consolas"/>
    </style:style>
    <style:style style:name="ce33" style:family="table-cell" style:parent-style-name="Default">
      <style:table-cell-properties fo:border-bottom="none" fo:background-color="#cccccc" fo:border-left="none" fo:border-right="0.06pt solid #000000" fo:border-top="none"/>
      <style:text-properties style:use-window-font-color="true" style:font-name="Consolas"/>
    </style:style>
    <style:style style:name="ce34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use-window-font-color="true" style:font-name="Consolas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4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5" style:family="table-cell" style:parent-style-name="Default" style:data-style-name="N2"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ffffcc" fo:border="0.06pt solid #000000"/>
      <style:text-properties fo:font-weight="bold" style:font-weight-asian="bold" style:font-weight-complex="bold"/>
    </style:style>
    <style:style style:name="ce47" style:family="table-cell" style:parent-style-name="Default" style:data-style-name="N112"/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style:font-name="Consolas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Consolas"/>
    </style:style>
    <style:style style:name="ce50" style:family="table-cell" style:parent-style-name="Default">
      <style:table-cell-properties fo:background-color="#ffffcc"/>
    </style:style>
    <style:style style:name="gr1" style:family="graphic">
      <style:graphic-properties draw:ole-draw-aspect="1"/>
    </style:style>
  </office:automatic-styles>
  <office:body>
    <office:spreadsheet>
      <table:table table:name="Program" table:style-name="ta1">
        <office:forms form:automatic-focus="false" form:apply-design-mode="false"/>
        <table:table-column table:style-name="co22" table:default-cell-style-name="ce17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6" table:default-cell-style-name="ce33"/>
        <table:table-row table:style-name="ro4">
          <table:table-cell table:style-name="ce14" office:value-type="string" table:number-columns-spanned="5" table:number-rows-spanned="1">
            <text:p>This is an experiment in using a variable sample rate with fixed output steps, rather than a fixed sample rate with variable levels. The code is not currently in use/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 office:value-type="string">
            <text:p>3 Pins, Base 3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5">
          <table:table-cell table:style-name="Default" office:value-type="string">
            <text:p>CPU MHZ</text:p>
          </table:table-cell>
          <table:table-cell table:style-name="Input_20_Cell" office:value-type="float" office:value="16">
            <text:p>16</text:p>
          </table:table-cell>
          <table:table-cell table:style-name="Default"/>
          <table:table-cell table:style-name="Default" office:value-type="string">
            <text:p>Low Freq</text:p>
          </table:table-cell>
          <table:table-cell table:style-name="Input_20_Cell" office:value-type="float" office:value="1200">
            <text:p>1200</text:p>
          </table:table-cell>
          <table:table-cell table:style-name="Default"/>
        </table:table-row>
        <table:table-row table:style-name="ro5">
          <table:table-cell table:style-name="Default" table:number-columns-repeated="3"/>
          <table:table-cell table:style-name="Default" office:value-type="string">
            <text:p>High Freq</text:p>
          </table:table-cell>
          <table:table-cell table:style-name="Input_20_Cell" office:value-type="float" office:value="2200">
            <text:p>22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3">
          <table:table-cell table:style-name="ce15" office:value-type="string">
            <text:p>Assembler:</text:p>
          </table:table-cell>
          <table:table-cell table:style-name="Default" table:number-columns-repeated="5"/>
        </table:table-row>
        <table:table-row table:style-name="ro1">
          <table:table-cell table:style-name="ce16" office:value-type="string">
            <text:p>WaveTable:</text:p>
          </table:table-cell>
          <table:table-cell table:style-name="ce19" office:value-type="string">
            <text:p>; TRIS</text:p>
          </table:table-cell>
          <table:table-cell table:style-name="ce19" office:value-type="string">
            <text:p>; PINS</text:p>
          </table:table-cell>
          <table:table-cell table:style-name="ce19" office:value-type="string">
            <text:p>; 1200</text:p>
          </table:table-cell>
          <table:table-cell table:style-name="ce19" office:value-type="string">
            <text:p>; 2200</text:p>
          </table:table-cell>
          <table:table-cell table:style-name="ce32"/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4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33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3];&quot;), &quot;)" office:value-type="string" office:string-value="(209 - STEPS_TO_UPDATE_TIMER), ">
            <text:p>(209 - STEPS_TO_UPDATE_TIMER), </text:p>
          </table:table-cell>
          <table:table-cell table:style-name="ce20" table:formula="of:=CONCATENATE(&quot;(&quot;;['Time Dimension'.J57];&quot;), &quot;)" office:value-type="string" office:string-value="(114 - STEPS_TO_UPDATE_TIMER), ">
            <text:p>(114 - STEPS_TO_UPDATE_TIMER), </text:p>
          </table:table-cell>
          <table:table-cell table:formula="of:=CONCATENATE(&quot;; Output &quot;;['Base 3 Levels'.F2])" office:value-type="string" office:string-value="; Output 0">
            <text:p>; Output 0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5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Base 3 Levels'.B34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4];&quot;), &quot;)" office:value-type="string" office:string-value="(89 - STEPS_TO_UPDATE_TIMER), ">
            <text:p>(89 - STEPS_TO_UPDATE_TIMER), </text:p>
          </table:table-cell>
          <table:table-cell table:style-name="ce20" table:formula="of:=CONCATENATE(&quot;(&quot;;['Time Dimension'.J58];&quot;), &quot;)" office:value-type="string" office:string-value="(48 - STEPS_TO_UPDATE_TIMER), ">
            <text:p>(48 - STEPS_TO_UPDATE_TIMER), </text:p>
          </table:table-cell>
          <table:table-cell table:formula="of:=CONCATENATE(&quot;; Output &quot;;['Base 3 Levels'.F3])" office:value-type="string" office:string-value="; Output 1">
            <text:p>; Output 1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6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35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Time Dimension'.J5];&quot;), &quot;)" office:value-type="string" office:string-value="(70 - STEPS_TO_UPDATE_TIMER), ">
            <text:p>(70 - STEPS_TO_UPDATE_TIMER), </text:p>
          </table:table-cell>
          <table:table-cell table:style-name="ce20" table:formula="of:=CONCATENATE(&quot;(&quot;;['Time Dimension'.J59];&quot;), &quot;)" office:value-type="string" office:string-value="(38 - STEPS_TO_UPDATE_TIMER), ">
            <text:p>(38 - STEPS_TO_UPDATE_TIMER), </text:p>
          </table:table-cell>
          <table:table-cell table:formula="of:=CONCATENATE(&quot;; Output &quot;;['Base 3 Levels'.F4])" office:value-type="string" office:string-value="; Output 2">
            <text:p>; Output 2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7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Base 3 Levels'.B36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6];&quot;), &quot;)" office:value-type="string" office:string-value="(60 - STEPS_TO_UPDATE_TIMER), ">
            <text:p>(60 - STEPS_TO_UPDATE_TIMER), </text:p>
          </table:table-cell>
          <table:table-cell table:style-name="ce20" table:formula="of:=CONCATENATE(&quot;(&quot;;['Time Dimension'.J60];&quot;), &quot;)" office:value-type="string" office:string-value="(33 - STEPS_TO_UPDATE_TIMER), ">
            <text:p>(33 - STEPS_TO_UPDATE_TIMER), </text:p>
          </table:table-cell>
          <table:table-cell table:formula="of:=CONCATENATE(&quot;; Output &quot;;['Base 3 Levels'.F5])" office:value-type="string" office:string-value="; Output 3">
            <text:p>; Output 3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8];&quot;), &quot;)" office:value-type="string" office:string-value="(  0   | PIN_3 | PIN_1), ">
            <text:p>( <text:s/>0 <text:s text:c="2"/>| PIN_3 | PIN_1), </text:p>
          </table:table-cell>
          <table:table-cell table:style-name="ce20" table:formula="of:=CONCATENATE(&quot;(&quot;;['Base 3 Levels'.B37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7];&quot;), &quot;)" office:value-type="string" office:string-value="(54 - STEPS_TO_UPDATE_TIMER), ">
            <text:p>(54 - STEPS_TO_UPDATE_TIMER), </text:p>
          </table:table-cell>
          <table:table-cell table:style-name="ce20" table:formula="of:=CONCATENATE(&quot;(&quot;;['Time Dimension'.J61];&quot;), &quot;)" office:value-type="string" office:string-value="(29 - STEPS_TO_UPDATE_TIMER), ">
            <text:p>(29 - STEPS_TO_UPDATE_TIMER), </text:p>
          </table:table-cell>
          <table:table-cell table:formula="of:=CONCATENATE(&quot;; Output &quot;;['Base 3 Levels'.F6])" office:value-type="string" office:string-value="; Output 4">
            <text:p>; Output 4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9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Base 3 Levels'.B38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Time Dimension'.J8];&quot;), &quot;)" office:value-type="string" office:string-value="(50 - STEPS_TO_UPDATE_TIMER), ">
            <text:p>(50 - STEPS_TO_UPDATE_TIMER), </text:p>
          </table:table-cell>
          <table:table-cell table:style-name="ce20" table:formula="of:=CONCATENATE(&quot;(&quot;;['Time Dimension'.J62];&quot;), &quot;)" office:value-type="string" office:string-value="(27 - STEPS_TO_UPDATE_TIMER), ">
            <text:p>(27 - STEPS_TO_UPDATE_TIMER), </text:p>
          </table:table-cell>
          <table:table-cell table:formula="of:=CONCATENATE(&quot;; Output &quot;;['Base 3 Levels'.F7])" office:value-type="string" office:string-value="; Output 5">
            <text:p>; Output 5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0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39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Time Dimension'.J9];&quot;), &quot;)" office:value-type="string" office:string-value="(47 - STEPS_TO_UPDATE_TIMER), ">
            <text:p>(47 - STEPS_TO_UPDATE_TIMER), </text:p>
          </table:table-cell>
          <table:table-cell table:style-name="ce20" table:formula="of:=CONCATENATE(&quot;(&quot;;['Time Dimension'.J63];&quot;), &quot;)" office:value-type="string" office:string-value="(26 - STEPS_TO_UPDATE_TIMER), ">
            <text:p>(26 - STEPS_TO_UPDATE_TIMER), </text:p>
          </table:table-cell>
          <table:table-cell table:formula="of:=CONCATENATE(&quot;; Output &quot;;['Base 3 Levels'.F8])" office:value-type="string" office:string-value="; Output 6">
            <text:p>; Output 6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1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Base 3 Levels'.B40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Time Dimension'.J10];&quot;), &quot;)" office:value-type="string" office:string-value="(45 - STEPS_TO_UPDATE_TIMER), ">
            <text:p>(45 - STEPS_TO_UPDATE_TIMER), </text:p>
          </table:table-cell>
          <table:table-cell table:style-name="ce20" table:formula="of:=CONCATENATE(&quot;(&quot;;['Time Dimension'.J64];&quot;), &quot;)" office:value-type="string" office:string-value="(25 - STEPS_TO_UPDATE_TIMER), ">
            <text:p>(25 - STEPS_TO_UPDATE_TIMER), </text:p>
          </table:table-cell>
          <table:table-cell table:formula="of:=CONCATENATE(&quot;; Output &quot;;['Base 3 Levels'.F9])" office:value-type="string" office:string-value="; Output 7">
            <text:p>; Output 7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2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41];&quot;), &quot;)" office:value-type="string" office:string-value="(  0   | PIN_3 | PIN_1), ">
            <text:p>( <text:s/>0 <text:s text:c="2"/>| PIN_3 | PIN_1), </text:p>
          </table:table-cell>
          <table:table-cell table:style-name="ce20" table:formula="of:=CONCATENATE(&quot;(&quot;;['Time Dimension'.J11];&quot;), &quot;)" office:value-type="string" office:string-value="(44 - STEPS_TO_UPDATE_TIMER), ">
            <text:p>(44 - STEPS_TO_UPDATE_TIMER), </text:p>
          </table:table-cell>
          <table:table-cell table:style-name="ce20" table:formula="of:=CONCATENATE(&quot;(&quot;;['Time Dimension'.J65];&quot;), &quot;)" office:value-type="string" office:string-value="(24 - STEPS_TO_UPDATE_TIMER), ">
            <text:p>(24 - STEPS_TO_UPDATE_TIMER), </text:p>
          </table:table-cell>
          <table:table-cell table:formula="of:=CONCATENATE(&quot;; Output &quot;;['Base 3 Levels'.F10])" office:value-type="string" office:string-value="; Output 8">
            <text:p>; Output 8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3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CONCATENATE(&quot;(&quot;;['Base 3 Levels'.B42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12];&quot;), &quot;)" office:value-type="string" office:string-value="(42 - STEPS_TO_UPDATE_TIMER), ">
            <text:p>(42 - STEPS_TO_UPDATE_TIMER), </text:p>
          </table:table-cell>
          <table:table-cell table:style-name="ce20" table:formula="of:=CONCATENATE(&quot;(&quot;;['Time Dimension'.J66];&quot;), &quot;)" office:value-type="string" office:string-value="(23 - STEPS_TO_UPDATE_TIMER), ">
            <text:p>(23 - STEPS_TO_UPDATE_TIMER), </text:p>
          </table:table-cell>
          <table:table-cell table:formula="of:=CONCATENATE(&quot;; Output &quot;;['Base 3 Levels'.F11])" office:value-type="string" office:string-value="; Output 9">
            <text:p>; Output 9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4];&quot;), &quot;)" office:value-type="string" office:string-value="(PIN_9 |   0   | PIN_1), ">
            <text:p>(PIN_9 | <text:s text:c="2"/>0 <text:s text:c="2"/>| PIN_1), </text:p>
          </table:table-cell>
          <table:table-cell table:style-name="ce20" table:formula="of:=CONCATENATE(&quot;(&quot;;['Base 3 Levels'.B43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13];&quot;), &quot;)" office:value-type="string" office:string-value="(42 - STEPS_TO_UPDATE_TIMER), ">
            <text:p>(42 - STEPS_TO_UPDATE_TIMER), </text:p>
          </table:table-cell>
          <table:table-cell table:style-name="ce20" table:formula="of:=CONCATENATE(&quot;(&quot;;['Time Dimension'.J67];&quot;), &quot;)" office:value-type="string" office:string-value="(23 - STEPS_TO_UPDATE_TIMER), ">
            <text:p>(23 - STEPS_TO_UPDATE_TIMER), </text:p>
          </table:table-cell>
          <table:table-cell table:formula="of:=CONCATENATE(&quot;; Output &quot;;['Base 3 Levels'.F12])" office:value-type="string" office:string-value="; Output 10">
            <text:p>; Output 10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5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CONCATENATE(&quot;(&quot;;['Base 3 Levels'.B44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Time Dimension'.J14];&quot;), &quot;)" office:value-type="string" office:string-value="(41 - STEPS_TO_UPDATE_TIMER), ">
            <text:p>(41 - STEPS_TO_UPDATE_TIMER), </text:p>
          </table:table-cell>
          <table:table-cell table:style-name="ce20" table:formula="of:=CONCATENATE(&quot;(&quot;;['Time Dimension'.J68];&quot;), &quot;)" office:value-type="string" office:string-value="(22 - STEPS_TO_UPDATE_TIMER), ">
            <text:p>(22 - STEPS_TO_UPDATE_TIMER), </text:p>
          </table:table-cell>
          <table:table-cell table:formula="of:=CONCATENATE(&quot;; Output &quot;;['Base 3 Levels'.F13])" office:value-type="string" office:string-value="; Output 11">
            <text:p>; Output 11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6];&quot;), &quot;)" office:value-type="string" office:string-value="(PIN_9 | PIN_3 |   0  ), ">
            <text:p>(PIN_9 | PIN_3 | <text:s text:c="2"/>0 <text:s/>), </text:p>
          </table:table-cell>
          <table:table-cell table:style-name="ce20" table:formula="of:=CONCATENATE(&quot;(&quot;;['Base 3 Levels'.B45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Time Dimension'.J15];&quot;), &quot;)" office:value-type="string" office:string-value="(41 - STEPS_TO_UPDATE_TIMER), ">
            <text:p>(41 - STEPS_TO_UPDATE_TIMER), </text:p>
          </table:table-cell>
          <table:table-cell table:style-name="ce20" table:formula="of:=CONCATENATE(&quot;(&quot;;['Time Dimension'.J69];&quot;), &quot;)" office:value-type="string" office:string-value="(22 - STEPS_TO_UPDATE_TIMER), ">
            <text:p>(22 - STEPS_TO_UPDATE_TIMER), </text:p>
          </table:table-cell>
          <table:table-cell table:formula="of:=CONCATENATE(&quot;; Output &quot;;['Base 3 Levels'.F14])" office:value-type="string" office:string-value="; Output 12">
            <text:p>; Output 12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7];&quot;), &quot;)" office:value-type="string" office:string-value="(PIN_9 | PIN_3 | PIN_1), ">
            <text:p>(PIN_9 | PIN_3 | PIN_1), </text:p>
          </table:table-cell>
          <table:table-cell table:style-name="ce20" table:formula="of:=CONCATENATE(&quot;(&quot;;['Base 3 Levels'.B46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[.D22]" office:value-type="string" office:string-value="(41 - STEPS_TO_UPDATE_TIMER), ">
            <text:p>(41 - STEPS_TO_UPDATE_TIMER), </text:p>
          </table:table-cell>
          <table:table-cell table:style-name="ce20" table:formula="of:=[.E22]" office:value-type="string" office:string-value="(22 - STEPS_TO_UPDATE_TIMER), ">
            <text:p>(22 - STEPS_TO_UPDATE_TIMER), </text:p>
          </table:table-cell>
          <table:table-cell table:formula="of:=CONCATENATE(&quot;; Output &quot;;['Base 3 Levels'.F15])" office:value-type="string" office:string-value="; Output 13">
            <text:p>; Output 13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8];&quot;), &quot;)" office:value-type="string" office:string-value="(PIN_9 | PIN_3 |   0  ), ">
            <text:p>(PIN_9 | PIN_3 | <text:s text:c="2"/>0 <text:s/>), </text:p>
          </table:table-cell>
          <table:table-cell table:style-name="ce20" table:formula="of:=CONCATENATE(&quot;(&quot;;['Base 3 Levels'.B47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[.D21]" office:value-type="string" office:string-value="(41 - STEPS_TO_UPDATE_TIMER), ">
            <text:p>(41 - STEPS_TO_UPDATE_TIMER), </text:p>
          </table:table-cell>
          <table:table-cell table:style-name="ce20" table:formula="of:=[.E21]" office:value-type="string" office:string-value="(22 - STEPS_TO_UPDATE_TIMER), ">
            <text:p>(22 - STEPS_TO_UPDATE_TIMER), </text:p>
          </table:table-cell>
          <table:table-cell table:formula="of:=CONCATENATE(&quot;; Output &quot;;['Base 3 Levels'.F16])" office:value-type="string" office:string-value="; Output 14">
            <text:p>; Output 14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19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CONCATENATE(&quot;(&quot;;['Base 3 Levels'.B48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[.D20]" office:value-type="string" office:string-value="(42 - STEPS_TO_UPDATE_TIMER), ">
            <text:p>(42 - STEPS_TO_UPDATE_TIMER), </text:p>
          </table:table-cell>
          <table:table-cell table:style-name="ce20" table:formula="of:=[.E20]" office:value-type="string" office:string-value="(23 - STEPS_TO_UPDATE_TIMER), ">
            <text:p>(23 - STEPS_TO_UPDATE_TIMER), </text:p>
          </table:table-cell>
          <table:table-cell table:formula="of:=CONCATENATE(&quot;; Output &quot;;['Base 3 Levels'.F17])" office:value-type="string" office:string-value="; Output 15">
            <text:p>; Output 15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0];&quot;), &quot;)" office:value-type="string" office:string-value="(PIN_9 |   0   | PIN_1), ">
            <text:p>(PIN_9 | <text:s text:c="2"/>0 <text:s text:c="2"/>| PIN_1), </text:p>
          </table:table-cell>
          <table:table-cell table:style-name="ce20" table:formula="of:=CONCATENATE(&quot;(&quot;;['Base 3 Levels'.B49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[.D19]" office:value-type="string" office:string-value="(42 - STEPS_TO_UPDATE_TIMER), ">
            <text:p>(42 - STEPS_TO_UPDATE_TIMER), </text:p>
          </table:table-cell>
          <table:table-cell table:style-name="ce20" table:formula="of:=[.E19]" office:value-type="string" office:string-value="(23 - STEPS_TO_UPDATE_TIMER), ">
            <text:p>(23 - STEPS_TO_UPDATE_TIMER), </text:p>
          </table:table-cell>
          <table:table-cell table:formula="of:=CONCATENATE(&quot;; Output &quot;;['Base 3 Levels'.F18])" office:value-type="string" office:string-value="; Output 16">
            <text:p>; Output 16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1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CONCATENATE(&quot;(&quot;;['Base 3 Levels'.B50];&quot;), &quot;)" office:value-type="string" office:string-value="(  0   | PIN_3 | PIN_1), ">
            <text:p>( <text:s/>0 <text:s text:c="2"/>| PIN_3 | PIN_1), </text:p>
          </table:table-cell>
          <table:table-cell table:style-name="ce20" table:formula="of:=[.D18]" office:value-type="string" office:string-value="(44 - STEPS_TO_UPDATE_TIMER), ">
            <text:p>(44 - STEPS_TO_UPDATE_TIMER), </text:p>
          </table:table-cell>
          <table:table-cell table:style-name="ce20" table:formula="of:=[.E18]" office:value-type="string" office:string-value="(24 - STEPS_TO_UPDATE_TIMER), ">
            <text:p>(24 - STEPS_TO_UPDATE_TIMER), </text:p>
          </table:table-cell>
          <table:table-cell table:formula="of:=CONCATENATE(&quot;; Output &quot;;['Base 3 Levels'.F19])" office:value-type="string" office:string-value="; Output 17">
            <text:p>; Output 17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2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51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[.D17]" office:value-type="string" office:string-value="(45 - STEPS_TO_UPDATE_TIMER), ">
            <text:p>(45 - STEPS_TO_UPDATE_TIMER), </text:p>
          </table:table-cell>
          <table:table-cell table:style-name="ce20" table:formula="of:=[.E17]" office:value-type="string" office:string-value="(25 - STEPS_TO_UPDATE_TIMER), ">
            <text:p>(25 - STEPS_TO_UPDATE_TIMER), </text:p>
          </table:table-cell>
          <table:table-cell table:formula="of:=CONCATENATE(&quot;; Output &quot;;['Base 3 Levels'.F20])" office:value-type="string" office:string-value="; Output 18">
            <text:p>; Output 18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3];&quot;), &quot;)" office:value-type="string" office:string-value="(  0   |   0   | PIN_1), ">
            <text:p>( <text:s/>0 <text:s text:c="2"/>| <text:s text:c="2"/>0 <text:s text:c="2"/>| PIN_1), </text:p>
          </table:table-cell>
          <table:table-cell table:style-name="ce20" table:formula="of:=CONCATENATE(&quot;(&quot;;['Base 3 Levels'.B52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[.D16]" office:value-type="string" office:string-value="(47 - STEPS_TO_UPDATE_TIMER), ">
            <text:p>(47 - STEPS_TO_UPDATE_TIMER), </text:p>
          </table:table-cell>
          <table:table-cell table:style-name="ce20" table:formula="of:=[.E16]" office:value-type="string" office:string-value="(26 - STEPS_TO_UPDATE_TIMER), ">
            <text:p>(26 - STEPS_TO_UPDATE_TIMER), </text:p>
          </table:table-cell>
          <table:table-cell table:formula="of:=CONCATENATE(&quot;; Output &quot;;['Base 3 Levels'.F21])" office:value-type="string" office:string-value="; Output 19">
            <text:p>; Output 19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4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53];&quot;), &quot;)" office:value-type="string" office:string-value="(PIN_9 |   0   | PIN_1), ">
            <text:p>(PIN_9 | <text:s text:c="2"/>0 <text:s text:c="2"/>| PIN_1), </text:p>
          </table:table-cell>
          <table:table-cell table:style-name="ce20" table:formula="of:=[.D15]" office:value-type="string" office:string-value="(50 - STEPS_TO_UPDATE_TIMER), ">
            <text:p>(50 - STEPS_TO_UPDATE_TIMER), </text:p>
          </table:table-cell>
          <table:table-cell table:style-name="ce20" table:formula="of:=[.E15]" office:value-type="string" office:string-value="(27 - STEPS_TO_UPDATE_TIMER), ">
            <text:p>(27 - STEPS_TO_UPDATE_TIMER), </text:p>
          </table:table-cell>
          <table:table-cell table:formula="of:=CONCATENATE(&quot;; Output &quot;;['Base 3 Levels'.F22])" office:value-type="string" office:string-value="; Output 20">
            <text:p>; Output 20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5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Base 3 Levels'.B54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[.D14]" office:value-type="string" office:string-value="(54 - STEPS_TO_UPDATE_TIMER), ">
            <text:p>(54 - STEPS_TO_UPDATE_TIMER), </text:p>
          </table:table-cell>
          <table:table-cell table:style-name="ce20" table:formula="of:=[.E14]" office:value-type="string" office:string-value="(29 - STEPS_TO_UPDATE_TIMER), ">
            <text:p>(29 - STEPS_TO_UPDATE_TIMER), </text:p>
          </table:table-cell>
          <table:table-cell table:formula="of:=CONCATENATE(&quot;; Output &quot;;['Base 3 Levels'.F23])" office:value-type="string" office:string-value="; Output 21">
            <text:p>; Output 21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6];&quot;), &quot;)" office:value-type="string" office:string-value="(  0   | PIN_3 | PIN_1), ">
            <text:p>( <text:s/>0 <text:s text:c="2"/>| PIN_3 | PIN_1), </text:p>
          </table:table-cell>
          <table:table-cell table:style-name="ce20" table:formula="of:=CONCATENATE(&quot;(&quot;;['Base 3 Levels'.B55];&quot;), &quot;)" office:value-type="string" office:string-value="(PIN_9 |   0   |   0  ), ">
            <text:p>(PIN_9 | <text:s text:c="2"/>0 <text:s text:c="2"/>| <text:s text:c="2"/>0 <text:s/>), </text:p>
          </table:table-cell>
          <table:table-cell table:style-name="ce20" table:formula="of:=[.D13]" office:value-type="string" office:string-value="(60 - STEPS_TO_UPDATE_TIMER), ">
            <text:p>(60 - STEPS_TO_UPDATE_TIMER), </text:p>
          </table:table-cell>
          <table:table-cell table:style-name="ce20" table:formula="of:=[.E13]" office:value-type="string" office:string-value="(33 - STEPS_TO_UPDATE_TIMER), ">
            <text:p>(33 - STEPS_TO_UPDATE_TIMER), </text:p>
          </table:table-cell>
          <table:table-cell table:formula="of:=CONCATENATE(&quot;; Output &quot;;['Base 3 Levels'.F24])" office:value-type="string" office:string-value="; Output 22">
            <text:p>; Output 22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7];&quot;), &quot;)" office:value-type="string" office:string-value="(  0   | PIN_3 |   0  ), ">
            <text:p>( <text:s/>0 <text:s text:c="2"/>| PIN_3 | <text:s text:c="2"/>0 <text:s/>), </text:p>
          </table:table-cell>
          <table:table-cell table:style-name="ce20" table:formula="of:=CONCATENATE(&quot;(&quot;;['Base 3 Levels'.B56];&quot;), &quot;)" office:value-type="string" office:string-value="(PIN_9 |   0   | PIN_1), ">
            <text:p>(PIN_9 | <text:s text:c="2"/>0 <text:s text:c="2"/>| PIN_1), </text:p>
          </table:table-cell>
          <table:table-cell table:style-name="ce20" table:formula="of:=[.D12]" office:value-type="string" office:string-value="(70 - STEPS_TO_UPDATE_TIMER), ">
            <text:p>(70 - STEPS_TO_UPDATE_TIMER), </text:p>
          </table:table-cell>
          <table:table-cell table:style-name="ce20" table:formula="of:=[.E12]" office:value-type="string" office:string-value="(38 - STEPS_TO_UPDATE_TIMER), ">
            <text:p>(38 - STEPS_TO_UPDATE_TIMER), </text:p>
          </table:table-cell>
          <table:table-cell table:formula="of:=CONCATENATE(&quot;; Output &quot;;['Base 3 Levels'.F25])" office:value-type="string" office:string-value="; Output 23">
            <text:p>; Output 23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style-name="ce20" table:formula="of:=CONCATENATE(&quot;(&quot;;['Base 3 Levels'.B28];&quot;), &quot;)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20" table:formula="of:=CONCATENATE(&quot;(&quot;;['Base 3 Levels'.B57];&quot;), &quot;)" office:value-type="string" office:string-value="(PIN_9 | PIN_3 |   0  ), ">
            <text:p>(PIN_9 | PIN_3 | <text:s text:c="2"/>0 <text:s/>), </text:p>
          </table:table-cell>
          <table:table-cell table:style-name="ce20" table:formula="of:=[.D11]" office:value-type="string" office:string-value="(89 - STEPS_TO_UPDATE_TIMER), ">
            <text:p>(89 - STEPS_TO_UPDATE_TIMER), </text:p>
          </table:table-cell>
          <table:table-cell table:style-name="ce20" table:formula="of:=[.E11]" office:value-type="string" office:string-value="(48 - STEPS_TO_UPDATE_TIMER), ">
            <text:p>(48 - STEPS_TO_UPDATE_TIMER), </text:p>
          </table:table-cell>
          <table:table-cell table:formula="of:=CONCATENATE(&quot;; Output &quot;;['Base 3 Levels'.F26])" office:value-type="string" office:string-value="; Output 24">
            <text:p>; Output 24</text:p>
          </table:table-cell>
        </table:table-row>
        <table:table-row table:style-name="ro1">
          <table:table-cell office:value-type="string">
            <text:p><text:s text:c="6"/>db</text:p>
          </table:table-cell>
          <table:table-cell table:formula="of:=CONCATENATE(&quot;(&quot;;['Base 3 Levels'.B29];&quot;), &quot;)" office:value-type="string" office:string-value="(  0   |   0   | PIN_1), ">
            <text:p>( <text:s/>0 <text:s text:c="2"/>| <text:s text:c="2"/>0 <text:s text:c="2"/>| PIN_1), </text:p>
          </table:table-cell>
          <table:table-cell table:formula="of:=CONCATENATE(&quot;(&quot;;['Base 3 Levels'.B58];&quot;), &quot;)" office:value-type="string" office:string-value="(PIN_9 | PIN_3 |   0  ), ">
            <text:p>(PIN_9 | PIN_3 | <text:s text:c="2"/>0 <text:s/>), </text:p>
          </table:table-cell>
          <table:table-cell table:formula="of:=[.D10]" office:value-type="string" office:string-value="(209 - STEPS_TO_UPDATE_TIMER), ">
            <text:p>(209 - STEPS_TO_UPDATE_TIMER), </text:p>
          </table:table-cell>
          <table:table-cell table:formula="of:=[.E10]" office:value-type="string" office:string-value="(114 - STEPS_TO_UPDATE_TIMER), ">
            <text:p>(114 - STEPS_TO_UPDATE_TIMER), </text:p>
          </table:table-cell>
          <table:table-cell table:formula="of:=CONCATENATE(&quot;; Output &quot;;['Base 3 Levels'.F27])" office:value-type="string" office:string-value="; Output 25">
            <text:p>; Output 25</text:p>
          </table:table-cell>
        </table:table-row>
        <table:table-row table:style-name="ro1">
          <table:table-cell table:formula="of:=[.A35]" office:value-type="string" office:string-value="      db">
            <text:p><text:s text:c="6"/>db</text:p>
          </table:table-cell>
          <table:table-cell table:formula="of:=[.B35]" office:value-type="string" office:string-value="(  0   |   0   | PIN_1), ">
            <text:p>( <text:s/>0 <text:s text:c="2"/>| <text:s text:c="2"/>0 <text:s text:c="2"/>| PIN_1), </text:p>
          </table:table-cell>
          <table:table-cell table:formula="of:=[.C35]" office:value-type="string" office:string-value="(PIN_9 | PIN_3 |   0  ), ">
            <text:p>(PIN_9 | PIN_3 | <text:s text:c="2"/>0 <text:s/>), </text:p>
          </table:table-cell>
          <table:table-cell table:formula="of:=[.D35]" office:value-type="string" office:string-value="(209 - STEPS_TO_UPDATE_TIMER), ">
            <text:p>(209 - STEPS_TO_UPDATE_TIMER), </text:p>
          </table:table-cell>
          <table:table-cell table:formula="of:=[.E35]" office:value-type="string" office:string-value="(114 - STEPS_TO_UPDATE_TIMER), ">
            <text:p>(114 - STEPS_TO_UPDATE_TIMER), </text:p>
          </table:table-cell>
          <table:table-cell table:formula="of:=[.F35]" office:value-type="string" office:string-value="; Output 25">
            <text:p>; Output 25</text:p>
          </table:table-cell>
        </table:table-row>
        <table:table-row table:style-name="ro1">
          <table:table-cell table:formula="of:=[.A34]" office:value-type="string" office:string-value="      db">
            <text:p><text:s text:c="6"/>db</text:p>
          </table:table-cell>
          <table:table-cell table:formula="of:=[.B34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34]" office:value-type="string" office:string-value="(PIN_9 | PIN_3 |   0  ), ">
            <text:p>(PIN_9 | PIN_3 | <text:s text:c="2"/>0 <text:s/>), </text:p>
          </table:table-cell>
          <table:table-cell table:formula="of:=[.D34]" office:value-type="string" office:string-value="(89 - STEPS_TO_UPDATE_TIMER), ">
            <text:p>(89 - STEPS_TO_UPDATE_TIMER), </text:p>
          </table:table-cell>
          <table:table-cell table:formula="of:=[.E34]" office:value-type="string" office:string-value="(48 - STEPS_TO_UPDATE_TIMER), ">
            <text:p>(48 - STEPS_TO_UPDATE_TIMER), </text:p>
          </table:table-cell>
          <table:table-cell table:formula="of:=[.F34]" office:value-type="string" office:string-value="; Output 24">
            <text:p>; Output 24</text:p>
          </table:table-cell>
        </table:table-row>
        <table:table-row table:style-name="ro1">
          <table:table-cell table:formula="of:=[.A33]" office:value-type="string" office:string-value="      db">
            <text:p><text:s text:c="6"/>db</text:p>
          </table:table-cell>
          <table:table-cell table:formula="of:=[.B33]" office:value-type="string" office:string-value="(  0   | PIN_3 |   0  ), ">
            <text:p>( <text:s/>0 <text:s text:c="2"/>| PIN_3 | <text:s text:c="2"/>0 <text:s/>), </text:p>
          </table:table-cell>
          <table:table-cell table:formula="of:=[.C33]" office:value-type="string" office:string-value="(PIN_9 |   0   | PIN_1), ">
            <text:p>(PIN_9 | <text:s text:c="2"/>0 <text:s text:c="2"/>| PIN_1), </text:p>
          </table:table-cell>
          <table:table-cell table:formula="of:=[.D33]" office:value-type="string" office:string-value="(70 - STEPS_TO_UPDATE_TIMER), ">
            <text:p>(70 - STEPS_TO_UPDATE_TIMER), </text:p>
          </table:table-cell>
          <table:table-cell table:formula="of:=[.E33]" office:value-type="string" office:string-value="(38 - STEPS_TO_UPDATE_TIMER), ">
            <text:p>(38 - STEPS_TO_UPDATE_TIMER), </text:p>
          </table:table-cell>
          <table:table-cell table:formula="of:=[.F33]" office:value-type="string" office:string-value="; Output 23">
            <text:p>; Output 23</text:p>
          </table:table-cell>
        </table:table-row>
        <table:table-row table:style-name="ro1">
          <table:table-cell table:formula="of:=[.A32]" office:value-type="string" office:string-value="      db">
            <text:p><text:s text:c="6"/>db</text:p>
          </table:table-cell>
          <table:table-cell table:formula="of:=[.B32]" office:value-type="string" office:string-value="(  0   | PIN_3 | PIN_1), ">
            <text:p>( <text:s/>0 <text:s text:c="2"/>| PIN_3 | PIN_1), </text:p>
          </table:table-cell>
          <table:table-cell table:formula="of:=[.C32]" office:value-type="string" office:string-value="(PIN_9 |   0   |   0  ), ">
            <text:p>(PIN_9 | <text:s text:c="2"/>0 <text:s text:c="2"/>| <text:s text:c="2"/>0 <text:s/>), </text:p>
          </table:table-cell>
          <table:table-cell table:formula="of:=[.D32]" office:value-type="string" office:string-value="(60 - STEPS_TO_UPDATE_TIMER), ">
            <text:p>(60 - STEPS_TO_UPDATE_TIMER), </text:p>
          </table:table-cell>
          <table:table-cell table:formula="of:=[.E32]" office:value-type="string" office:string-value="(33 - STEPS_TO_UPDATE_TIMER), ">
            <text:p>(33 - STEPS_TO_UPDATE_TIMER), </text:p>
          </table:table-cell>
          <table:table-cell table:formula="of:=[.F32]" office:value-type="string" office:string-value="; Output 22">
            <text:p>; Output 22</text:p>
          </table:table-cell>
        </table:table-row>
        <table:table-row table:style-name="ro1">
          <table:table-cell table:formula="of:=[.A31]" office:value-type="string" office:string-value="      db">
            <text:p><text:s text:c="6"/>db</text:p>
          </table:table-cell>
          <table:table-cell table:formula="of:=[.B31]" office:value-type="string" office:string-value="(  0   | PIN_3 |   0  ), ">
            <text:p>( <text:s/>0 <text:s text:c="2"/>| PIN_3 | <text:s text:c="2"/>0 <text:s/>), </text:p>
          </table:table-cell>
          <table:table-cell table:formula="of:=[.C31]" office:value-type="string" office:string-value="(PIN_9 |   0   |   0  ), ">
            <text:p>(PIN_9 | <text:s text:c="2"/>0 <text:s text:c="2"/>| <text:s text:c="2"/>0 <text:s/>), </text:p>
          </table:table-cell>
          <table:table-cell table:formula="of:=[.D31]" office:value-type="string" office:string-value="(54 - STEPS_TO_UPDATE_TIMER), ">
            <text:p>(54 - STEPS_TO_UPDATE_TIMER), </text:p>
          </table:table-cell>
          <table:table-cell table:formula="of:=[.E31]" office:value-type="string" office:string-value="(29 - STEPS_TO_UPDATE_TIMER), ">
            <text:p>(29 - STEPS_TO_UPDATE_TIMER), </text:p>
          </table:table-cell>
          <table:table-cell table:formula="of:=[.F31]" office:value-type="string" office:string-value="; Output 21">
            <text:p>; Output 21</text:p>
          </table:table-cell>
        </table:table-row>
        <table:table-row table:style-name="ro1">
          <table:table-cell table:formula="of:=[.A30]" office:value-type="string" office:string-value="      db">
            <text:p><text:s text:c="6"/>db</text:p>
          </table:table-cell>
          <table:table-cell table:formula="of:=[.B30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30]" office:value-type="string" office:string-value="(PIN_9 |   0   | PIN_1), ">
            <text:p>(PIN_9 | <text:s text:c="2"/>0 <text:s text:c="2"/>| PIN_1), </text:p>
          </table:table-cell>
          <table:table-cell table:formula="of:=[.D30]" office:value-type="string" office:string-value="(50 - STEPS_TO_UPDATE_TIMER), ">
            <text:p>(50 - STEPS_TO_UPDATE_TIMER), </text:p>
          </table:table-cell>
          <table:table-cell table:formula="of:=[.E30]" office:value-type="string" office:string-value="(27 - STEPS_TO_UPDATE_TIMER), ">
            <text:p>(27 - STEPS_TO_UPDATE_TIMER), </text:p>
          </table:table-cell>
          <table:table-cell table:formula="of:=[.F30]" office:value-type="string" office:string-value="; Output 20">
            <text:p>; Output 20</text:p>
          </table:table-cell>
        </table:table-row>
        <table:table-row table:style-name="ro1">
          <table:table-cell table:formula="of:=[.A29]" office:value-type="string" office:string-value="      db">
            <text:p><text:s text:c="6"/>db</text:p>
          </table:table-cell>
          <table:table-cell table:formula="of:=[.B29]" office:value-type="string" office:string-value="(  0   |   0   | PIN_1), ">
            <text:p>( <text:s/>0 <text:s text:c="2"/>| <text:s text:c="2"/>0 <text:s text:c="2"/>| PIN_1), </text:p>
          </table:table-cell>
          <table:table-cell table:formula="of:=[.C29]" office:value-type="string" office:string-value="(PIN_9 |   0   |   0  ), ">
            <text:p>(PIN_9 | <text:s text:c="2"/>0 <text:s text:c="2"/>| <text:s text:c="2"/>0 <text:s/>), </text:p>
          </table:table-cell>
          <table:table-cell table:formula="of:=[.D29]" office:value-type="string" office:string-value="(47 - STEPS_TO_UPDATE_TIMER), ">
            <text:p>(47 - STEPS_TO_UPDATE_TIMER), </text:p>
          </table:table-cell>
          <table:table-cell table:formula="of:=[.E29]" office:value-type="string" office:string-value="(26 - STEPS_TO_UPDATE_TIMER), ">
            <text:p>(26 - STEPS_TO_UPDATE_TIMER), </text:p>
          </table:table-cell>
          <table:table-cell table:formula="of:=[.F29]" office:value-type="string" office:string-value="; Output 19">
            <text:p>; Output 19</text:p>
          </table:table-cell>
        </table:table-row>
        <table:table-row table:style-name="ro1">
          <table:table-cell table:formula="of:=[.A28]" office:value-type="string" office:string-value="      db">
            <text:p><text:s text:c="6"/>db</text:p>
          </table:table-cell>
          <table:table-cell table:formula="of:=[.B28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28]" office:value-type="string" office:string-value="(PIN_9 |   0   |   0  ), ">
            <text:p>(PIN_9 | <text:s text:c="2"/>0 <text:s text:c="2"/>| <text:s text:c="2"/>0 <text:s/>), </text:p>
          </table:table-cell>
          <table:table-cell table:formula="of:=[.D28]" office:value-type="string" office:string-value="(45 - STEPS_TO_UPDATE_TIMER), ">
            <text:p>(45 - STEPS_TO_UPDATE_TIMER), </text:p>
          </table:table-cell>
          <table:table-cell table:formula="of:=[.E28]" office:value-type="string" office:string-value="(25 - STEPS_TO_UPDATE_TIMER), ">
            <text:p>(25 - STEPS_TO_UPDATE_TIMER), </text:p>
          </table:table-cell>
          <table:table-cell table:formula="of:=[.F28]" office:value-type="string" office:string-value="; Output 18">
            <text:p>; Output 18</text:p>
          </table:table-cell>
        </table:table-row>
        <table:table-row table:style-name="ro1">
          <table:table-cell table:formula="of:=[.A27]" office:value-type="string" office:string-value="      db">
            <text:p><text:s text:c="6"/>db</text:p>
          </table:table-cell>
          <table:table-cell table:formula="of:=[.B27]" office:value-type="string" office:string-value="(PIN_9 |   0   |   0  ), ">
            <text:p>(PIN_9 | <text:s text:c="2"/>0 <text:s text:c="2"/>| <text:s text:c="2"/>0 <text:s/>), </text:p>
          </table:table-cell>
          <table:table-cell table:formula="of:=[.C27]" office:value-type="string" office:string-value="(  0   | PIN_3 | PIN_1), ">
            <text:p>( <text:s/>0 <text:s text:c="2"/>| PIN_3 | PIN_1), </text:p>
          </table:table-cell>
          <table:table-cell table:formula="of:=[.D27]" office:value-type="string" office:string-value="(44 - STEPS_TO_UPDATE_TIMER), ">
            <text:p>(44 - STEPS_TO_UPDATE_TIMER), </text:p>
          </table:table-cell>
          <table:table-cell table:formula="of:=[.E27]" office:value-type="string" office:string-value="(24 - STEPS_TO_UPDATE_TIMER), ">
            <text:p>(24 - STEPS_TO_UPDATE_TIMER), </text:p>
          </table:table-cell>
          <table:table-cell table:formula="of:=[.F27]" office:value-type="string" office:string-value="; Output 17">
            <text:p>; Output 17</text:p>
          </table:table-cell>
        </table:table-row>
        <table:table-row table:style-name="ro1">
          <table:table-cell table:formula="of:=[.A26]" office:value-type="string" office:string-value="      db">
            <text:p><text:s text:c="6"/>db</text:p>
          </table:table-cell>
          <table:table-cell table:formula="of:=[.B26]" office:value-type="string" office:string-value="(PIN_9 |   0   | PIN_1), ">
            <text:p>(PIN_9 | <text:s text:c="2"/>0 <text:s text:c="2"/>| PIN_1), </text:p>
          </table:table-cell>
          <table:table-cell table:formula="of:=[.C26]" office:value-type="string" office:string-value="(  0   | PIN_3 |   0  ), ">
            <text:p>( <text:s/>0 <text:s text:c="2"/>| PIN_3 | <text:s text:c="2"/>0 <text:s/>), </text:p>
          </table:table-cell>
          <table:table-cell table:formula="of:=[.D26]" office:value-type="string" office:string-value="(42 - STEPS_TO_UPDATE_TIMER), ">
            <text:p>(42 - STEPS_TO_UPDATE_TIMER), </text:p>
          </table:table-cell>
          <table:table-cell table:formula="of:=[.E26]" office:value-type="string" office:string-value="(23 - STEPS_TO_UPDATE_TIMER), ">
            <text:p>(23 - STEPS_TO_UPDATE_TIMER), </text:p>
          </table:table-cell>
          <table:table-cell table:formula="of:=[.F26]" office:value-type="string" office:string-value="; Output 16">
            <text:p>; Output 16</text:p>
          </table:table-cell>
        </table:table-row>
        <table:table-row table:style-name="ro1">
          <table:table-cell table:formula="of:=[.A25]" office:value-type="string" office:string-value="      db">
            <text:p><text:s text:c="6"/>db</text:p>
          </table:table-cell>
          <table:table-cell table:formula="of:=[.B25]" office:value-type="string" office:string-value="(PIN_9 |   0   |   0  ), ">
            <text:p>(PIN_9 | <text:s text:c="2"/>0 <text:s text:c="2"/>| <text:s text:c="2"/>0 <text:s/>), </text:p>
          </table:table-cell>
          <table:table-cell table:formula="of:=[.C25]" office:value-type="string" office:string-value="(  0   | PIN_3 |   0  ), ">
            <text:p>( <text:s/>0 <text:s text:c="2"/>| PIN_3 | <text:s text:c="2"/>0 <text:s/>), </text:p>
          </table:table-cell>
          <table:table-cell table:formula="of:=[.D25]" office:value-type="string" office:string-value="(42 - STEPS_TO_UPDATE_TIMER), ">
            <text:p>(42 - STEPS_TO_UPDATE_TIMER), </text:p>
          </table:table-cell>
          <table:table-cell table:formula="of:=[.E25]" office:value-type="string" office:string-value="(23 - STEPS_TO_UPDATE_TIMER), ">
            <text:p>(23 - STEPS_TO_UPDATE_TIMER), </text:p>
          </table:table-cell>
          <table:table-cell table:formula="of:=[.F25]" office:value-type="string" office:string-value="; Output 15">
            <text:p>; Output 15</text:p>
          </table:table-cell>
        </table:table-row>
        <table:table-row table:style-name="ro1">
          <table:table-cell table:formula="of:=[.A24]" office:value-type="string" office:string-value="      db">
            <text:p><text:s text:c="6"/>db</text:p>
          </table:table-cell>
          <table:table-cell table:formula="of:=[.B24]" office:value-type="string" office:string-value="(PIN_9 | PIN_3 |   0  ), ">
            <text:p>(PIN_9 | PIN_3 | <text:s text:c="2"/>0 <text:s/>), </text:p>
          </table:table-cell>
          <table:table-cell table:formula="of:=[.C24]" office:value-type="string" office:string-value="(  0   |   0   | PIN_1), ">
            <text:p>( <text:s/>0 <text:s text:c="2"/>| <text:s text:c="2"/>0 <text:s text:c="2"/>| PIN_1), </text:p>
          </table:table-cell>
          <table:table-cell table:formula="of:=[.D24]" office:value-type="string" office:string-value="(41 - STEPS_TO_UPDATE_TIMER), ">
            <text:p>(41 - STEPS_TO_UPDATE_TIMER), </text:p>
          </table:table-cell>
          <table:table-cell table:formula="of:=[.E24]" office:value-type="string" office:string-value="(22 - STEPS_TO_UPDATE_TIMER), ">
            <text:p>(22 - STEPS_TO_UPDATE_TIMER), </text:p>
          </table:table-cell>
          <table:table-cell table:formula="of:=[.F24]" office:value-type="string" office:string-value="; Output 14">
            <text:p>; Output 14</text:p>
          </table:table-cell>
        </table:table-row>
        <table:table-row table:style-name="ro1">
          <table:table-cell table:formula="of:=[.A23]" office:value-type="string" office:string-value="      db">
            <text:p><text:s text:c="6"/>db</text:p>
          </table:table-cell>
          <table:table-cell table:formula="of:=[.B23]" office:value-type="string" office:string-value="(PIN_9 | PIN_3 | PIN_1), ">
            <text:p>(PIN_9 | PIN_3 | PIN_1), </text:p>
          </table:table-cell>
          <table:table-cell table:formula="of:=[.C23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23]" office:value-type="string" office:string-value="(41 - STEPS_TO_UPDATE_TIMER), ">
            <text:p>(41 - STEPS_TO_UPDATE_TIMER), </text:p>
          </table:table-cell>
          <table:table-cell table:formula="of:=[.E23]" office:value-type="string" office:string-value="(22 - STEPS_TO_UPDATE_TIMER), ">
            <text:p>(22 - STEPS_TO_UPDATE_TIMER), </text:p>
          </table:table-cell>
          <table:table-cell table:formula="of:=[.F23]" office:value-type="string" office:string-value="; Output 13">
            <text:p>; Output 13</text:p>
          </table:table-cell>
        </table:table-row>
        <table:table-row table:style-name="ro1">
          <table:table-cell table:formula="of:=[.A22]" office:value-type="string" office:string-value="      db">
            <text:p><text:s text:c="6"/>db</text:p>
          </table:table-cell>
          <table:table-cell table:formula="of:=[.B22]" office:value-type="string" office:string-value="(PIN_9 | PIN_3 |   0  ), ">
            <text:p>(PIN_9 | PIN_3 | <text:s text:c="2"/>0 <text:s/>), </text:p>
          </table:table-cell>
          <table:table-cell table:formula="of:=[.C22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22]" office:value-type="string" office:string-value="(41 - STEPS_TO_UPDATE_TIMER), ">
            <text:p>(41 - STEPS_TO_UPDATE_TIMER), </text:p>
          </table:table-cell>
          <table:table-cell table:formula="of:=[.E22]" office:value-type="string" office:string-value="(22 - STEPS_TO_UPDATE_TIMER), ">
            <text:p>(22 - STEPS_TO_UPDATE_TIMER), </text:p>
          </table:table-cell>
          <table:table-cell table:formula="of:=[.F22]" office:value-type="string" office:string-value="; Output 12">
            <text:p>; Output 12</text:p>
          </table:table-cell>
        </table:table-row>
        <table:table-row table:style-name="ro1">
          <table:table-cell table:formula="of:=[.A21]" office:value-type="string" office:string-value="      db">
            <text:p><text:s text:c="6"/>db</text:p>
          </table:table-cell>
          <table:table-cell table:formula="of:=[.B21]" office:value-type="string" office:string-value="(PIN_9 |   0   |   0  ), ">
            <text:p>(PIN_9 | <text:s text:c="2"/>0 <text:s text:c="2"/>| <text:s text:c="2"/>0 <text:s/>), </text:p>
          </table:table-cell>
          <table:table-cell table:formula="of:=[.C21]" office:value-type="string" office:string-value="(  0   |   0   | PIN_1), ">
            <text:p>( <text:s/>0 <text:s text:c="2"/>| <text:s text:c="2"/>0 <text:s text:c="2"/>| PIN_1), </text:p>
          </table:table-cell>
          <table:table-cell table:formula="of:=[.D21]" office:value-type="string" office:string-value="(41 - STEPS_TO_UPDATE_TIMER), ">
            <text:p>(41 - STEPS_TO_UPDATE_TIMER), </text:p>
          </table:table-cell>
          <table:table-cell table:formula="of:=[.E21]" office:value-type="string" office:string-value="(22 - STEPS_TO_UPDATE_TIMER), ">
            <text:p>(22 - STEPS_TO_UPDATE_TIMER), </text:p>
          </table:table-cell>
          <table:table-cell table:formula="of:=[.F21]" office:value-type="string" office:string-value="; Output 11">
            <text:p>; Output 11</text:p>
          </table:table-cell>
        </table:table-row>
        <table:table-row table:style-name="ro1">
          <table:table-cell table:formula="of:=[.A20]" office:value-type="string" office:string-value="      db">
            <text:p><text:s text:c="6"/>db</text:p>
          </table:table-cell>
          <table:table-cell table:formula="of:=[.B20]" office:value-type="string" office:string-value="(PIN_9 |   0   | PIN_1), ">
            <text:p>(PIN_9 | <text:s text:c="2"/>0 <text:s text:c="2"/>| PIN_1), </text:p>
          </table:table-cell>
          <table:table-cell table:formula="of:=[.C20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20]" office:value-type="string" office:string-value="(42 - STEPS_TO_UPDATE_TIMER), ">
            <text:p>(42 - STEPS_TO_UPDATE_TIMER), </text:p>
          </table:table-cell>
          <table:table-cell table:formula="of:=[.E20]" office:value-type="string" office:string-value="(23 - STEPS_TO_UPDATE_TIMER), ">
            <text:p>(23 - STEPS_TO_UPDATE_TIMER), </text:p>
          </table:table-cell>
          <table:table-cell table:formula="of:=[.F20]" office:value-type="string" office:string-value="; Output 10">
            <text:p>; Output 10</text:p>
          </table:table-cell>
        </table:table-row>
        <table:table-row table:style-name="ro1">
          <table:table-cell table:formula="of:=[.A19]" office:value-type="string" office:string-value="      db">
            <text:p><text:s text:c="6"/>db</text:p>
          </table:table-cell>
          <table:table-cell table:formula="of:=[.B19]" office:value-type="string" office:string-value="(PIN_9 |   0   |   0  ), ">
            <text:p>(PIN_9 | <text:s text:c="2"/>0 <text:s text:c="2"/>| <text:s text:c="2"/>0 <text:s/>), </text:p>
          </table:table-cell>
          <table:table-cell table:formula="of:=[.C19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19]" office:value-type="string" office:string-value="(42 - STEPS_TO_UPDATE_TIMER), ">
            <text:p>(42 - STEPS_TO_UPDATE_TIMER), </text:p>
          </table:table-cell>
          <table:table-cell table:formula="of:=[.E19]" office:value-type="string" office:string-value="(23 - STEPS_TO_UPDATE_TIMER), ">
            <text:p>(23 - STEPS_TO_UPDATE_TIMER), </text:p>
          </table:table-cell>
          <table:table-cell table:formula="of:=[.F19]" office:value-type="string" office:string-value="; Output 9">
            <text:p>; Output 9</text:p>
          </table:table-cell>
        </table:table-row>
        <table:table-row table:style-name="ro1">
          <table:table-cell table:formula="of:=[.A18]" office:value-type="string" office:string-value="      db">
            <text:p><text:s text:c="6"/>db</text:p>
          </table:table-cell>
          <table:table-cell table:formula="of:=[.B18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18]" office:value-type="string" office:string-value="(  0   | PIN_3 | PIN_1), ">
            <text:p>( <text:s/>0 <text:s text:c="2"/>| PIN_3 | PIN_1), </text:p>
          </table:table-cell>
          <table:table-cell table:formula="of:=[.D18]" office:value-type="string" office:string-value="(44 - STEPS_TO_UPDATE_TIMER), ">
            <text:p>(44 - STEPS_TO_UPDATE_TIMER), </text:p>
          </table:table-cell>
          <table:table-cell table:formula="of:=[.E18]" office:value-type="string" office:string-value="(24 - STEPS_TO_UPDATE_TIMER), ">
            <text:p>(24 - STEPS_TO_UPDATE_TIMER), </text:p>
          </table:table-cell>
          <table:table-cell table:formula="of:=[.F18]" office:value-type="string" office:string-value="; Output 8">
            <text:p>; Output 8</text:p>
          </table:table-cell>
        </table:table-row>
        <table:table-row table:style-name="ro1">
          <table:table-cell table:formula="of:=[.A17]" office:value-type="string" office:string-value="      db">
            <text:p><text:s text:c="6"/>db</text:p>
          </table:table-cell>
          <table:table-cell table:formula="of:=[.B17]" office:value-type="string" office:string-value="(  0   |   0   | PIN_1), ">
            <text:p>( <text:s/>0 <text:s text:c="2"/>| <text:s text:c="2"/>0 <text:s text:c="2"/>| PIN_1), </text:p>
          </table:table-cell>
          <table:table-cell table:formula="of:=[.C17]" office:value-type="string" office:string-value="(  0   | PIN_3 |   0  ), ">
            <text:p>( <text:s/>0 <text:s text:c="2"/>| PIN_3 | <text:s text:c="2"/>0 <text:s/>), </text:p>
          </table:table-cell>
          <table:table-cell table:formula="of:=[.D17]" office:value-type="string" office:string-value="(45 - STEPS_TO_UPDATE_TIMER), ">
            <text:p>(45 - STEPS_TO_UPDATE_TIMER), </text:p>
          </table:table-cell>
          <table:table-cell table:formula="of:=[.E17]" office:value-type="string" office:string-value="(25 - STEPS_TO_UPDATE_TIMER), ">
            <text:p>(25 - STEPS_TO_UPDATE_TIMER), </text:p>
          </table:table-cell>
          <table:table-cell table:formula="of:=[.F17]" office:value-type="string" office:string-value="; Output 7">
            <text:p>; Output 7</text:p>
          </table:table-cell>
        </table:table-row>
        <table:table-row table:style-name="ro1">
          <table:table-cell table:formula="of:=[.A16]" office:value-type="string" office:string-value="      db">
            <text:p><text:s text:c="6"/>db</text:p>
          </table:table-cell>
          <table:table-cell table:formula="of:=[.B16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16]" office:value-type="string" office:string-value="(  0   | PIN_3 |   0  ), ">
            <text:p>( <text:s/>0 <text:s text:c="2"/>| PIN_3 | <text:s text:c="2"/>0 <text:s/>), </text:p>
          </table:table-cell>
          <table:table-cell table:formula="of:=[.D16]" office:value-type="string" office:string-value="(47 - STEPS_TO_UPDATE_TIMER), ">
            <text:p>(47 - STEPS_TO_UPDATE_TIMER), </text:p>
          </table:table-cell>
          <table:table-cell table:formula="of:=[.E16]" office:value-type="string" office:string-value="(26 - STEPS_TO_UPDATE_TIMER), ">
            <text:p>(26 - STEPS_TO_UPDATE_TIMER), </text:p>
          </table:table-cell>
          <table:table-cell table:formula="of:=[.F16]" office:value-type="string" office:string-value="; Output 6">
            <text:p>; Output 6</text:p>
          </table:table-cell>
        </table:table-row>
        <table:table-row table:style-name="ro1">
          <table:table-cell table:formula="of:=[.A15]" office:value-type="string" office:string-value="      db">
            <text:p><text:s text:c="6"/>db</text:p>
          </table:table-cell>
          <table:table-cell table:formula="of:=[.B15]" office:value-type="string" office:string-value="(  0   | PIN_3 |   0  ), ">
            <text:p>( <text:s/>0 <text:s text:c="2"/>| PIN_3 | <text:s text:c="2"/>0 <text:s/>), </text:p>
          </table:table-cell>
          <table:table-cell table:formula="of:=[.C15]" office:value-type="string" office:string-value="(  0   |   0   | PIN_1), ">
            <text:p>( <text:s/>0 <text:s text:c="2"/>| <text:s text:c="2"/>0 <text:s text:c="2"/>| PIN_1), </text:p>
          </table:table-cell>
          <table:table-cell table:formula="of:=[.D15]" office:value-type="string" office:string-value="(50 - STEPS_TO_UPDATE_TIMER), ">
            <text:p>(50 - STEPS_TO_UPDATE_TIMER), </text:p>
          </table:table-cell>
          <table:table-cell table:formula="of:=[.E15]" office:value-type="string" office:string-value="(27 - STEPS_TO_UPDATE_TIMER), ">
            <text:p>(27 - STEPS_TO_UPDATE_TIMER), </text:p>
          </table:table-cell>
          <table:table-cell table:formula="of:=[.F15]" office:value-type="string" office:string-value="; Output 5">
            <text:p>; Output 5</text:p>
          </table:table-cell>
        </table:table-row>
        <table:table-row table:style-name="ro1">
          <table:table-cell table:formula="of:=[.A14]" office:value-type="string" office:string-value="      db">
            <text:p><text:s text:c="6"/>db</text:p>
          </table:table-cell>
          <table:table-cell table:formula="of:=[.B14]" office:value-type="string" office:string-value="(  0   | PIN_3 | PIN_1), ">
            <text:p>( <text:s/>0 <text:s text:c="2"/>| PIN_3 | PIN_1), </text:p>
          </table:table-cell>
          <table:table-cell table:formula="of:=[.C14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14]" office:value-type="string" office:string-value="(54 - STEPS_TO_UPDATE_TIMER), ">
            <text:p>(54 - STEPS_TO_UPDATE_TIMER), </text:p>
          </table:table-cell>
          <table:table-cell table:formula="of:=[.E14]" office:value-type="string" office:string-value="(29 - STEPS_TO_UPDATE_TIMER), ">
            <text:p>(29 - STEPS_TO_UPDATE_TIMER), </text:p>
          </table:table-cell>
          <table:table-cell table:formula="of:=[.F14]" office:value-type="string" office:string-value="; Output 4">
            <text:p>; Output 4</text:p>
          </table:table-cell>
        </table:table-row>
        <table:table-row table:style-name="ro1">
          <table:table-cell table:formula="of:=[.A13]" office:value-type="string" office:string-value="      db">
            <text:p><text:s text:c="6"/>db</text:p>
          </table:table-cell>
          <table:table-cell table:formula="of:=[.B13]" office:value-type="string" office:string-value="(  0   | PIN_3 |   0  ), ">
            <text:p>( <text:s/>0 <text:s text:c="2"/>| PIN_3 | <text:s text:c="2"/>0 <text:s/>), </text:p>
          </table:table-cell>
          <table:table-cell table:formula="of:=[.C13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13]" office:value-type="string" office:string-value="(60 - STEPS_TO_UPDATE_TIMER), ">
            <text:p>(60 - STEPS_TO_UPDATE_TIMER), </text:p>
          </table:table-cell>
          <table:table-cell table:formula="of:=[.E13]" office:value-type="string" office:string-value="(33 - STEPS_TO_UPDATE_TIMER), ">
            <text:p>(33 - STEPS_TO_UPDATE_TIMER), </text:p>
          </table:table-cell>
          <table:table-cell table:formula="of:=[.F13]" office:value-type="string" office:string-value="; Output 3">
            <text:p>; Output 3</text:p>
          </table:table-cell>
        </table:table-row>
        <table:table-row table:style-name="ro1">
          <table:table-cell table:formula="of:=[.A12]" office:value-type="string" office:string-value="      db">
            <text:p><text:s text:c="6"/>db</text:p>
          </table:table-cell>
          <table:table-cell table:formula="of:=[.B12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C12]" office:value-type="string" office:string-value="(  0   |   0   | PIN_1), ">
            <text:p>( <text:s/>0 <text:s text:c="2"/>| <text:s text:c="2"/>0 <text:s text:c="2"/>| PIN_1), </text:p>
          </table:table-cell>
          <table:table-cell table:formula="of:=[.D12]" office:value-type="string" office:string-value="(70 - STEPS_TO_UPDATE_TIMER), ">
            <text:p>(70 - STEPS_TO_UPDATE_TIMER), </text:p>
          </table:table-cell>
          <table:table-cell table:formula="of:=[.E12]" office:value-type="string" office:string-value="(38 - STEPS_TO_UPDATE_TIMER), ">
            <text:p>(38 - STEPS_TO_UPDATE_TIMER), </text:p>
          </table:table-cell>
          <table:table-cell table:formula="of:=[.F12]" office:value-type="string" office:string-value="; Output 2">
            <text:p>; Output 2</text:p>
          </table:table-cell>
        </table:table-row>
        <table:table-row table:style-name="ro1">
          <table:table-cell table:formula="of:=[.A11]" office:value-type="string" office:string-value="      db">
            <text:p><text:s text:c="6"/>db</text:p>
          </table:table-cell>
          <table:table-cell table:formula="of:=[.B11]" office:value-type="string" office:string-value="(  0   |   0   | PIN_1), ">
            <text:p>( <text:s/>0 <text:s text:c="2"/>| <text:s text:c="2"/>0 <text:s text:c="2"/>| PIN_1), </text:p>
          </table:table-cell>
          <table:table-cell table:formula="of:=[.C11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formula="of:=[.D11]" office:value-type="string" office:string-value="(89 - STEPS_TO_UPDATE_TIMER), ">
            <text:p>(89 - STEPS_TO_UPDATE_TIMER), </text:p>
          </table:table-cell>
          <table:table-cell table:formula="of:=[.E11]" office:value-type="string" office:string-value="(48 - STEPS_TO_UPDATE_TIMER), ">
            <text:p>(48 - STEPS_TO_UPDATE_TIMER), </text:p>
          </table:table-cell>
          <table:table-cell table:formula="of:=[.F11]" office:value-type="string" office:string-value="; Output 1">
            <text:p>; Output 1</text:p>
          </table:table-cell>
        </table:table-row>
        <table:table-row table:style-name="ro1">
          <table:table-cell table:style-name="ce18" table:formula="of:=[.A10]" office:value-type="string" office:string-value="      db">
            <text:p><text:s text:c="6"/>db</text:p>
          </table:table-cell>
          <table:table-cell table:style-name="ce31" table:formula="of:=[.B10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31" table:formula="of:=[.C10]" office:value-type="string" office:string-value="(  0   |   0   |   0  ), ">
            <text:p>( <text:s/>0 <text:s text:c="2"/>| <text:s text:c="2"/>0 <text:s text:c="2"/>| <text:s text:c="2"/>0 <text:s/>), </text:p>
          </table:table-cell>
          <table:table-cell table:style-name="ce31" table:formula="of:=[.D10]" office:value-type="string" office:string-value="(209 - STEPS_TO_UPDATE_TIMER), ">
            <text:p>(209 - STEPS_TO_UPDATE_TIMER), </text:p>
          </table:table-cell>
          <table:table-cell table:style-name="ce31" table:formula="of:=[.E10]" office:value-type="string" office:string-value="(114 - STEPS_TO_UPDATE_TIMER), ">
            <text:p>(114 - STEPS_TO_UPDATE_TIMER), </text:p>
          </table:table-cell>
          <table:table-cell table:style-name="ce34" table:formula="of:=[.F10]" office:value-type="string" office:string-value="; Output 0">
            <text:p>; Output 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>
            <text:p>Total bytes</text:p>
          </table:table-cell>
          <table:table-cell table:style-name="Default" table:formula="of:=4*2*26" office:value-type="float" office:value="208">
            <text:p>208</text:p>
          </table:table-cell>
          <table:table-cell table:style-name="Default" table:number-columns-repeated="4"/>
        </table:table-row>
      </table:table>
      <table:table table:name="Time Dimensio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3" table:default-cell-style-name="Default"/>
        <table:table-column table:style-name="co29" table:default-cell-style-name="ce41"/>
        <table:table-column table:style-name="co10" table:default-cell-style-name="ce44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35" office:value-type="string">
            <text:p>Output</text:p>
          </table:table-cell>
          <table:table-cell table:style-name="ce35" office:value-type="string">
            <text:p>Level</text:p>
          </table:table-cell>
          <table:table-cell table:style-name="ce35" office:value-type="string">
            <text:p>ArcSin</text:p>
          </table:table-cell>
          <table:table-cell table:style-name="ce35" office:value-type="string">
            <text:p>t (seconds)</text:p>
          </table:table-cell>
          <table:table-cell table:style-name="ce35" office:value-type="string">
            <text:p>t (TMR0)</text:p>
          </table:table-cell>
          <table:table-cell table:style-name="ce35" office:value-type="string">
            <text:p>Difference</text:p>
          </table:table-cell>
          <table:table-cell table:style-name="ce35" office:value-type="string">
            <text:p>Full rate</text:p>
          </table:table-cell>
          <table:table-cell/>
          <table:table-cell table:style-name="ce35" office:value-type="string">
            <text:p>Assembl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[.A2] -[.$D$38])/[.$D$38]" office:value-type="float" office:value="-1">
            <text:p>-1</text:p>
          </table:table-cell>
          <table:table-cell table:formula="of:=IF([.A2] &lt;= [.$D$38]; ASIN([.B2]); 0)" office:value-type="float" office:value="-1.5707963267949">
            <text:p>-1.5707963268</text:p>
          </table:table-cell>
          <table:table-cell table:formula="of:=[.C2]/[.$D$36]" office:value-type="float" office:value="-0.000208333333333333">
            <text:p>-0.0002083333</text:p>
          </table:table-cell>
          <table:table-cell table:formula="of:=[.D2]*[.$D$37]" office:value-type="float" office:value="-833.333333333333">
            <text:p>-833.3333333333</text:p>
          </table:table-cell>
          <table:table-cell table:number-columns-repeated="3"/>
          <table:table-cell table:style-name="ce40" table:formula="of:=CONCATENATE(&quot;WaveTable&quot;; TEXT([.D35] ;&quot;###.#&quot;);&quot;:&quot;)" office:value-type="string" office:string-value="WaveTable1200:">
            <text:p>WaveTable1200: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[.A3] -[.$D$38])/[.$D$38]" office:value-type="float" office:value="-0.923076923076923">
            <text:p>-0.9230769231</text:p>
          </table:table-cell>
          <table:table-cell table:formula="of:=IF([.A3] &lt;= [.$D$38]; ASIN([.B3]); 0)" office:value-type="float" office:value="-1.17600520709514">
            <text:p>-1.1760052071</text:p>
          </table:table-cell>
          <table:table-cell table:formula="of:=[.C3]/[.$D$36]" office:value-type="float" office:value="-0.000155972534842499">
            <text:p>-0.0001559725</text:p>
          </table:table-cell>
          <table:table-cell table:formula="of:=[.D3]*[.$D$37]" office:value-type="float" office:value="-623.890139369996">
            <text:p>-623.89013937</text:p>
          </table:table-cell>
          <table:table-cell table:formula="of:=[.E3]-[.E2]" office:value-type="float" office:value="209.443193963337">
            <text:p>209.4431939633</text:p>
          </table:table-cell>
          <table:table-cell table:formula="of:=ROUND([.F3];0)" office:value-type="float" office:value="209">
            <text:p>209</text:p>
          </table:table-cell>
          <table:table-cell/>
          <table:table-cell table:formula="of:=IF([.A3]&lt;=[.$D$38];&quot;    db&quot;;&quot;&quot;)" office:value-type="string" office:string-value="    db">
            <text:p><text:s text:c="4"/>db</text:p>
          </table:table-cell>
          <table:table-cell table:formula="of:=IF([.A3]&lt;=[.$D$38]; CONCATENATE(TEXT([.G3];&quot;#.#&quot;); &quot; - STEPS_TO_UPDATE_TIMER&quot;);&quot;&quot;)" office:value-type="string" office:string-value="209 - STEPS_TO_UPDATE_TIMER">
            <text:p>209 - STEPS_TO_UPDATE_TIMER</text:p>
          </table:table-cell>
          <table:table-cell table:style-name="ce35" table:formula="of:=IF([.A3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([.A4] -[.$D$38])/[.$D$38]" office:value-type="float" office:value="-0.846153846153846">
            <text:p>-0.8461538462</text:p>
          </table:table-cell>
          <table:table-cell table:formula="of:=IF([.A4] &lt;= [.$D$38]; ASIN([.B4]); 0)" office:value-type="float" office:value="-1.00872652378927">
            <text:p>-1.0087265238</text:p>
          </table:table-cell>
          <table:table-cell table:formula="of:=[.C4]/[.$D$36]" office:value-type="float" office:value="-0.000133786510407472">
            <text:p>-0.0001337865</text:p>
          </table:table-cell>
          <table:table-cell table:formula="of:=[.D4]*[.$D$37]" office:value-type="float" office:value="-535.146041629889">
            <text:p>-535.1460416299</text:p>
          </table:table-cell>
          <table:table-cell table:formula="of:=[.E4]-[.E3]" office:value-type="float" office:value="88.7440977401075">
            <text:p>88.7440977401</text:p>
          </table:table-cell>
          <table:table-cell table:formula="of:=ROUND([.F4];0)" office:value-type="float" office:value="89">
            <text:p>89</text:p>
          </table:table-cell>
          <table:table-cell/>
          <table:table-cell table:formula="of:=IF([.A4]&lt;=[.$D$38];&quot;    db&quot;;&quot;&quot;)" office:value-type="string" office:string-value="    db">
            <text:p><text:s text:c="4"/>db</text:p>
          </table:table-cell>
          <table:table-cell table:formula="of:=IF([.A4]&lt;=[.$D$38]; CONCATENATE(TEXT([.G4];&quot;#.#&quot;); &quot; - STEPS_TO_UPDATE_TIMER&quot;);&quot;&quot;)" office:value-type="string" office:string-value="89 - STEPS_TO_UPDATE_TIMER">
            <text:p>89 - STEPS_TO_UPDATE_TIMER</text:p>
          </table:table-cell>
          <table:table-cell table:style-name="ce35" table:formula="of:=IF([.A4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([.A5] -[.$D$38])/[.$D$38]" office:value-type="float" office:value="-0.769230769230769">
            <text:p>-0.7692307692</text:p>
          </table:table-cell>
          <table:table-cell table:formula="of:=IF([.A5] &lt;= [.$D$38]; ASIN([.B5]); 0)" office:value-type="float" office:value="-0.877636419218143">
            <text:p>-0.8776364192</text:p>
          </table:table-cell>
          <table:table-cell table:formula="of:=[.C5]/[.$D$36]" office:value-type="float" office:value="-0.000116400145296699">
            <text:p>-0.0001164001</text:p>
          </table:table-cell>
          <table:table-cell table:formula="of:=[.D5]*[.$D$37]" office:value-type="float" office:value="-465.600581186795">
            <text:p>-465.6005811868</text:p>
          </table:table-cell>
          <table:table-cell table:formula="of:=[.E5]-[.E4]" office:value-type="float" office:value="69.5454604430942">
            <text:p>69.5454604431</text:p>
          </table:table-cell>
          <table:table-cell table:formula="of:=ROUND([.F5];0)" office:value-type="float" office:value="70">
            <text:p>70</text:p>
          </table:table-cell>
          <table:table-cell/>
          <table:table-cell table:formula="of:=IF([.A5]&lt;=[.$D$38];&quot;    db&quot;;&quot;&quot;)" office:value-type="string" office:string-value="    db">
            <text:p><text:s text:c="4"/>db</text:p>
          </table:table-cell>
          <table:table-cell table:formula="of:=IF([.A5]&lt;=[.$D$38]; CONCATENATE(TEXT([.G5];&quot;#.#&quot;); &quot; - STEPS_TO_UPDATE_TIMER&quot;);&quot;&quot;)" office:value-type="string" office:string-value="70 - STEPS_TO_UPDATE_TIMER">
            <text:p>70 - STEPS_TO_UPDATE_TIMER</text:p>
          </table:table-cell>
          <table:table-cell table:style-name="ce35" table:formula="of:=IF([.A5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([.A6] -[.$D$38])/[.$D$38]" office:value-type="float" office:value="-0.692307692307692">
            <text:p>-0.6923076923</text:p>
          </table:table-cell>
          <table:table-cell table:formula="of:=IF([.A6] &lt;= [.$D$38]; ASIN([.B6]); 0)" office:value-type="float" office:value="-0.76468217786267">
            <text:p>-0.7646821779</text:p>
          </table:table-cell>
          <table:table-cell table:formula="of:=[.C6]/[.$D$36]" office:value-type="float" office:value="-0.000101419123750933">
            <text:p>-0.0001014191</text:p>
          </table:table-cell>
          <table:table-cell table:formula="of:=[.D6]*[.$D$37]" office:value-type="float" office:value="-405.676495003733">
            <text:p>-405.6764950037</text:p>
          </table:table-cell>
          <table:table-cell table:formula="of:=[.E6]-[.E5]" office:value-type="float" office:value="59.9240861830616">
            <text:p>59.9240861831</text:p>
          </table:table-cell>
          <table:table-cell table:formula="of:=ROUND([.F6];0)" office:value-type="float" office:value="60">
            <text:p>60</text:p>
          </table:table-cell>
          <table:table-cell/>
          <table:table-cell table:formula="of:=IF([.A6]&lt;=[.$D$38];&quot;    db&quot;;&quot;&quot;)" office:value-type="string" office:string-value="    db">
            <text:p><text:s text:c="4"/>db</text:p>
          </table:table-cell>
          <table:table-cell table:formula="of:=IF([.A6]&lt;=[.$D$38]; CONCATENATE(TEXT([.G6];&quot;#.#&quot;); &quot; - STEPS_TO_UPDATE_TIMER&quot;);&quot;&quot;)" office:value-type="string" office:string-value="60 - STEPS_TO_UPDATE_TIMER">
            <text:p>60 - STEPS_TO_UPDATE_TIMER</text:p>
          </table:table-cell>
          <table:table-cell table:style-name="ce35" table:formula="of:=IF([.A6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([.A7] -[.$D$38])/[.$D$38]" office:value-type="float" office:value="-0.615384615384615">
            <text:p>-0.6153846154</text:p>
          </table:table-cell>
          <table:table-cell table:formula="of:=IF([.A7] &lt;= [.$D$38]; ASIN([.B7]); 0)" office:value-type="float" office:value="-0.662873823650136">
            <text:p>-0.6628738237</text:p>
          </table:table-cell>
          <table:table-cell table:formula="of:=[.C7]/[.$D$36]" office:value-type="float" office:value="-0.0000879163714001204">
            <text:p>-8.79163714001204E-005</text:p>
          </table:table-cell>
          <table:table-cell table:formula="of:=[.D7]*[.$D$37]" office:value-type="float" office:value="-351.665485600481">
            <text:p>-351.6654856005</text:p>
          </table:table-cell>
          <table:table-cell table:formula="of:=[.E7]-[.E6]" office:value-type="float" office:value="54.0110094032514">
            <text:p>54.0110094033</text:p>
          </table:table-cell>
          <table:table-cell table:formula="of:=ROUND([.F7];0)" office:value-type="float" office:value="54">
            <text:p>54</text:p>
          </table:table-cell>
          <table:table-cell/>
          <table:table-cell table:formula="of:=IF([.A7]&lt;=[.$D$38];&quot;    db&quot;;&quot;&quot;)" office:value-type="string" office:string-value="    db">
            <text:p><text:s text:c="4"/>db</text:p>
          </table:table-cell>
          <table:table-cell table:formula="of:=IF([.A7]&lt;=[.$D$38]; CONCATENATE(TEXT([.G7];&quot;#.#&quot;); &quot; - STEPS_TO_UPDATE_TIMER&quot;);&quot;&quot;)" office:value-type="string" office:string-value="54 - STEPS_TO_UPDATE_TIMER">
            <text:p>54 - STEPS_TO_UPDATE_TIMER</text:p>
          </table:table-cell>
          <table:table-cell table:style-name="ce35" table:formula="of:=IF([.A7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A8] -[.$D$38])/[.$D$38]" office:value-type="float" office:value="-0.538461538461538">
            <text:p>-0.5384615385</text:p>
          </table:table-cell>
          <table:table-cell table:formula="of:=IF([.A8] &lt;= [.$D$38]; ASIN([.B8]); 0)" office:value-type="float" office:value="-0.568610300264182">
            <text:p>-0.5686103003</text:p>
          </table:table-cell>
          <table:table-cell table:formula="of:=[.C8]/[.$D$36]" office:value-type="float" office:value="-0.0000754142833166762">
            <text:p>-7.54142833166762E-005</text:p>
          </table:table-cell>
          <table:table-cell table:formula="of:=[.D8]*[.$D$37]" office:value-type="float" office:value="-301.657133266705">
            <text:p>-301.6571332667</text:p>
          </table:table-cell>
          <table:table-cell table:formula="of:=[.E8]-[.E7]" office:value-type="float" office:value="50.0083523337767">
            <text:p>50.0083523338</text:p>
          </table:table-cell>
          <table:table-cell table:formula="of:=ROUND([.F8];0)" office:value-type="float" office:value="50">
            <text:p>50</text:p>
          </table:table-cell>
          <table:table-cell/>
          <table:table-cell table:formula="of:=IF([.A8]&lt;=[.$D$38];&quot;    db&quot;;&quot;&quot;)" office:value-type="string" office:string-value="    db">
            <text:p><text:s text:c="4"/>db</text:p>
          </table:table-cell>
          <table:table-cell table:formula="of:=IF([.A8]&lt;=[.$D$38]; CONCATENATE(TEXT([.G8];&quot;#.#&quot;); &quot; - STEPS_TO_UPDATE_TIMER&quot;);&quot;&quot;)" office:value-type="string" office:string-value="50 - STEPS_TO_UPDATE_TIMER">
            <text:p>50 - STEPS_TO_UPDATE_TIMER</text:p>
          </table:table-cell>
          <table:table-cell table:style-name="ce35" table:formula="of:=IF([.A8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([.A9] -[.$D$38])/[.$D$38]" office:value-type="float" office:value="-0.461538461538462">
            <text:p>-0.4615384615</text:p>
          </table:table-cell>
          <table:table-cell table:formula="of:=IF([.A9] &lt;= [.$D$38]; ASIN([.B9]); 0)" office:value-type="float" office:value="-0.479728637675753">
            <text:p>-0.4797286377</text:p>
          </table:table-cell>
          <table:table-cell table:formula="of:=[.C9]/[.$D$36]" office:value-type="float" office:value="-0.0000636259866906974">
            <text:p>-0.000063626</text:p>
          </table:table-cell>
          <table:table-cell table:formula="of:=[.D9]*[.$D$37]" office:value-type="float" office:value="-254.50394676279">
            <text:p>-254.5039467628</text:p>
          </table:table-cell>
          <table:table-cell table:formula="of:=[.E9]-[.E8]" office:value-type="float" office:value="47.1531865039151">
            <text:p>47.1531865039</text:p>
          </table:table-cell>
          <table:table-cell table:formula="of:=ROUND([.F9];0)" office:value-type="float" office:value="47">
            <text:p>47</text:p>
          </table:table-cell>
          <table:table-cell/>
          <table:table-cell table:formula="of:=IF([.A9]&lt;=[.$D$38];&quot;    db&quot;;&quot;&quot;)" office:value-type="string" office:string-value="    db">
            <text:p><text:s text:c="4"/>db</text:p>
          </table:table-cell>
          <table:table-cell table:formula="of:=IF([.A9]&lt;=[.$D$38]; CONCATENATE(TEXT([.G9];&quot;#.#&quot;); &quot; - STEPS_TO_UPDATE_TIMER&quot;);&quot;&quot;)" office:value-type="string" office:string-value="47 - STEPS_TO_UPDATE_TIMER">
            <text:p>47 - STEPS_TO_UPDATE_TIMER</text:p>
          </table:table-cell>
          <table:table-cell table:style-name="ce35" table:formula="of:=IF([.A9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([.A10] -[.$D$38])/[.$D$38]" office:value-type="float" office:value="-0.384615384615385">
            <text:p>-0.3846153846</text:p>
          </table:table-cell>
          <table:table-cell table:formula="of:=IF([.A10] &lt;= [.$D$38]; ASIN([.B10]); 0)" office:value-type="float" office:value="-0.394791119699762">
            <text:p>-0.3947911197</text:p>
          </table:table-cell>
          <table:table-cell table:formula="of:=[.C10]/[.$D$36]" office:value-type="float" office:value="-0.0000523607984908343">
            <text:p>-5.23607984908343E-005</text:p>
          </table:table-cell>
          <table:table-cell table:formula="of:=[.D10]*[.$D$37]" office:value-type="float" office:value="-209.443193963337">
            <text:p>-209.4431939633</text:p>
          </table:table-cell>
          <table:table-cell table:formula="of:=[.E10]-[.E9]" office:value-type="float" office:value="45.0607527994524">
            <text:p>45.0607527995</text:p>
          </table:table-cell>
          <table:table-cell table:formula="of:=ROUND([.F10];0)" office:value-type="float" office:value="45">
            <text:p>45</text:p>
          </table:table-cell>
          <table:table-cell/>
          <table:table-cell table:formula="of:=IF([.A10]&lt;=[.$D$38];&quot;    db&quot;;&quot;&quot;)" office:value-type="string" office:string-value="    db">
            <text:p><text:s text:c="4"/>db</text:p>
          </table:table-cell>
          <table:table-cell table:formula="of:=IF([.A10]&lt;=[.$D$38]; CONCATENATE(TEXT([.G10];&quot;#.#&quot;); &quot; - STEPS_TO_UPDATE_TIMER&quot;);&quot;&quot;)" office:value-type="string" office:string-value="45 - STEPS_TO_UPDATE_TIMER">
            <text:p>45 - STEPS_TO_UPDATE_TIMER</text:p>
          </table:table-cell>
          <table:table-cell table:style-name="ce35" table:formula="of:=IF([.A10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([.A11] -[.$D$38])/[.$D$38]" office:value-type="float" office:value="-0.307692307692308">
            <text:p>-0.3076923077</text:p>
          </table:table-cell>
          <table:table-cell table:formula="of:=IF([.A11] &lt;= [.$D$38]; ASIN([.B11]); 0)" office:value-type="float" office:value="-0.312766721941545">
            <text:p>-0.3127667219</text:p>
          </table:table-cell>
          <table:table-cell table:formula="of:=[.C11]/[.$D$36]" office:value-type="float" office:value="-0.0000414819748597044">
            <text:p>-0.000041482</text:p>
          </table:table-cell>
          <table:table-cell table:formula="of:=[.D11]*[.$D$37]" office:value-type="float" office:value="-165.927899438818">
            <text:p>-165.9278994388</text:p>
          </table:table-cell>
          <table:table-cell table:formula="of:=[.E11]-[.E10]" office:value-type="float" office:value="43.5152945245198">
            <text:p>43.5152945245</text:p>
          </table:table-cell>
          <table:table-cell table:formula="of:=ROUND([.F11];0)" office:value-type="float" office:value="44">
            <text:p>44</text:p>
          </table:table-cell>
          <table:table-cell/>
          <table:table-cell table:formula="of:=IF([.A11]&lt;=[.$D$38];&quot;    db&quot;;&quot;&quot;)" office:value-type="string" office:string-value="    db">
            <text:p><text:s text:c="4"/>db</text:p>
          </table:table-cell>
          <table:table-cell table:formula="of:=IF([.A11]&lt;=[.$D$38]; CONCATENATE(TEXT([.G11];&quot;#.#&quot;); &quot; - STEPS_TO_UPDATE_TIMER&quot;);&quot;&quot;)" office:value-type="string" office:string-value="44 - STEPS_TO_UPDATE_TIMER">
            <text:p>44 - STEPS_TO_UPDATE_TIMER</text:p>
          </table:table-cell>
          <table:table-cell table:style-name="ce35" table:formula="of:=IF([.A11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([.A12] -[.$D$38])/[.$D$38]" office:value-type="float" office:value="-0.230769230769231">
            <text:p>-0.2307692308</text:p>
          </table:table-cell>
          <table:table-cell table:formula="of:=IF([.A12] &lt;= [.$D$38]; ASIN([.B12]); 0)" office:value-type="float" office:value="-0.232868178258082">
            <text:p>-0.2328681783</text:p>
          </table:table-cell>
          <table:table-cell table:formula="of:=[.C12]/[.$D$36]" office:value-type="float" office:value="-0.0000308851013821487">
            <text:p>-3.08851013821487E-005</text:p>
          </table:table-cell>
          <table:table-cell table:formula="of:=[.D12]*[.$D$37]" office:value-type="float" office:value="-123.540405528595">
            <text:p>-123.5404055286</text:p>
          </table:table-cell>
          <table:table-cell table:formula="of:=[.E12]-[.E11]" office:value-type="float" office:value="42.3874939102227">
            <text:p>42.3874939102</text:p>
          </table:table-cell>
          <table:table-cell table:formula="of:=ROUND([.F12];0)" office:value-type="float" office:value="42">
            <text:p>42</text:p>
          </table:table-cell>
          <table:table-cell/>
          <table:table-cell table:formula="of:=IF([.A12]&lt;=[.$D$38];&quot;    db&quot;;&quot;&quot;)" office:value-type="string" office:string-value="    db">
            <text:p><text:s text:c="4"/>db</text:p>
          </table:table-cell>
          <table:table-cell table:formula="of:=IF([.A12]&lt;=[.$D$38]; CONCATENATE(TEXT([.G12];&quot;#.#&quot;); &quot; - STEPS_TO_UPDATE_TIMER&quot;);&quot;&quot;)" office:value-type="string" office:string-value="42 - STEPS_TO_UPDATE_TIMER">
            <text:p>42 - STEPS_TO_UPDATE_TIMER</text:p>
          </table:table-cell>
          <table:table-cell table:style-name="ce35" table:formula="of:=IF([.A12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([.A13] -[.$D$38])/[.$D$38]" office:value-type="float" office:value="-0.153846153846154">
            <text:p>-0.1538461538</text:p>
          </table:table-cell>
          <table:table-cell table:formula="of:=IF([.A13] &lt;= [.$D$38]; ASIN([.B13]); 0)" office:value-type="float" office:value="-0.154459598484184">
            <text:p>-0.1544595985</text:p>
          </table:table-cell>
          <table:table-cell table:formula="of:=[.C13]/[.$D$36]" office:value-type="float" office:value="-0.0000204858405056228">
            <text:p>-2.04858405056228E-005</text:p>
          </table:table-cell>
          <table:table-cell table:formula="of:=[.D13]*[.$D$37]" office:value-type="float" office:value="-81.9433620224911">
            <text:p>-81.9433620225</text:p>
          </table:table-cell>
          <table:table-cell table:formula="of:=[.E13]-[.E12]" office:value-type="float" office:value="41.5970435061037">
            <text:p>41.5970435061</text:p>
          </table:table-cell>
          <table:table-cell table:formula="of:=ROUND([.F13];0)" office:value-type="float" office:value="42">
            <text:p>42</text:p>
          </table:table-cell>
          <table:table-cell/>
          <table:table-cell table:formula="of:=IF([.A13]&lt;=[.$D$38];&quot;    db&quot;;&quot;&quot;)" office:value-type="string" office:string-value="    db">
            <text:p><text:s text:c="4"/>db</text:p>
          </table:table-cell>
          <table:table-cell table:formula="of:=IF([.A13]&lt;=[.$D$38]; CONCATENATE(TEXT([.G13];&quot;#.#&quot;); &quot; - STEPS_TO_UPDATE_TIMER&quot;);&quot;&quot;)" office:value-type="string" office:string-value="42 - STEPS_TO_UPDATE_TIMER">
            <text:p>42 - STEPS_TO_UPDATE_TIMER</text:p>
          </table:table-cell>
          <table:table-cell table:style-name="ce35" table:formula="of:=IF([.A13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([.A14] -[.$D$38])/[.$D$38]" office:value-type="float" office:value="-0.0769230769230769">
            <text:p>-0.0769230769</text:p>
          </table:table-cell>
          <table:table-cell table:formula="of:=IF([.A14] &lt;= [.$D$38]; ASIN([.B14]); 0)" office:value-type="float" office:value="-0.0769991406568236">
            <text:p>-0.0769991407</text:p>
          </table:table-cell>
          <table:table-cell table:formula="of:=[.C14]/[.$D$36]" office:value-type="float" office:value="-0.0000102123282078013">
            <text:p>-1.02123282078013E-005</text:p>
          </table:table-cell>
          <table:table-cell table:formula="of:=[.D14]*[.$D$37]" office:value-type="float" office:value="-40.8493128312053">
            <text:p>-40.8493128312</text:p>
          </table:table-cell>
          <table:table-cell table:formula="of:=[.E14]-[.E13]" office:value-type="float" office:value="41.0940491912857">
            <text:p>41.0940491913</text:p>
          </table:table-cell>
          <table:table-cell table:formula="of:=ROUND([.F14];0)" office:value-type="float" office:value="41">
            <text:p>41</text:p>
          </table:table-cell>
          <table:table-cell/>
          <table:table-cell table:formula="of:=IF([.A14]&lt;=[.$D$38];&quot;    db&quot;;&quot;&quot;)" office:value-type="string" office:string-value="    db">
            <text:p><text:s text:c="4"/>db</text:p>
          </table:table-cell>
          <table:table-cell table:formula="of:=IF([.A14]&lt;=[.$D$38]; CONCATENATE(TEXT([.G14];&quot;#.#&quot;); &quot; - STEPS_TO_UPDATE_TIMER&quot;);&quot;&quot;)" office:value-type="string" office:string-value="41 - STEPS_TO_UPDATE_TIMER">
            <text:p>41 - STEPS_TO_UPDATE_TIMER</text:p>
          </table:table-cell>
          <table:table-cell table:style-name="ce35" table:formula="of:=IF([.A14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([.A15] -[.$D$38])/[.$D$38]" office:value-type="float" office:value="0">
            <text:p>0</text:p>
          </table:table-cell>
          <table:table-cell table:formula="of:=IF([.A15] &lt;= [.$D$38]; ASIN([.B15]); 0)" office:value-type="float" office:value="0">
            <text:p>0</text:p>
          </table:table-cell>
          <table:table-cell table:formula="of:=[.C15]/[.$D$36]" office:value-type="float" office:value="0">
            <text:p>0</text:p>
          </table:table-cell>
          <table:table-cell table:formula="of:=[.D15]*[.$D$37]" office:value-type="float" office:value="0">
            <text:p>0</text:p>
          </table:table-cell>
          <table:table-cell table:formula="of:=[.E15]-[.E14]" office:value-type="float" office:value="40.8493128312053">
            <text:p>40.8493128312</text:p>
          </table:table-cell>
          <table:table-cell table:formula="of:=ROUND([.F15];0)" office:value-type="float" office:value="41">
            <text:p>41</text:p>
          </table:table-cell>
          <table:table-cell/>
          <table:table-cell table:formula="of:=IF([.A15]&lt;=[.$D$38];&quot;    db&quot;;&quot;&quot;)" office:value-type="string" office:string-value="    db">
            <text:p><text:s text:c="4"/>db</text:p>
          </table:table-cell>
          <table:table-cell table:formula="of:=IF([.A15]&lt;=[.$D$38]; CONCATENATE(TEXT([.G15];&quot;#.#&quot;); &quot; - STEPS_TO_UPDATE_TIMER&quot;);&quot;&quot;)" office:value-type="string" office:string-value="41 - STEPS_TO_UPDATE_TIMER">
            <text:p>41 - STEPS_TO_UPDATE_TIMER</text:p>
          </table:table-cell>
          <table:table-cell table:style-name="ce35" table:formula="of:=IF([.A15]&lt;=[.$D$38]; CONCATENATE(&quot;; Next Step Delay &quot;; TEXT([.$D$35];&quot;0&quot;));&quot;&quot;)" office:value-type="string" office:string-value="; Next Step Delay 1200">
            <text:p>; Next Step Delay 12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([.A16] -[.$D$38])/[.$D$38]" office:value-type="float" office:value="0.0769230769230769">
            <text:p>0.0769230769</text:p>
          </table:table-cell>
          <table:table-cell table:formula="of:=IF([.A16] &lt;= [.$D$38]; ASIN([.B16]); 0)" office:value-type="float" office:value="0">
            <text:p>0</text:p>
          </table:table-cell>
          <table:table-cell table:formula="of:=[.C16]/[.$D$36]" office:value-type="float" office:value="0">
            <text:p>0</text:p>
          </table:table-cell>
          <table:table-cell table:formula="of:=[.D16]*[.$D$37]" office:value-type="float" office:value="0">
            <text:p>0</text:p>
          </table:table-cell>
          <table:table-cell table:formula="of:=[.E16]-[.E15]" office:value-type="float" office:value="0">
            <text:p>0</text:p>
          </table:table-cell>
          <table:table-cell table:formula="of:=ROUND([.F16];0)" office:value-type="float" office:value="0">
            <text:p>0</text:p>
          </table:table-cell>
          <table:table-cell/>
          <table:table-cell table:formula="of:=IF([.A16]&lt;=[.$D$38];&quot;    db&quot;;&quot;&quot;)">
            <text:p/>
          </table:table-cell>
          <table:table-cell table:formula="of:=IF([.A16]&lt;=[.$D$38]; CONCATENATE(TEXT([.G16];&quot;#.#&quot;); &quot; - STEPS_TO_UPDATE_TIMER&quot;);&quot;&quot;)">
            <text:p/>
          </table:table-cell>
          <table:table-cell table:style-name="ce35" table:formula="of:=IF([.A16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([.A17] -[.$D$38])/[.$D$38]" office:value-type="float" office:value="0.153846153846154">
            <text:p>0.1538461538</text:p>
          </table:table-cell>
          <table:table-cell table:formula="of:=IF([.A17] &lt;= [.$D$38]; ASIN([.B17]); 0)" office:value-type="float" office:value="0">
            <text:p>0</text:p>
          </table:table-cell>
          <table:table-cell table:formula="of:=[.C17]/[.$D$36]" office:value-type="float" office:value="0">
            <text:p>0</text:p>
          </table:table-cell>
          <table:table-cell table:formula="of:=[.D17]*[.$D$37]" office:value-type="float" office:value="0">
            <text:p>0</text:p>
          </table:table-cell>
          <table:table-cell table:formula="of:=[.E17]-[.E16]" office:value-type="float" office:value="0">
            <text:p>0</text:p>
          </table:table-cell>
          <table:table-cell table:formula="of:=ROUND([.F17];0)" office:value-type="float" office:value="0">
            <text:p>0</text:p>
          </table:table-cell>
          <table:table-cell/>
          <table:table-cell table:formula="of:=IF([.A17]&lt;=[.$D$38];&quot;    db&quot;;&quot;&quot;)">
            <text:p/>
          </table:table-cell>
          <table:table-cell table:formula="of:=IF([.A17]&lt;=[.$D$38]; CONCATENATE(TEXT([.G17];&quot;#.#&quot;); &quot; - STEPS_TO_UPDATE_TIMER&quot;);&quot;&quot;)">
            <text:p/>
          </table:table-cell>
          <table:table-cell table:style-name="ce35" table:formula="of:=IF([.A17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([.A18] -[.$D$38])/[.$D$38]" office:value-type="float" office:value="0.230769230769231">
            <text:p>0.2307692308</text:p>
          </table:table-cell>
          <table:table-cell table:formula="of:=IF([.A18] &lt;= [.$D$38]; ASIN([.B18]); 0)" office:value-type="float" office:value="0">
            <text:p>0</text:p>
          </table:table-cell>
          <table:table-cell table:formula="of:=[.C18]/[.$D$36]" office:value-type="float" office:value="0">
            <text:p>0</text:p>
          </table:table-cell>
          <table:table-cell table:formula="of:=[.D18]*[.$D$37]" office:value-type="float" office:value="0">
            <text:p>0</text:p>
          </table:table-cell>
          <table:table-cell table:formula="of:=[.E18]-[.E17]" office:value-type="float" office:value="0">
            <text:p>0</text:p>
          </table:table-cell>
          <table:table-cell table:formula="of:=ROUND([.F18];0)" office:value-type="float" office:value="0">
            <text:p>0</text:p>
          </table:table-cell>
          <table:table-cell/>
          <table:table-cell table:formula="of:=IF([.A18]&lt;=[.$D$38];&quot;    db&quot;;&quot;&quot;)">
            <text:p/>
          </table:table-cell>
          <table:table-cell table:formula="of:=IF([.A18]&lt;=[.$D$38]; CONCATENATE(TEXT([.G18];&quot;#.#&quot;); &quot; - STEPS_TO_UPDATE_TIMER&quot;);&quot;&quot;)">
            <text:p/>
          </table:table-cell>
          <table:table-cell table:style-name="ce35" table:formula="of:=IF([.A18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([.A19] -[.$D$38])/[.$D$38]" office:value-type="float" office:value="0.307692307692308">
            <text:p>0.3076923077</text:p>
          </table:table-cell>
          <table:table-cell table:formula="of:=IF([.A19] &lt;= [.$D$38]; ASIN([.B19]); 0)" office:value-type="float" office:value="0">
            <text:p>0</text:p>
          </table:table-cell>
          <table:table-cell table:formula="of:=[.C19]/[.$D$36]" office:value-type="float" office:value="0">
            <text:p>0</text:p>
          </table:table-cell>
          <table:table-cell table:formula="of:=[.D19]*[.$D$37]" office:value-type="float" office:value="0">
            <text:p>0</text:p>
          </table:table-cell>
          <table:table-cell table:formula="of:=[.E19]-[.E18]" office:value-type="float" office:value="0">
            <text:p>0</text:p>
          </table:table-cell>
          <table:table-cell table:formula="of:=ROUND([.F19];0)" office:value-type="float" office:value="0">
            <text:p>0</text:p>
          </table:table-cell>
          <table:table-cell/>
          <table:table-cell table:formula="of:=IF([.A19]&lt;=[.$D$38];&quot;    db&quot;;&quot;&quot;)">
            <text:p/>
          </table:table-cell>
          <table:table-cell table:formula="of:=IF([.A19]&lt;=[.$D$38]; CONCATENATE(TEXT([.G19];&quot;#.#&quot;); &quot; - STEPS_TO_UPDATE_TIMER&quot;);&quot;&quot;)">
            <text:p/>
          </table:table-cell>
          <table:table-cell table:style-name="ce35" table:formula="of:=IF([.A19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([.A20] -[.$D$38])/[.$D$38]" office:value-type="float" office:value="0.384615384615385">
            <text:p>0.3846153846</text:p>
          </table:table-cell>
          <table:table-cell table:formula="of:=IF([.A20] &lt;= [.$D$38]; ASIN([.B20]); 0)" office:value-type="float" office:value="0">
            <text:p>0</text:p>
          </table:table-cell>
          <table:table-cell table:formula="of:=[.C20]/[.$D$36]" office:value-type="float" office:value="0">
            <text:p>0</text:p>
          </table:table-cell>
          <table:table-cell table:formula="of:=[.D20]*[.$D$37]" office:value-type="float" office:value="0">
            <text:p>0</text:p>
          </table:table-cell>
          <table:table-cell table:formula="of:=[.E20]-[.E19]" office:value-type="float" office:value="0">
            <text:p>0</text:p>
          </table:table-cell>
          <table:table-cell table:formula="of:=ROUND([.F20];0)" office:value-type="float" office:value="0">
            <text:p>0</text:p>
          </table:table-cell>
          <table:table-cell/>
          <table:table-cell table:formula="of:=IF([.A20]&lt;=[.$D$38];&quot;    db&quot;;&quot;&quot;)">
            <text:p/>
          </table:table-cell>
          <table:table-cell table:formula="of:=IF([.A20]&lt;=[.$D$38]; CONCATENATE(TEXT([.G20];&quot;#.#&quot;); &quot; - STEPS_TO_UPDATE_TIMER&quot;);&quot;&quot;)">
            <text:p/>
          </table:table-cell>
          <table:table-cell table:style-name="ce35" table:formula="of:=IF([.A20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([.A21] -[.$D$38])/[.$D$38]" office:value-type="float" office:value="0.461538461538462">
            <text:p>0.4615384615</text:p>
          </table:table-cell>
          <table:table-cell table:formula="of:=IF([.A21] &lt;= [.$D$38]; ASIN([.B21]); 0)" office:value-type="float" office:value="0">
            <text:p>0</text:p>
          </table:table-cell>
          <table:table-cell table:formula="of:=[.C21]/[.$D$36]" office:value-type="float" office:value="0">
            <text:p>0</text:p>
          </table:table-cell>
          <table:table-cell table:formula="of:=[.D21]*[.$D$37]" office:value-type="float" office:value="0">
            <text:p>0</text:p>
          </table:table-cell>
          <table:table-cell table:formula="of:=[.E21]-[.E20]" office:value-type="float" office:value="0">
            <text:p>0</text:p>
          </table:table-cell>
          <table:table-cell table:formula="of:=ROUND([.F21];0)" office:value-type="float" office:value="0">
            <text:p>0</text:p>
          </table:table-cell>
          <table:table-cell/>
          <table:table-cell table:formula="of:=IF([.A21]&lt;=[.$D$38];&quot;    db&quot;;&quot;&quot;)">
            <text:p/>
          </table:table-cell>
          <table:table-cell table:formula="of:=IF([.A21]&lt;=[.$D$38]; CONCATENATE(TEXT([.G21];&quot;#.#&quot;); &quot; - STEPS_TO_UPDATE_TIMER&quot;);&quot;&quot;)">
            <text:p/>
          </table:table-cell>
          <table:table-cell table:style-name="ce35" table:formula="of:=IF([.A21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[.A22] -[.$D$38])/[.$D$38]" office:value-type="float" office:value="0.538461538461538">
            <text:p>0.5384615385</text:p>
          </table:table-cell>
          <table:table-cell table:formula="of:=IF([.A22] &lt;= [.$D$38]; ASIN([.B22]); 0)" office:value-type="float" office:value="0">
            <text:p>0</text:p>
          </table:table-cell>
          <table:table-cell table:formula="of:=[.C22]/[.$D$36]" office:value-type="float" office:value="0">
            <text:p>0</text:p>
          </table:table-cell>
          <table:table-cell table:formula="of:=[.D22]*[.$D$37]" office:value-type="float" office:value="0">
            <text:p>0</text:p>
          </table:table-cell>
          <table:table-cell table:formula="of:=[.E22]-[.E21]" office:value-type="float" office:value="0">
            <text:p>0</text:p>
          </table:table-cell>
          <table:table-cell table:formula="of:=ROUND([.F22];0)" office:value-type="float" office:value="0">
            <text:p>0</text:p>
          </table:table-cell>
          <table:table-cell/>
          <table:table-cell table:formula="of:=IF([.A22]&lt;=[.$D$38];&quot;    db&quot;;&quot;&quot;)">
            <text:p/>
          </table:table-cell>
          <table:table-cell table:formula="of:=IF([.A22]&lt;=[.$D$38]; CONCATENATE(TEXT([.G22];&quot;#.#&quot;); &quot; - STEPS_TO_UPDATE_TIMER&quot;);&quot;&quot;)">
            <text:p/>
          </table:table-cell>
          <table:table-cell table:style-name="ce35" table:formula="of:=IF([.A22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([.A23] -[.$D$38])/[.$D$38]" office:value-type="float" office:value="0.615384615384615">
            <text:p>0.6153846154</text:p>
          </table:table-cell>
          <table:table-cell table:formula="of:=IF([.A23] &lt;= [.$D$38]; ASIN([.B23]); 0)" office:value-type="float" office:value="0">
            <text:p>0</text:p>
          </table:table-cell>
          <table:table-cell table:formula="of:=[.C23]/[.$D$36]" office:value-type="float" office:value="0">
            <text:p>0</text:p>
          </table:table-cell>
          <table:table-cell table:formula="of:=[.D23]*[.$D$37]" office:value-type="float" office:value="0">
            <text:p>0</text:p>
          </table:table-cell>
          <table:table-cell table:formula="of:=[.E23]-[.E22]" office:value-type="float" office:value="0">
            <text:p>0</text:p>
          </table:table-cell>
          <table:table-cell table:formula="of:=ROUND([.F23];0)" office:value-type="float" office:value="0">
            <text:p>0</text:p>
          </table:table-cell>
          <table:table-cell/>
          <table:table-cell table:formula="of:=IF([.A23]&lt;=[.$D$38];&quot;    db&quot;;&quot;&quot;)">
            <text:p/>
          </table:table-cell>
          <table:table-cell table:formula="of:=IF([.A23]&lt;=[.$D$38]; CONCATENATE(TEXT([.G23];&quot;#.#&quot;); &quot; - STEPS_TO_UPDATE_TIMER&quot;);&quot;&quot;)">
            <text:p/>
          </table:table-cell>
          <table:table-cell table:style-name="ce35" table:formula="of:=IF([.A23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([.A24] -[.$D$38])/[.$D$38]" office:value-type="float" office:value="0.692307692307692">
            <text:p>0.6923076923</text:p>
          </table:table-cell>
          <table:table-cell table:formula="of:=IF([.A24] &lt;= [.$D$38]; ASIN([.B24]); 0)" office:value-type="float" office:value="0">
            <text:p>0</text:p>
          </table:table-cell>
          <table:table-cell table:formula="of:=[.C24]/[.$D$36]" office:value-type="float" office:value="0">
            <text:p>0</text:p>
          </table:table-cell>
          <table:table-cell table:formula="of:=[.D24]*[.$D$37]" office:value-type="float" office:value="0">
            <text:p>0</text:p>
          </table:table-cell>
          <table:table-cell table:formula="of:=[.E24]-[.E23]" office:value-type="float" office:value="0">
            <text:p>0</text:p>
          </table:table-cell>
          <table:table-cell table:formula="of:=ROUND([.F24];0)" office:value-type="float" office:value="0">
            <text:p>0</text:p>
          </table:table-cell>
          <table:table-cell/>
          <table:table-cell table:formula="of:=IF([.A24]&lt;=[.$D$38];&quot;    db&quot;;&quot;&quot;)">
            <text:p/>
          </table:table-cell>
          <table:table-cell table:formula="of:=IF([.A24]&lt;=[.$D$38]; CONCATENATE(TEXT([.G24];&quot;#.#&quot;); &quot; - STEPS_TO_UPDATE_TIMER&quot;);&quot;&quot;)">
            <text:p/>
          </table:table-cell>
          <table:table-cell table:style-name="ce35" table:formula="of:=IF([.A24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([.A25] -[.$D$38])/[.$D$38]" office:value-type="float" office:value="0.769230769230769">
            <text:p>0.7692307692</text:p>
          </table:table-cell>
          <table:table-cell table:formula="of:=IF([.A25] &lt;= [.$D$38]; ASIN([.B25]); 0)" office:value-type="float" office:value="0">
            <text:p>0</text:p>
          </table:table-cell>
          <table:table-cell table:formula="of:=[.C25]/[.$D$36]" office:value-type="float" office:value="0">
            <text:p>0</text:p>
          </table:table-cell>
          <table:table-cell table:formula="of:=[.D25]*[.$D$37]" office:value-type="float" office:value="0">
            <text:p>0</text:p>
          </table:table-cell>
          <table:table-cell table:formula="of:=[.E25]-[.E24]" office:value-type="float" office:value="0">
            <text:p>0</text:p>
          </table:table-cell>
          <table:table-cell table:formula="of:=ROUND([.F25];0)" office:value-type="float" office:value="0">
            <text:p>0</text:p>
          </table:table-cell>
          <table:table-cell/>
          <table:table-cell table:formula="of:=IF([.A25]&lt;=[.$D$38];&quot;    db&quot;;&quot;&quot;)">
            <text:p/>
          </table:table-cell>
          <table:table-cell table:formula="of:=IF([.A25]&lt;=[.$D$38]; CONCATENATE(TEXT([.G25];&quot;#.#&quot;); &quot; - STEPS_TO_UPDATE_TIMER&quot;);&quot;&quot;)">
            <text:p/>
          </table:table-cell>
          <table:table-cell table:style-name="ce35" table:formula="of:=IF([.A25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([.A26] -[.$D$38])/[.$D$38]" office:value-type="float" office:value="0.846153846153846">
            <text:p>0.8461538462</text:p>
          </table:table-cell>
          <table:table-cell table:formula="of:=IF([.A26] &lt;= [.$D$38]; ASIN([.B26]); 0)" office:value-type="float" office:value="0">
            <text:p>0</text:p>
          </table:table-cell>
          <table:table-cell table:formula="of:=[.C26]/[.$D$36]" office:value-type="float" office:value="0">
            <text:p>0</text:p>
          </table:table-cell>
          <table:table-cell table:formula="of:=[.D26]*[.$D$37]" office:value-type="float" office:value="0">
            <text:p>0</text:p>
          </table:table-cell>
          <table:table-cell table:formula="of:=[.E26]-[.E25]" office:value-type="float" office:value="0">
            <text:p>0</text:p>
          </table:table-cell>
          <table:table-cell table:formula="of:=ROUND([.F26];0)" office:value-type="float" office:value="0">
            <text:p>0</text:p>
          </table:table-cell>
          <table:table-cell/>
          <table:table-cell table:formula="of:=IF([.A26]&lt;=[.$D$38];&quot;    db&quot;;&quot;&quot;)">
            <text:p/>
          </table:table-cell>
          <table:table-cell table:formula="of:=IF([.A26]&lt;=[.$D$38]; CONCATENATE(TEXT([.G26];&quot;#.#&quot;); &quot; - STEPS_TO_UPDATE_TIMER&quot;);&quot;&quot;)">
            <text:p/>
          </table:table-cell>
          <table:table-cell table:style-name="ce35" table:formula="of:=IF([.A26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[.A27] -[.$D$38])/[.$D$38]" office:value-type="float" office:value="0.923076923076923">
            <text:p>0.9230769231</text:p>
          </table:table-cell>
          <table:table-cell table:formula="of:=IF([.A27] &lt;= [.$D$38]; ASIN([.B27]); 0)" office:value-type="float" office:value="0">
            <text:p>0</text:p>
          </table:table-cell>
          <table:table-cell table:formula="of:=[.C27]/[.$D$36]" office:value-type="float" office:value="0">
            <text:p>0</text:p>
          </table:table-cell>
          <table:table-cell table:formula="of:=[.D27]*[.$D$37]" office:value-type="float" office:value="0">
            <text:p>0</text:p>
          </table:table-cell>
          <table:table-cell table:formula="of:=[.E27]-[.E26]" office:value-type="float" office:value="0">
            <text:p>0</text:p>
          </table:table-cell>
          <table:table-cell table:formula="of:=ROUND([.F27];0)" office:value-type="float" office:value="0">
            <text:p>0</text:p>
          </table:table-cell>
          <table:table-cell/>
          <table:table-cell table:formula="of:=IF([.A27]&lt;=[.$D$38];&quot;    db&quot;;&quot;&quot;)">
            <text:p/>
          </table:table-cell>
          <table:table-cell table:formula="of:=IF([.A27]&lt;=[.$D$38]; CONCATENATE(TEXT([.G27];&quot;#.#&quot;); &quot; - STEPS_TO_UPDATE_TIMER&quot;);&quot;&quot;)">
            <text:p/>
          </table:table-cell>
          <table:table-cell table:style-name="ce35" table:formula="of:=IF([.A27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([.A28] -[.$D$38])/[.$D$38]" office:value-type="float" office:value="1">
            <text:p>1</text:p>
          </table:table-cell>
          <table:table-cell table:formula="of:=IF([.A28] &lt;= [.$D$38]; ASIN([.B28]); 0)" office:value-type="float" office:value="0">
            <text:p>0</text:p>
          </table:table-cell>
          <table:table-cell table:formula="of:=[.C28]/[.$D$36]" office:value-type="float" office:value="0">
            <text:p>0</text:p>
          </table:table-cell>
          <table:table-cell table:formula="of:=[.D28]*[.$D$37]" office:value-type="float" office:value="0">
            <text:p>0</text:p>
          </table:table-cell>
          <table:table-cell table:formula="of:=[.E28]-[.E27]" office:value-type="float" office:value="0">
            <text:p>0</text:p>
          </table:table-cell>
          <table:table-cell table:formula="of:=ROUND([.F28];0)" office:value-type="float" office:value="0">
            <text:p>0</text:p>
          </table:table-cell>
          <table:table-cell/>
          <table:table-cell table:formula="of:=IF([.A28]&lt;=[.$D$38];&quot;    db&quot;;&quot;&quot;)">
            <text:p/>
          </table:table-cell>
          <table:table-cell table:formula="of:=IF([.A28]&lt;=[.$D$38]; CONCATENATE(TEXT([.G28];&quot;#.#&quot;); &quot; - STEPS_TO_UPDATE_TIMER&quot;);&quot;&quot;)">
            <text:p/>
          </table:table-cell>
          <table:table-cell table:style-name="ce35" table:formula="of:=IF([.A28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([.A29] -[.$D$38])/[.$D$38]" office:value-type="float" office:value="1.07692307692308">
            <text:p>1.0769230769</text:p>
          </table:table-cell>
          <table:table-cell table:formula="of:=IF([.A29] &lt;= [.$D$38]; ASIN([.B29]); 0)" office:value-type="float" office:value="0">
            <text:p>0</text:p>
          </table:table-cell>
          <table:table-cell table:formula="of:=[.C29]/[.$D$36]" office:value-type="float" office:value="0">
            <text:p>0</text:p>
          </table:table-cell>
          <table:table-cell table:formula="of:=[.D29]*[.$D$37]" office:value-type="float" office:value="0">
            <text:p>0</text:p>
          </table:table-cell>
          <table:table-cell table:formula="of:=[.E29]-[.E28]" office:value-type="float" office:value="0">
            <text:p>0</text:p>
          </table:table-cell>
          <table:table-cell table:formula="of:=ROUND([.F29];0)" office:value-type="float" office:value="0">
            <text:p>0</text:p>
          </table:table-cell>
          <table:table-cell/>
          <table:table-cell table:formula="of:=IF([.A29]&lt;=[.$D$38];&quot;    db&quot;;&quot;&quot;)">
            <text:p/>
          </table:table-cell>
          <table:table-cell table:formula="of:=IF([.A29]&lt;=[.$D$38]; CONCATENATE(TEXT([.G29];&quot;#.#&quot;); &quot; - STEPS_TO_UPDATE_TIMER&quot;);&quot;&quot;)">
            <text:p/>
          </table:table-cell>
          <table:table-cell table:style-name="ce35" table:formula="of:=IF([.A29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([.A30] -[.$D$38])/[.$D$38]" office:value-type="float" office:value="1.15384615384615">
            <text:p>1.1538461538</text:p>
          </table:table-cell>
          <table:table-cell table:formula="of:=IF([.A30] &lt;= [.$D$38]; ASIN([.B30]); 0)" office:value-type="float" office:value="0">
            <text:p>0</text:p>
          </table:table-cell>
          <table:table-cell table:formula="of:=[.C30]/[.$D$36]" office:value-type="float" office:value="0">
            <text:p>0</text:p>
          </table:table-cell>
          <table:table-cell table:formula="of:=[.D30]*[.$D$37]" office:value-type="float" office:value="0">
            <text:p>0</text:p>
          </table:table-cell>
          <table:table-cell table:formula="of:=[.E30]-[.E29]" office:value-type="float" office:value="0">
            <text:p>0</text:p>
          </table:table-cell>
          <table:table-cell table:formula="of:=ROUND([.F30];0)" office:value-type="float" office:value="0">
            <text:p>0</text:p>
          </table:table-cell>
          <table:table-cell/>
          <table:table-cell table:formula="of:=IF([.A30]&lt;=[.$D$38];&quot;    db&quot;;&quot;&quot;)">
            <text:p/>
          </table:table-cell>
          <table:table-cell table:formula="of:=IF([.A30]&lt;=[.$D$38]; CONCATENATE(TEXT([.G30];&quot;#.#&quot;); &quot; - STEPS_TO_UPDATE_TIMER&quot;);&quot;&quot;)">
            <text:p/>
          </table:table-cell>
          <table:table-cell table:style-name="ce35" table:formula="of:=IF([.A30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([.A31] -[.$D$38])/[.$D$38]" office:value-type="float" office:value="1.23076923076923">
            <text:p>1.2307692308</text:p>
          </table:table-cell>
          <table:table-cell table:formula="of:=IF([.A31] &lt;= [.$D$38]; ASIN([.B31]); 0)" office:value-type="float" office:value="0">
            <text:p>0</text:p>
          </table:table-cell>
          <table:table-cell table:formula="of:=[.C31]/[.$D$36]" office:value-type="float" office:value="0">
            <text:p>0</text:p>
          </table:table-cell>
          <table:table-cell table:formula="of:=[.D31]*[.$D$37]" office:value-type="float" office:value="0">
            <text:p>0</text:p>
          </table:table-cell>
          <table:table-cell table:formula="of:=[.E31]-[.E30]" office:value-type="float" office:value="0">
            <text:p>0</text:p>
          </table:table-cell>
          <table:table-cell table:formula="of:=ROUND([.F31];0)" office:value-type="float" office:value="0">
            <text:p>0</text:p>
          </table:table-cell>
          <table:table-cell/>
          <table:table-cell table:formula="of:=IF([.A31]&lt;=[.$D$38];&quot;    db&quot;;&quot;&quot;)">
            <text:p/>
          </table:table-cell>
          <table:table-cell table:formula="of:=IF([.A31]&lt;=[.$D$38]; CONCATENATE(TEXT([.G31];&quot;#.#&quot;); &quot; - STEPS_TO_UPDATE_TIMER&quot;);&quot;&quot;)">
            <text:p/>
          </table:table-cell>
          <table:table-cell table:style-name="ce35" table:formula="of:=IF([.A31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([.A32] -[.$D$38])/[.$D$38]" office:value-type="float" office:value="1.30769230769231">
            <text:p>1.3076923077</text:p>
          </table:table-cell>
          <table:table-cell table:formula="of:=IF([.A32] &lt;= [.$D$38]; ASIN([.B32]); 0)" office:value-type="float" office:value="0">
            <text:p>0</text:p>
          </table:table-cell>
          <table:table-cell table:formula="of:=[.C32]/[.$D$36]" office:value-type="float" office:value="0">
            <text:p>0</text:p>
          </table:table-cell>
          <table:table-cell table:formula="of:=[.D32]*[.$D$37]" office:value-type="float" office:value="0">
            <text:p>0</text:p>
          </table:table-cell>
          <table:table-cell table:formula="of:=[.E32]-[.E31]" office:value-type="float" office:value="0">
            <text:p>0</text:p>
          </table:table-cell>
          <table:table-cell table:formula="of:=ROUND([.F32];0)" office:value-type="float" office:value="0">
            <text:p>0</text:p>
          </table:table-cell>
          <table:table-cell/>
          <table:table-cell table:formula="of:=IF([.A32]&lt;=[.$D$38];&quot;    db&quot;;&quot;&quot;)">
            <text:p/>
          </table:table-cell>
          <table:table-cell table:formula="of:=IF([.A32]&lt;=[.$D$38]; CONCATENATE(TEXT([.G32];&quot;#.#&quot;); &quot; - STEPS_TO_UPDATE_TIMER&quot;);&quot;&quot;)">
            <text:p/>
          </table:table-cell>
          <table:table-cell table:style-name="ce35" table:formula="of:=IF([.A32]&lt;=[.$D$38]; CONCATENATE(&quot;; Next Step Delay &quot;; TEXT([.$D$35];&quot;0&quot;));&quot;&quot;)">
            <text:p/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5"/>
          <table:table-cell/>
        </table:table-row>
        <table:table-row table:style-name="ro5">
          <table:table-cell table:number-columns-repeated="2"/>
          <table:table-cell table:style-name="ce36" office:value-type="string">
            <text:p>CPU MHz</text:p>
          </table:table-cell>
          <table:table-cell table:style-name="Input_20_Cell" office:value-type="float" office:value="16">
            <text:p>16</text:p>
          </table:table-cell>
          <table:table-cell table:style-name="ce38" office:value-type="string">
            <text:p>Prescale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37" office:value-type="string">
            <text:p>Target Freq</text:p>
          </table:table-cell>
          <table:table-cell table:style-name="Input_20_Cell" office:value-type="float" office:value="1200">
            <text:p>1200</text:p>
          </table:table-cell>
          <table:table-cell table:style-name="ce38" office:value-type="string">
            <text:p>Total cycles for ¼ wave</text:p>
          </table:table-cell>
          <table:table-cell table:formula="of:=SUM([.F3:.F24])*[.F34]" office:value-type="float" office:value="833.333333333334">
            <text:p>833.3333333333</text:p>
          </table:table-cell>
          <table:table-cell table:formula="of:=SUM([.G3:.G24])*[.G34]" office:value-type="float" office:value="834">
            <text:p>83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Omega</text:p>
          </table:table-cell>
          <table:table-cell table:formula="of:=PI()*[.D35]*2" office:value-type="float" office:value="7539.8223686155">
            <text:p>7539.8223686155</text:p>
          </table:table-cell>
          <table:table-cell table:style-name="ce38" office:value-type="string">
            <text:p>¼ wave in (seconds)</text:p>
          </table:table-cell>
          <table:table-cell table:formula="of:=[.F35]/[.$D$37]" office:value-type="float" office:value="0.000208333333333333">
            <text:p>0.0002083333</text:p>
          </table:table-cell>
          <table:table-cell table:formula="of:=[.G35]/[.$D$37]" office:value-type="float" office:value="0.0002085">
            <text:p>0.0002085</text:p>
          </table:table-cell>
          <table:table-cell/>
          <table:table-cell table:style-name="ce42" table:formula="of:=CONCATENATE(&quot;#define STEPS_TO_UPDATE_TIMER &quot;; TEXT([.E41];&quot;#&quot;))" office:value-type="string" office:string-value="#define STEPS_TO_UPDATE_TIMER " table:number-columns-spanned="2" table:number-rows-spanned="1">
            <text:p>#define STEPS_TO_UPDATE_TIMER 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fTMR0</text:p>
          </table:table-cell>
          <table:table-cell table:formula="of:=[.D34]*250000" office:value-type="float" office:value="4000000">
            <text:p>4000000</text:p>
          </table:table-cell>
          <table:table-cell table:style-name="ce38" office:value-type="string">
            <text:p>full wave in (seconds)</text:p>
          </table:table-cell>
          <table:table-cell table:formula="of:=[.F36]*4" office:value-type="float" office:value="0.000833333333333333">
            <text:p>0.0008333333</text:p>
          </table:table-cell>
          <table:table-cell table:formula="of:=[.G36]*4" office:value-type="float" office:value="0.000834">
            <text:p>0.00083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Steps / quarter wave</text:p>
          </table:table-cell>
          <table:table-cell table:formula="of:=[.D49]" office:value-type="float" office:value="13">
            <text:p>13</text:p>
          </table:table-cell>
          <table:table-cell table:style-name="ce38" office:value-type="string">
            <text:p>frequency (Hz)</text:p>
          </table:table-cell>
          <table:table-cell table:formula="of:=1/[.F37]" office:value-type="float" office:value="1200">
            <text:p>1200</text:p>
          </table:table-cell>
          <table:table-cell table:formula="of:=1/[.G37]" office:value-type="float" office:value="1199.04076738609">
            <text:p>1199.0407673861</text:p>
          </table:table-cell>
          <table:table-cell/>
          <table:table-cell table:style-name="Default" table:number-columns-repeated="2"/>
          <table:table-cell/>
          <table:table-cell table:style-name="ce39"/>
        </table:table-row>
        <table:table-row table:style-name="ro1">
          <table:table-cell table:number-columns-repeated="4"/>
          <table:table-cell table:style-name="ce38" office:value-type="string">
            <text:p>Error (%)</text:p>
          </table:table-cell>
          <table:table-cell table:style-name="ce39" table:formula="of:=([.F38]-[.$D$35])/[.$D$35]" office:value-type="percentage" office:value="0">
            <text:p>0.00%</text:p>
          </table:table-cell>
          <table:table-cell table:style-name="ce39" table:formula="of:=([.G38]-[.$D$35])/[.$D$35]" office:value-type="percentage" office:value="-0.000799360511590711">
            <text:p>-0.08%</text:p>
          </table:table-cell>
          <table:table-cell table:style-name="ce39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8" office:value-type="string">
            <text:p>Max latency before freq change</text:p>
          </table:table-cell>
          <table:table-cell table:formula="of:=[.G3]" office:value-type="float" office:value="209">
            <text:p>209</text:p>
          </table:table-cell>
          <table:table-cell table:style-name="ce39" table:formula="of:=[.F40]/[.D37]*1200" office:value-type="percentage" office:value="0.0627">
            <text:p>6.27%</text:p>
          </table:table-cell>
          <table:table-cell office:value-type="string">
            <text:p>bit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6"/>
          <table:table-cell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6"/>
          <table:table-cell table:style-name="ce35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>
            <text:p>Pins</text:p>
          </table:table-cell>
          <table:table-cell table:style-name="Input_20_Cell"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>
            <text:p>Levels per Pin</text:p>
          </table:table-cell>
          <table:table-cell table:style-name="Input_20_Cell"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Total levels</text:p>
          </table:table-cell>
          <table:table-cell table:formula="of:=[.D47]^[.D46]" office:value-type="float" office:value="27">
            <text:p>27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Steps / quarter wave</text:p>
          </table:table-cell>
          <table:table-cell table:formula="of:=ROUNDDOWN([.D48]/2;0)" office:value-type="float" office:value="13">
            <text:p>13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sed levels</text:p>
          </table:table-cell>
          <table:table-cell table:formula="of:=[.D49]*2" office:value-type="float" office:value="26">
            <text:p>26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5" office:value-type="string">
            <text:p>Output</text:p>
          </table:table-cell>
          <table:table-cell table:style-name="ce35" office:value-type="string">
            <text:p>Level</text:p>
          </table:table-cell>
          <table:table-cell table:style-name="ce35" office:value-type="string">
            <text:p>ArcSin</text:p>
          </table:table-cell>
          <table:table-cell table:style-name="ce35" office:value-type="string">
            <text:p>t (seconds)</text:p>
          </table:table-cell>
          <table:table-cell table:style-name="ce35" office:value-type="string">
            <text:p>t (TMR0)</text:p>
          </table:table-cell>
          <table:table-cell table:style-name="ce35" office:value-type="string">
            <text:p>Difference</text:p>
          </table:table-cell>
          <table:table-cell table:style-name="ce35" office:value-type="string">
            <text:p>Full rate</text:p>
          </table:table-cell>
          <table:table-cell/>
          <table:table-cell table:style-name="ce35" office:value-type="string">
            <text:p>Assembl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[.A56] -[.$D$38])/[.$D$38]" office:value-type="float" office:value="-1">
            <text:p>-1</text:p>
          </table:table-cell>
          <table:table-cell table:formula="of:=IF([.A56] &lt;= [.$D$38]; ASIN([.B56]); 0)" office:value-type="float" office:value="-1.5707963267949">
            <text:p>-1.5707963268</text:p>
          </table:table-cell>
          <table:table-cell table:formula="of:=[.C56]/[.$D$90]" office:value-type="float" office:value="-0.000113636363636364">
            <text:p>-0.0001136364</text:p>
          </table:table-cell>
          <table:table-cell table:formula="of:=[.D56]*[.$D$37]" office:value-type="float" office:value="-454.545454545455">
            <text:p>-454.5454545455</text:p>
          </table:table-cell>
          <table:table-cell table:number-columns-repeated="3"/>
          <table:table-cell table:style-name="ce40" table:formula="of:=CONCATENATE(&quot;WaveTable&quot;; TEXT([.D89] ;&quot;###.#&quot;);&quot;:&quot;)" office:value-type="string" office:string-value="WaveTable2200:">
            <text:p>WaveTable2200: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[.A57] -[.$D$38])/[.$D$38]" office:value-type="float" office:value="-0.923076923076923">
            <text:p>-0.9230769231</text:p>
          </table:table-cell>
          <table:table-cell table:formula="of:=IF([.A57] &lt;= [.$D$38]; ASIN([.B57]); 0)" office:value-type="float" office:value="-1.17600520709514">
            <text:p>-1.1760052071</text:p>
          </table:table-cell>
          <table:table-cell table:formula="of:=[.C57]/[.$D$90]" office:value-type="float" office:value="-0.0000850759280959086">
            <text:p>-8.50759280959086E-005</text:p>
          </table:table-cell>
          <table:table-cell table:formula="of:=[.D57]*[.$D$37]" office:value-type="float" office:value="-340.303712383634">
            <text:p>-340.3037123836</text:p>
          </table:table-cell>
          <table:table-cell table:formula="of:=[.E57]-[.E56]" office:value-type="float" office:value="114.24174216182">
            <text:p>114.2417421618</text:p>
          </table:table-cell>
          <table:table-cell table:formula="of:=ROUND([.F57];0)" office:value-type="float" office:value="114">
            <text:p>114</text:p>
          </table:table-cell>
          <table:table-cell/>
          <table:table-cell table:formula="of:=IF([.A57]&lt;=[.$D$38];&quot;    db&quot;;&quot;&quot;)" office:value-type="string" office:string-value="    db">
            <text:p><text:s text:c="4"/>db</text:p>
          </table:table-cell>
          <table:table-cell table:formula="of:=IF([.A57]&lt;=[.$D$38]; CONCATENATE(TEXT([.G57];&quot;#.#&quot;); &quot; - STEPS_TO_UPDATE_TIMER&quot;);&quot;&quot;)" office:value-type="string" office:string-value="114 - STEPS_TO_UPDATE_TIMER">
            <text:p>114 - STEPS_TO_UPDATE_TIMER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([.A58] -[.$D$38])/[.$D$38]" office:value-type="float" office:value="-0.846153846153846">
            <text:p>-0.8461538462</text:p>
          </table:table-cell>
          <table:table-cell table:formula="of:=IF([.A58] &lt;= [.$D$38]; ASIN([.B58]); 0)" office:value-type="float" office:value="-1.00872652378927">
            <text:p>-1.0087265238</text:p>
          </table:table-cell>
          <table:table-cell table:formula="of:=[.C58]/[.$D$90]" office:value-type="float" office:value="-0.0000729744602222575">
            <text:p>-7.29744602222575E-005</text:p>
          </table:table-cell>
          <table:table-cell table:formula="of:=[.D58]*[.$D$37]" office:value-type="float" office:value="-291.89784088903">
            <text:p>-291.897840889</text:p>
          </table:table-cell>
          <table:table-cell table:formula="of:=[.E58]-[.E57]" office:value-type="float" office:value="48.4058714946041">
            <text:p>48.4058714946</text:p>
          </table:table-cell>
          <table:table-cell table:formula="of:=ROUND([.F58];0)" office:value-type="float" office:value="48">
            <text:p>48</text:p>
          </table:table-cell>
          <table:table-cell/>
          <table:table-cell table:formula="of:=IF([.A58]&lt;=[.$D$38];&quot;    db&quot;;&quot;&quot;)" office:value-type="string" office:string-value="    db">
            <text:p><text:s text:c="4"/>db</text:p>
          </table:table-cell>
          <table:table-cell table:formula="of:=IF([.A58]&lt;=[.$D$38]; CONCATENATE(TEXT([.G58];&quot;#.#&quot;); &quot; - STEPS_TO_UPDATE_TIMER&quot;);&quot;&quot;)" office:value-type="string" office:string-value="48 - STEPS_TO_UPDATE_TIMER">
            <text:p>48 - STEPS_TO_UPDATE_TIMER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([.A59] -[.$D$38])/[.$D$38]" office:value-type="float" office:value="-0.769230769230769">
            <text:p>-0.7692307692</text:p>
          </table:table-cell>
          <table:table-cell table:formula="of:=IF([.A59] &lt;= [.$D$38]; ASIN([.B59]); 0)" office:value-type="float" office:value="-0.877636419218143">
            <text:p>-0.8776364192</text:p>
          </table:table-cell>
          <table:table-cell table:formula="of:=[.C59]/[.$D$90]" office:value-type="float" office:value="-0.0000634909883436538">
            <text:p>-0.000063491</text:p>
          </table:table-cell>
          <table:table-cell table:formula="of:=[.D59]*[.$D$37]" office:value-type="float" office:value="-253.963953374615">
            <text:p>-253.9639533746</text:p>
          </table:table-cell>
          <table:table-cell table:formula="of:=[.E59]-[.E58]" office:value-type="float" office:value="37.933887514415">
            <text:p>37.9338875144</text:p>
          </table:table-cell>
          <table:table-cell table:formula="of:=ROUND([.F59];0)" office:value-type="float" office:value="38">
            <text:p>38</text:p>
          </table:table-cell>
          <table:table-cell/>
          <table:table-cell table:formula="of:=IF([.A59]&lt;=[.$D$38];&quot;    db&quot;;&quot;&quot;)" office:value-type="string" office:string-value="    db">
            <text:p><text:s text:c="4"/>db</text:p>
          </table:table-cell>
          <table:table-cell table:formula="of:=IF([.A59]&lt;=[.$D$38]; CONCATENATE(TEXT([.G59];&quot;#.#&quot;); &quot; - STEPS_TO_UPDATE_TIMER&quot;);&quot;&quot;)" office:value-type="string" office:string-value="38 - STEPS_TO_UPDATE_TIMER">
            <text:p>38 - STEPS_TO_UPDATE_TIMER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[.A60] -[.$D$38])/[.$D$38]" office:value-type="float" office:value="-0.692307692307692">
            <text:p>-0.6923076923</text:p>
          </table:table-cell>
          <table:table-cell table:formula="of:=IF([.A60] &lt;= [.$D$38]; ASIN([.B60]); 0)" office:value-type="float" office:value="-0.76468217786267">
            <text:p>-0.7646821779</text:p>
          </table:table-cell>
          <table:table-cell table:formula="of:=[.C60]/[.$D$90]" office:value-type="float" office:value="-0.0000553195220459636">
            <text:p>-5.53195220459636E-005</text:p>
          </table:table-cell>
          <table:table-cell table:formula="of:=[.D60]*[.$D$37]" office:value-type="float" office:value="-221.278088183854">
            <text:p>-221.2780881839</text:p>
          </table:table-cell>
          <table:table-cell table:formula="of:=[.E60]-[.E59]" office:value-type="float" office:value="32.6858651907609">
            <text:p>32.6858651908</text:p>
          </table:table-cell>
          <table:table-cell table:formula="of:=ROUND([.F60];0)" office:value-type="float" office:value="33">
            <text:p>33</text:p>
          </table:table-cell>
          <table:table-cell/>
          <table:table-cell table:formula="of:=IF([.A60]&lt;=[.$D$38];&quot;    db&quot;;&quot;&quot;)" office:value-type="string" office:string-value="    db">
            <text:p><text:s text:c="4"/>db</text:p>
          </table:table-cell>
          <table:table-cell table:formula="of:=IF([.A60]&lt;=[.$D$38]; CONCATENATE(TEXT([.G60];&quot;#.#&quot;); &quot; - STEPS_TO_UPDATE_TIMER&quot;);&quot;&quot;)" office:value-type="string" office:string-value="33 - STEPS_TO_UPDATE_TIMER">
            <text:p>33 - STEPS_TO_UPDATE_TIMER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[.A61] -[.$D$38])/[.$D$38]" office:value-type="float" office:value="-0.615384615384615">
            <text:p>-0.6153846154</text:p>
          </table:table-cell>
          <table:table-cell table:formula="of:=IF([.A61] &lt;= [.$D$38]; ASIN([.B61]); 0)" office:value-type="float" office:value="-0.662873823650136">
            <text:p>-0.6628738237</text:p>
          </table:table-cell>
          <table:table-cell table:formula="of:=[.C61]/[.$D$90]" office:value-type="float" office:value="-0.0000479543844000656">
            <text:p>-4.79543844000656E-005</text:p>
          </table:table-cell>
          <table:table-cell table:formula="of:=[.D61]*[.$D$37]" office:value-type="float" office:value="-191.817537600263">
            <text:p>-191.8175376003</text:p>
          </table:table-cell>
          <table:table-cell table:formula="of:=[.E61]-[.E60]" office:value-type="float" office:value="29.4605505835917">
            <text:p>29.4605505836</text:p>
          </table:table-cell>
          <table:table-cell table:formula="of:=ROUND([.F61];0)" office:value-type="float" office:value="29">
            <text:p>29</text:p>
          </table:table-cell>
          <table:table-cell/>
          <table:table-cell table:formula="of:=IF([.A61]&lt;=[.$D$38];&quot;    db&quot;;&quot;&quot;)" office:value-type="string" office:string-value="    db">
            <text:p><text:s text:c="4"/>db</text:p>
          </table:table-cell>
          <table:table-cell table:formula="of:=IF([.A61]&lt;=[.$D$38]; CONCATENATE(TEXT([.G61];&quot;#.#&quot;); &quot; - STEPS_TO_UPDATE_TIMER&quot;);&quot;&quot;)" office:value-type="string" office:string-value="29 - STEPS_TO_UPDATE_TIMER">
            <text:p>29 - STEPS_TO_UPDATE_TIMER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([.A62] -[.$D$38])/[.$D$38]" office:value-type="float" office:value="-0.538461538461538">
            <text:p>-0.5384615385</text:p>
          </table:table-cell>
          <table:table-cell table:formula="of:=IF([.A62] &lt;= [.$D$38]; ASIN([.B62]); 0)" office:value-type="float" office:value="-0.568610300264182">
            <text:p>-0.5686103003</text:p>
          </table:table-cell>
          <table:table-cell table:formula="of:=[.C62]/[.$D$90]" office:value-type="float" office:value="-0.0000411350636272779">
            <text:p>-4.11350636272779E-005</text:p>
          </table:table-cell>
          <table:table-cell table:formula="of:=[.D62]*[.$D$37]" office:value-type="float" office:value="-164.540254509112">
            <text:p>-164.5402545091</text:p>
          </table:table-cell>
          <table:table-cell table:formula="of:=[.E62]-[.E61]" office:value-type="float" office:value="27.2772830911509">
            <text:p>27.2772830912</text:p>
          </table:table-cell>
          <table:table-cell table:formula="of:=ROUND([.F62];0)" office:value-type="float" office:value="27">
            <text:p>27</text:p>
          </table:table-cell>
          <table:table-cell/>
          <table:table-cell table:formula="of:=IF([.A62]&lt;=[.$D$38];&quot;    db&quot;;&quot;&quot;)" office:value-type="string" office:string-value="    db">
            <text:p><text:s text:c="4"/>db</text:p>
          </table:table-cell>
          <table:table-cell table:formula="of:=IF([.A62]&lt;=[.$D$38]; CONCATENATE(TEXT([.G62];&quot;#.#&quot;); &quot; - STEPS_TO_UPDATE_TIMER&quot;);&quot;&quot;)" office:value-type="string" office:string-value="27 - STEPS_TO_UPDATE_TIMER">
            <text:p>27 - STEPS_TO_UPDATE_TIMER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([.A63] -[.$D$38])/[.$D$38]" office:value-type="float" office:value="-0.461538461538462">
            <text:p>-0.4615384615</text:p>
          </table:table-cell>
          <table:table-cell table:formula="of:=IF([.A63] &lt;= [.$D$38]; ASIN([.B63]); 0)" office:value-type="float" office:value="-0.479728637675753">
            <text:p>-0.4797286377</text:p>
          </table:table-cell>
          <table:table-cell table:formula="of:=[.C63]/[.$D$90]" office:value-type="float" office:value="-0.0000347050836494713">
            <text:p>-3.47050836494713E-005</text:p>
          </table:table-cell>
          <table:table-cell table:formula="of:=[.D63]*[.$D$37]" office:value-type="float" office:value="-138.820334597885">
            <text:p>-138.8203345979</text:p>
          </table:table-cell>
          <table:table-cell table:formula="of:=[.E63]-[.E62]" office:value-type="float" office:value="25.7199199112264">
            <text:p>25.7199199112</text:p>
          </table:table-cell>
          <table:table-cell table:formula="of:=ROUND([.F63];0)" office:value-type="float" office:value="26">
            <text:p>26</text:p>
          </table:table-cell>
          <table:table-cell/>
          <table:table-cell table:formula="of:=IF([.A63]&lt;=[.$D$38];&quot;    db&quot;;&quot;&quot;)" office:value-type="string" office:string-value="    db">
            <text:p><text:s text:c="4"/>db</text:p>
          </table:table-cell>
          <table:table-cell table:formula="of:=IF([.A63]&lt;=[.$D$38]; CONCATENATE(TEXT([.G63];&quot;#.#&quot;); &quot; - STEPS_TO_UPDATE_TIMER&quot;);&quot;&quot;)" office:value-type="string" office:string-value="26 - STEPS_TO_UPDATE_TIMER">
            <text:p>26 - STEPS_TO_UPDATE_TIME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[.A64] -[.$D$38])/[.$D$38]" office:value-type="float" office:value="-0.384615384615385">
            <text:p>-0.3846153846</text:p>
          </table:table-cell>
          <table:table-cell table:formula="of:=IF([.A64] &lt;= [.$D$38]; ASIN([.B64]); 0)" office:value-type="float" office:value="-0.394791119699762">
            <text:p>-0.3947911197</text:p>
          </table:table-cell>
          <table:table-cell table:formula="of:=[.C64]/[.$D$90]" office:value-type="float" office:value="-0.0000285604355404551">
            <text:p>-2.85604355404551E-005</text:p>
          </table:table-cell>
          <table:table-cell table:formula="of:=[.D64]*[.$D$37]" office:value-type="float" office:value="-114.24174216182">
            <text:p>-114.2417421618</text:p>
          </table:table-cell>
          <table:table-cell table:formula="of:=[.E64]-[.E63]" office:value-type="float" office:value="24.5785924360649">
            <text:p>24.5785924361</text:p>
          </table:table-cell>
          <table:table-cell table:formula="of:=ROUND([.F64];0)" office:value-type="float" office:value="25">
            <text:p>25</text:p>
          </table:table-cell>
          <table:table-cell/>
          <table:table-cell table:formula="of:=IF([.A64]&lt;=[.$D$38];&quot;    db&quot;;&quot;&quot;)" office:value-type="string" office:string-value="    db">
            <text:p><text:s text:c="4"/>db</text:p>
          </table:table-cell>
          <table:table-cell table:formula="of:=IF([.A64]&lt;=[.$D$38]; CONCATENATE(TEXT([.G64];&quot;#.#&quot;); &quot; - STEPS_TO_UPDATE_TIMER&quot;);&quot;&quot;)" office:value-type="string" office:string-value="25 - STEPS_TO_UPDATE_TIMER">
            <text:p>25 - STEPS_TO_UPDATE_TIMER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([.A65] -[.$D$38])/[.$D$38]" office:value-type="float" office:value="-0.307692307692308">
            <text:p>-0.3076923077</text:p>
          </table:table-cell>
          <table:table-cell table:formula="of:=IF([.A65] &lt;= [.$D$38]; ASIN([.B65]); 0)" office:value-type="float" office:value="-0.312766721941545">
            <text:p>-0.3127667219</text:p>
          </table:table-cell>
          <table:table-cell table:formula="of:=[.C65]/[.$D$90]" office:value-type="float" office:value="-0.0000226265317416569">
            <text:p>-2.26265317416569E-005</text:p>
          </table:table-cell>
          <table:table-cell table:formula="of:=[.D65]*[.$D$37]" office:value-type="float" office:value="-90.5061269666277">
            <text:p>-90.5061269666</text:p>
          </table:table-cell>
          <table:table-cell table:formula="of:=[.E65]-[.E64]" office:value-type="float" office:value="23.7356151951926">
            <text:p>23.7356151952</text:p>
          </table:table-cell>
          <table:table-cell table:formula="of:=ROUND([.F65];0)" office:value-type="float" office:value="24">
            <text:p>24</text:p>
          </table:table-cell>
          <table:table-cell/>
          <table:table-cell table:formula="of:=IF([.A65]&lt;=[.$D$38];&quot;    db&quot;;&quot;&quot;)" office:value-type="string" office:string-value="    db">
            <text:p><text:s text:c="4"/>db</text:p>
          </table:table-cell>
          <table:table-cell table:formula="of:=IF([.A65]&lt;=[.$D$38]; CONCATENATE(TEXT([.G65];&quot;#.#&quot;); &quot; - STEPS_TO_UPDATE_TIMER&quot;);&quot;&quot;)" office:value-type="string" office:string-value="24 - STEPS_TO_UPDATE_TIMER">
            <text:p>24 - STEPS_TO_UPDATE_TIMER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([.A66] -[.$D$38])/[.$D$38]" office:value-type="float" office:value="-0.230769230769231">
            <text:p>-0.2307692308</text:p>
          </table:table-cell>
          <table:table-cell table:formula="of:=IF([.A66] &lt;= [.$D$38]; ASIN([.B66]); 0)" office:value-type="float" office:value="-0.232868178258082">
            <text:p>-0.2328681783</text:p>
          </table:table-cell>
          <table:table-cell table:formula="of:=[.C66]/[.$D$90]" office:value-type="float" office:value="-0.0000168464189357175">
            <text:p>-1.68464189357175E-005</text:p>
          </table:table-cell>
          <table:table-cell table:formula="of:=[.D66]*[.$D$37]" office:value-type="float" office:value="-67.3856757428699">
            <text:p>-67.3856757429</text:p>
          </table:table-cell>
          <table:table-cell table:formula="of:=[.E66]-[.E65]" office:value-type="float" office:value="23.1204512237578">
            <text:p>23.1204512238</text:p>
          </table:table-cell>
          <table:table-cell table:formula="of:=ROUND([.F66];0)" office:value-type="float" office:value="23">
            <text:p>23</text:p>
          </table:table-cell>
          <table:table-cell/>
          <table:table-cell table:formula="of:=IF([.A66]&lt;=[.$D$38];&quot;    db&quot;;&quot;&quot;)" office:value-type="string" office:string-value="    db">
            <text:p><text:s text:c="4"/>db</text:p>
          </table:table-cell>
          <table:table-cell table:formula="of:=IF([.A66]&lt;=[.$D$38]; CONCATENATE(TEXT([.G66];&quot;#.#&quot;); &quot; - STEPS_TO_UPDATE_TIMER&quot;);&quot;&quot;)" office:value-type="string" office:string-value="23 - STEPS_TO_UPDATE_TIMER">
            <text:p>23 - STEPS_TO_UPDATE_TIMER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([.A67] -[.$D$38])/[.$D$38]" office:value-type="float" office:value="-0.153846153846154">
            <text:p>-0.1538461538</text:p>
          </table:table-cell>
          <table:table-cell table:formula="of:=IF([.A67] &lt;= [.$D$38]; ASIN([.B67]); 0)" office:value-type="float" office:value="-0.154459598484184">
            <text:p>-0.1544595985</text:p>
          </table:table-cell>
          <table:table-cell table:formula="of:=[.C67]/[.$D$90]" office:value-type="float" office:value="-0.0000111740948212488">
            <text:p>-1.11740948212488E-005</text:p>
          </table:table-cell>
          <table:table-cell table:formula="of:=[.D67]*[.$D$37]" office:value-type="float" office:value="-44.6963792849951">
            <text:p>-44.696379285</text:p>
          </table:table-cell>
          <table:table-cell table:formula="of:=[.E67]-[.E66]" office:value-type="float" office:value="22.6892964578747">
            <text:p>22.6892964579</text:p>
          </table:table-cell>
          <table:table-cell table:formula="of:=ROUND([.F67];0)" office:value-type="float" office:value="23">
            <text:p>23</text:p>
          </table:table-cell>
          <table:table-cell/>
          <table:table-cell table:formula="of:=IF([.A67]&lt;=[.$D$38];&quot;    db&quot;;&quot;&quot;)" office:value-type="string" office:string-value="    db">
            <text:p><text:s text:c="4"/>db</text:p>
          </table:table-cell>
          <table:table-cell table:formula="of:=IF([.A67]&lt;=[.$D$38]; CONCATENATE(TEXT([.G67];&quot;#.#&quot;); &quot; - STEPS_TO_UPDATE_TIMER&quot;);&quot;&quot;)" office:value-type="string" office:string-value="23 - STEPS_TO_UPDATE_TIMER">
            <text:p>23 - STEPS_TO_UPDATE_TIMER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([.A68] -[.$D$38])/[.$D$38]" office:value-type="float" office:value="-0.0769230769230769">
            <text:p>-0.0769230769</text:p>
          </table:table-cell>
          <table:table-cell table:formula="of:=IF([.A68] &lt;= [.$D$38]; ASIN([.B68]); 0)" office:value-type="float" office:value="-0.0769991406568236">
            <text:p>-0.0769991407</text:p>
          </table:table-cell>
          <table:table-cell table:formula="of:=[.C68]/[.$D$90]" office:value-type="float" office:value="-0.00000557036084061891">
            <text:p>-5.57036084061891E-006</text:p>
          </table:table-cell>
          <table:table-cell table:formula="of:=[.D68]*[.$D$37]" office:value-type="float" office:value="-22.2814433624756">
            <text:p>-22.2814433625</text:p>
          </table:table-cell>
          <table:table-cell table:formula="of:=[.E68]-[.E67]" office:value-type="float" office:value="22.4149359225195">
            <text:p>22.4149359225</text:p>
          </table:table-cell>
          <table:table-cell table:formula="of:=ROUND([.F68];0)" office:value-type="float" office:value="22">
            <text:p>22</text:p>
          </table:table-cell>
          <table:table-cell/>
          <table:table-cell table:formula="of:=IF([.A68]&lt;=[.$D$38];&quot;    db&quot;;&quot;&quot;)" office:value-type="string" office:string-value="    db">
            <text:p><text:s text:c="4"/>db</text:p>
          </table:table-cell>
          <table:table-cell table:formula="of:=IF([.A68]&lt;=[.$D$38]; CONCATENATE(TEXT([.G68];&quot;#.#&quot;); &quot; - STEPS_TO_UPDATE_TIMER&quot;);&quot;&quot;)" office:value-type="string" office:string-value="22 - STEPS_TO_UPDATE_TIMER">
            <text:p>22 - STEPS_TO_UPDATE_TIMER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([.A69] -[.$D$38])/[.$D$38]" office:value-type="float" office:value="0">
            <text:p>0</text:p>
          </table:table-cell>
          <table:table-cell table:formula="of:=IF([.A69] &lt;= [.$D$38]; ASIN([.B69]); 0)" office:value-type="float" office:value="0">
            <text:p>0</text:p>
          </table:table-cell>
          <table:table-cell table:formula="of:=[.C69]/[.$D$90]" office:value-type="float" office:value="0">
            <text:p>0</text:p>
          </table:table-cell>
          <table:table-cell table:formula="of:=[.D69]*[.$D$37]" office:value-type="float" office:value="0">
            <text:p>0</text:p>
          </table:table-cell>
          <table:table-cell table:formula="of:=[.E69]-[.E68]" office:value-type="float" office:value="22.2814433624756">
            <text:p>22.2814433625</text:p>
          </table:table-cell>
          <table:table-cell table:formula="of:=ROUND([.F69];0)" office:value-type="float" office:value="22">
            <text:p>22</text:p>
          </table:table-cell>
          <table:table-cell/>
          <table:table-cell table:formula="of:=IF([.A69]&lt;=[.$D$38];&quot;    db&quot;;&quot;&quot;)" office:value-type="string" office:string-value="    db">
            <text:p><text:s text:c="4"/>db</text:p>
          </table:table-cell>
          <table:table-cell table:formula="of:=IF([.A69]&lt;=[.$D$38]; CONCATENATE(TEXT([.G69];&quot;#.#&quot;); &quot; - STEPS_TO_UPDATE_TIMER&quot;);&quot;&quot;)" office:value-type="string" office:string-value="22 - STEPS_TO_UPDATE_TIMER">
            <text:p>22 - STEPS_TO_UPDATE_TIMER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([.A70] -[.$D$38])/[.$D$38]" office:value-type="float" office:value="0.0769230769230769">
            <text:p>0.0769230769</text:p>
          </table:table-cell>
          <table:table-cell table:formula="of:=IF([.A70] &lt;= [.$D$38]; ASIN([.B70]); 0)" office:value-type="float" office:value="0">
            <text:p>0</text:p>
          </table:table-cell>
          <table:table-cell table:formula="of:=[.C70]/[.$D$90]" office:value-type="float" office:value="0">
            <text:p>0</text:p>
          </table:table-cell>
          <table:table-cell table:formula="of:=[.D70]*[.$D$37]" office:value-type="float" office:value="0">
            <text:p>0</text:p>
          </table:table-cell>
          <table:table-cell table:formula="of:=[.E70]-[.E69]" office:value-type="float" office:value="0">
            <text:p>0</text:p>
          </table:table-cell>
          <table:table-cell table:formula="of:=ROUND([.F70];0)" office:value-type="float" office:value="0">
            <text:p>0</text:p>
          </table:table-cell>
          <table:table-cell/>
          <table:table-cell table:formula="of:=IF([.A70]&lt;=[.$D$38];&quot;    db&quot;;&quot;&quot;)">
            <text:p/>
          </table:table-cell>
          <table:table-cell table:formula="of:=IF([.A70]&lt;=[.$D$38]; CONCATENATE(TEXT([.G70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([.A71] -[.$D$38])/[.$D$38]" office:value-type="float" office:value="0.153846153846154">
            <text:p>0.1538461538</text:p>
          </table:table-cell>
          <table:table-cell table:formula="of:=IF([.A71] &lt;= [.$D$38]; ASIN([.B71]); 0)" office:value-type="float" office:value="0">
            <text:p>0</text:p>
          </table:table-cell>
          <table:table-cell table:formula="of:=[.C71]/[.$D$90]" office:value-type="float" office:value="0">
            <text:p>0</text:p>
          </table:table-cell>
          <table:table-cell table:formula="of:=[.D71]*[.$D$37]" office:value-type="float" office:value="0">
            <text:p>0</text:p>
          </table:table-cell>
          <table:table-cell table:formula="of:=[.E71]-[.E70]" office:value-type="float" office:value="0">
            <text:p>0</text:p>
          </table:table-cell>
          <table:table-cell table:formula="of:=ROUND([.F71];0)" office:value-type="float" office:value="0">
            <text:p>0</text:p>
          </table:table-cell>
          <table:table-cell/>
          <table:table-cell table:formula="of:=IF([.A71]&lt;=[.$D$38];&quot;    db&quot;;&quot;&quot;)">
            <text:p/>
          </table:table-cell>
          <table:table-cell table:formula="of:=IF([.A71]&lt;=[.$D$38]; CONCATENATE(TEXT([.G71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([.A72] -[.$D$38])/[.$D$38]" office:value-type="float" office:value="0.230769230769231">
            <text:p>0.2307692308</text:p>
          </table:table-cell>
          <table:table-cell table:formula="of:=IF([.A72] &lt;= [.$D$38]; ASIN([.B72]); 0)" office:value-type="float" office:value="0">
            <text:p>0</text:p>
          </table:table-cell>
          <table:table-cell table:formula="of:=[.C72]/[.$D$90]" office:value-type="float" office:value="0">
            <text:p>0</text:p>
          </table:table-cell>
          <table:table-cell table:formula="of:=[.D72]*[.$D$37]" office:value-type="float" office:value="0">
            <text:p>0</text:p>
          </table:table-cell>
          <table:table-cell table:formula="of:=[.E72]-[.E71]" office:value-type="float" office:value="0">
            <text:p>0</text:p>
          </table:table-cell>
          <table:table-cell table:formula="of:=ROUND([.F72];0)" office:value-type="float" office:value="0">
            <text:p>0</text:p>
          </table:table-cell>
          <table:table-cell/>
          <table:table-cell table:formula="of:=IF([.A72]&lt;=[.$D$38];&quot;    db&quot;;&quot;&quot;)">
            <text:p/>
          </table:table-cell>
          <table:table-cell table:formula="of:=IF([.A72]&lt;=[.$D$38]; CONCATENATE(TEXT([.G72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([.A73] -[.$D$38])/[.$D$38]" office:value-type="float" office:value="0.307692307692308">
            <text:p>0.3076923077</text:p>
          </table:table-cell>
          <table:table-cell table:formula="of:=IF([.A73] &lt;= [.$D$38]; ASIN([.B73]); 0)" office:value-type="float" office:value="0">
            <text:p>0</text:p>
          </table:table-cell>
          <table:table-cell table:formula="of:=[.C73]/[.$D$90]" office:value-type="float" office:value="0">
            <text:p>0</text:p>
          </table:table-cell>
          <table:table-cell table:formula="of:=[.D73]*[.$D$37]" office:value-type="float" office:value="0">
            <text:p>0</text:p>
          </table:table-cell>
          <table:table-cell table:formula="of:=[.E73]-[.E72]" office:value-type="float" office:value="0">
            <text:p>0</text:p>
          </table:table-cell>
          <table:table-cell table:formula="of:=ROUND([.F73];0)" office:value-type="float" office:value="0">
            <text:p>0</text:p>
          </table:table-cell>
          <table:table-cell/>
          <table:table-cell table:formula="of:=IF([.A73]&lt;=[.$D$38];&quot;    db&quot;;&quot;&quot;)">
            <text:p/>
          </table:table-cell>
          <table:table-cell table:formula="of:=IF([.A73]&lt;=[.$D$38]; CONCATENATE(TEXT([.G73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([.A74] -[.$D$38])/[.$D$38]" office:value-type="float" office:value="0.384615384615385">
            <text:p>0.3846153846</text:p>
          </table:table-cell>
          <table:table-cell table:formula="of:=IF([.A74] &lt;= [.$D$38]; ASIN([.B74]); 0)" office:value-type="float" office:value="0">
            <text:p>0</text:p>
          </table:table-cell>
          <table:table-cell table:formula="of:=[.C74]/[.$D$90]" office:value-type="float" office:value="0">
            <text:p>0</text:p>
          </table:table-cell>
          <table:table-cell table:formula="of:=[.D74]*[.$D$37]" office:value-type="float" office:value="0">
            <text:p>0</text:p>
          </table:table-cell>
          <table:table-cell table:formula="of:=[.E74]-[.E73]" office:value-type="float" office:value="0">
            <text:p>0</text:p>
          </table:table-cell>
          <table:table-cell table:formula="of:=ROUND([.F74];0)" office:value-type="float" office:value="0">
            <text:p>0</text:p>
          </table:table-cell>
          <table:table-cell/>
          <table:table-cell table:formula="of:=IF([.A74]&lt;=[.$D$38];&quot;    db&quot;;&quot;&quot;)">
            <text:p/>
          </table:table-cell>
          <table:table-cell table:formula="of:=IF([.A74]&lt;=[.$D$38]; CONCATENATE(TEXT([.G74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([.A75] -[.$D$38])/[.$D$38]" office:value-type="float" office:value="0.461538461538462">
            <text:p>0.4615384615</text:p>
          </table:table-cell>
          <table:table-cell table:formula="of:=IF([.A75] &lt;= [.$D$38]; ASIN([.B75]); 0)" office:value-type="float" office:value="0">
            <text:p>0</text:p>
          </table:table-cell>
          <table:table-cell table:formula="of:=[.C75]/[.$D$90]" office:value-type="float" office:value="0">
            <text:p>0</text:p>
          </table:table-cell>
          <table:table-cell table:formula="of:=[.D75]*[.$D$37]" office:value-type="float" office:value="0">
            <text:p>0</text:p>
          </table:table-cell>
          <table:table-cell table:formula="of:=[.E75]-[.E74]" office:value-type="float" office:value="0">
            <text:p>0</text:p>
          </table:table-cell>
          <table:table-cell table:formula="of:=ROUND([.F75];0)" office:value-type="float" office:value="0">
            <text:p>0</text:p>
          </table:table-cell>
          <table:table-cell/>
          <table:table-cell table:formula="of:=IF([.A75]&lt;=[.$D$38];&quot;    db&quot;;&quot;&quot;)">
            <text:p/>
          </table:table-cell>
          <table:table-cell table:formula="of:=IF([.A75]&lt;=[.$D$38]; CONCATENATE(TEXT([.G75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([.A76] -[.$D$38])/[.$D$38]" office:value-type="float" office:value="0.538461538461538">
            <text:p>0.5384615385</text:p>
          </table:table-cell>
          <table:table-cell table:formula="of:=IF([.A76] &lt;= [.$D$38]; ASIN([.B76]); 0)" office:value-type="float" office:value="0">
            <text:p>0</text:p>
          </table:table-cell>
          <table:table-cell table:formula="of:=[.C76]/[.$D$90]" office:value-type="float" office:value="0">
            <text:p>0</text:p>
          </table:table-cell>
          <table:table-cell table:formula="of:=[.D76]*[.$D$37]" office:value-type="float" office:value="0">
            <text:p>0</text:p>
          </table:table-cell>
          <table:table-cell table:formula="of:=[.E76]-[.E75]" office:value-type="float" office:value="0">
            <text:p>0</text:p>
          </table:table-cell>
          <table:table-cell table:formula="of:=ROUND([.F76];0)" office:value-type="float" office:value="0">
            <text:p>0</text:p>
          </table:table-cell>
          <table:table-cell/>
          <table:table-cell table:formula="of:=IF([.A76]&lt;=[.$D$38];&quot;    db&quot;;&quot;&quot;)">
            <text:p/>
          </table:table-cell>
          <table:table-cell table:formula="of:=IF([.A76]&lt;=[.$D$38]; CONCATENATE(TEXT([.G76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([.A77] -[.$D$38])/[.$D$38]" office:value-type="float" office:value="0.615384615384615">
            <text:p>0.6153846154</text:p>
          </table:table-cell>
          <table:table-cell table:formula="of:=IF([.A77] &lt;= [.$D$38]; ASIN([.B77]); 0)" office:value-type="float" office:value="0">
            <text:p>0</text:p>
          </table:table-cell>
          <table:table-cell table:formula="of:=[.C77]/[.$D$90]" office:value-type="float" office:value="0">
            <text:p>0</text:p>
          </table:table-cell>
          <table:table-cell table:formula="of:=[.D77]*[.$D$37]" office:value-type="float" office:value="0">
            <text:p>0</text:p>
          </table:table-cell>
          <table:table-cell table:formula="of:=[.E77]-[.E76]" office:value-type="float" office:value="0">
            <text:p>0</text:p>
          </table:table-cell>
          <table:table-cell table:formula="of:=ROUND([.F77];0)" office:value-type="float" office:value="0">
            <text:p>0</text:p>
          </table:table-cell>
          <table:table-cell/>
          <table:table-cell table:formula="of:=IF([.A77]&lt;=[.$D$38];&quot;    db&quot;;&quot;&quot;)">
            <text:p/>
          </table:table-cell>
          <table:table-cell table:formula="of:=IF([.A77]&lt;=[.$D$38]; CONCATENATE(TEXT([.G77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([.A78] -[.$D$38])/[.$D$38]" office:value-type="float" office:value="0.692307692307692">
            <text:p>0.6923076923</text:p>
          </table:table-cell>
          <table:table-cell table:formula="of:=IF([.A78] &lt;= [.$D$38]; ASIN([.B78]); 0)" office:value-type="float" office:value="0">
            <text:p>0</text:p>
          </table:table-cell>
          <table:table-cell table:formula="of:=[.C78]/[.$D$90]" office:value-type="float" office:value="0">
            <text:p>0</text:p>
          </table:table-cell>
          <table:table-cell table:formula="of:=[.D78]*[.$D$37]" office:value-type="float" office:value="0">
            <text:p>0</text:p>
          </table:table-cell>
          <table:table-cell table:formula="of:=[.E78]-[.E77]" office:value-type="float" office:value="0">
            <text:p>0</text:p>
          </table:table-cell>
          <table:table-cell table:formula="of:=ROUND([.F78];0)" office:value-type="float" office:value="0">
            <text:p>0</text:p>
          </table:table-cell>
          <table:table-cell/>
          <table:table-cell table:formula="of:=IF([.A78]&lt;=[.$D$38];&quot;    db&quot;;&quot;&quot;)">
            <text:p/>
          </table:table-cell>
          <table:table-cell table:formula="of:=IF([.A78]&lt;=[.$D$38]; CONCATENATE(TEXT([.G78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([.A79] -[.$D$38])/[.$D$38]" office:value-type="float" office:value="0.769230769230769">
            <text:p>0.7692307692</text:p>
          </table:table-cell>
          <table:table-cell table:formula="of:=IF([.A79] &lt;= [.$D$38]; ASIN([.B79]); 0)" office:value-type="float" office:value="0">
            <text:p>0</text:p>
          </table:table-cell>
          <table:table-cell table:formula="of:=[.C79]/[.$D$90]" office:value-type="float" office:value="0">
            <text:p>0</text:p>
          </table:table-cell>
          <table:table-cell table:formula="of:=[.D79]*[.$D$37]" office:value-type="float" office:value="0">
            <text:p>0</text:p>
          </table:table-cell>
          <table:table-cell table:formula="of:=[.E79]-[.E78]" office:value-type="float" office:value="0">
            <text:p>0</text:p>
          </table:table-cell>
          <table:table-cell table:formula="of:=ROUND([.F79];0)" office:value-type="float" office:value="0">
            <text:p>0</text:p>
          </table:table-cell>
          <table:table-cell/>
          <table:table-cell table:formula="of:=IF([.A79]&lt;=[.$D$38];&quot;    db&quot;;&quot;&quot;)">
            <text:p/>
          </table:table-cell>
          <table:table-cell table:formula="of:=IF([.A79]&lt;=[.$D$38]; CONCATENATE(TEXT([.G79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([.A80] -[.$D$38])/[.$D$38]" office:value-type="float" office:value="0.846153846153846">
            <text:p>0.8461538462</text:p>
          </table:table-cell>
          <table:table-cell table:formula="of:=IF([.A80] &lt;= [.$D$38]; ASIN([.B80]); 0)" office:value-type="float" office:value="0">
            <text:p>0</text:p>
          </table:table-cell>
          <table:table-cell table:formula="of:=[.C80]/[.$D$90]" office:value-type="float" office:value="0">
            <text:p>0</text:p>
          </table:table-cell>
          <table:table-cell table:formula="of:=[.D80]*[.$D$37]" office:value-type="float" office:value="0">
            <text:p>0</text:p>
          </table:table-cell>
          <table:table-cell table:formula="of:=[.E80]-[.E79]" office:value-type="float" office:value="0">
            <text:p>0</text:p>
          </table:table-cell>
          <table:table-cell table:formula="of:=ROUND([.F80];0)" office:value-type="float" office:value="0">
            <text:p>0</text:p>
          </table:table-cell>
          <table:table-cell/>
          <table:table-cell table:formula="of:=IF([.A80]&lt;=[.$D$38];&quot;    db&quot;;&quot;&quot;)">
            <text:p/>
          </table:table-cell>
          <table:table-cell table:formula="of:=IF([.A80]&lt;=[.$D$38]; CONCATENATE(TEXT([.G80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([.A81] -[.$D$38])/[.$D$38]" office:value-type="float" office:value="0.923076923076923">
            <text:p>0.9230769231</text:p>
          </table:table-cell>
          <table:table-cell table:formula="of:=IF([.A81] &lt;= [.$D$38]; ASIN([.B81]); 0)" office:value-type="float" office:value="0">
            <text:p>0</text:p>
          </table:table-cell>
          <table:table-cell table:formula="of:=[.C81]/[.$D$90]" office:value-type="float" office:value="0">
            <text:p>0</text:p>
          </table:table-cell>
          <table:table-cell table:formula="of:=[.D81]*[.$D$37]" office:value-type="float" office:value="0">
            <text:p>0</text:p>
          </table:table-cell>
          <table:table-cell table:formula="of:=[.E81]-[.E80]" office:value-type="float" office:value="0">
            <text:p>0</text:p>
          </table:table-cell>
          <table:table-cell table:formula="of:=ROUND([.F81];0)" office:value-type="float" office:value="0">
            <text:p>0</text:p>
          </table:table-cell>
          <table:table-cell/>
          <table:table-cell table:formula="of:=IF([.A81]&lt;=[.$D$38];&quot;    db&quot;;&quot;&quot;)">
            <text:p/>
          </table:table-cell>
          <table:table-cell table:formula="of:=IF([.A81]&lt;=[.$D$38]; CONCATENATE(TEXT([.G81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([.A82] -[.$D$38])/[.$D$38]" office:value-type="float" office:value="1">
            <text:p>1</text:p>
          </table:table-cell>
          <table:table-cell table:formula="of:=IF([.A82] &lt;= [.$D$38]; ASIN([.B82]); 0)" office:value-type="float" office:value="0">
            <text:p>0</text:p>
          </table:table-cell>
          <table:table-cell table:formula="of:=[.C82]/[.$D$90]" office:value-type="float" office:value="0">
            <text:p>0</text:p>
          </table:table-cell>
          <table:table-cell table:formula="of:=[.D82]*[.$D$37]" office:value-type="float" office:value="0">
            <text:p>0</text:p>
          </table:table-cell>
          <table:table-cell table:formula="of:=[.E82]-[.E81]" office:value-type="float" office:value="0">
            <text:p>0</text:p>
          </table:table-cell>
          <table:table-cell table:formula="of:=ROUND([.F82];0)" office:value-type="float" office:value="0">
            <text:p>0</text:p>
          </table:table-cell>
          <table:table-cell/>
          <table:table-cell table:formula="of:=IF([.A82]&lt;=[.$D$38];&quot;    db&quot;;&quot;&quot;)">
            <text:p/>
          </table:table-cell>
          <table:table-cell table:formula="of:=IF([.A82]&lt;=[.$D$38]; CONCATENATE(TEXT([.G82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([.A83] -[.$D$38])/[.$D$38]" office:value-type="float" office:value="1.07692307692308">
            <text:p>1.0769230769</text:p>
          </table:table-cell>
          <table:table-cell table:formula="of:=IF([.A83] &lt;= [.$D$38]; ASIN([.B83]); 0)" office:value-type="float" office:value="0">
            <text:p>0</text:p>
          </table:table-cell>
          <table:table-cell table:formula="of:=[.C83]/[.$D$90]" office:value-type="float" office:value="0">
            <text:p>0</text:p>
          </table:table-cell>
          <table:table-cell table:formula="of:=[.D83]*[.$D$37]" office:value-type="float" office:value="0">
            <text:p>0</text:p>
          </table:table-cell>
          <table:table-cell table:formula="of:=[.E83]-[.E82]" office:value-type="float" office:value="0">
            <text:p>0</text:p>
          </table:table-cell>
          <table:table-cell table:formula="of:=ROUND([.F83];0)" office:value-type="float" office:value="0">
            <text:p>0</text:p>
          </table:table-cell>
          <table:table-cell/>
          <table:table-cell table:formula="of:=IF([.A83]&lt;=[.$D$38];&quot;    db&quot;;&quot;&quot;)">
            <text:p/>
          </table:table-cell>
          <table:table-cell table:formula="of:=IF([.A83]&lt;=[.$D$38]; CONCATENATE(TEXT([.G83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([.A84] -[.$D$38])/[.$D$38]" office:value-type="float" office:value="1.15384615384615">
            <text:p>1.1538461538</text:p>
          </table:table-cell>
          <table:table-cell table:formula="of:=IF([.A84] &lt;= [.$D$38]; ASIN([.B84]); 0)" office:value-type="float" office:value="0">
            <text:p>0</text:p>
          </table:table-cell>
          <table:table-cell table:formula="of:=[.C84]/[.$D$90]" office:value-type="float" office:value="0">
            <text:p>0</text:p>
          </table:table-cell>
          <table:table-cell table:formula="of:=[.D84]*[.$D$37]" office:value-type="float" office:value="0">
            <text:p>0</text:p>
          </table:table-cell>
          <table:table-cell table:formula="of:=[.E84]-[.E83]" office:value-type="float" office:value="0">
            <text:p>0</text:p>
          </table:table-cell>
          <table:table-cell table:formula="of:=ROUND([.F84];0)" office:value-type="float" office:value="0">
            <text:p>0</text:p>
          </table:table-cell>
          <table:table-cell/>
          <table:table-cell table:formula="of:=IF([.A84]&lt;=[.$D$38];&quot;    db&quot;;&quot;&quot;)">
            <text:p/>
          </table:table-cell>
          <table:table-cell table:formula="of:=IF([.A84]&lt;=[.$D$38]; CONCATENATE(TEXT([.G84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([.A85] -[.$D$38])/[.$D$38]" office:value-type="float" office:value="1.23076923076923">
            <text:p>1.2307692308</text:p>
          </table:table-cell>
          <table:table-cell table:formula="of:=IF([.A85] &lt;= [.$D$38]; ASIN([.B85]); 0)" office:value-type="float" office:value="0">
            <text:p>0</text:p>
          </table:table-cell>
          <table:table-cell table:formula="of:=[.C85]/[.$D$90]" office:value-type="float" office:value="0">
            <text:p>0</text:p>
          </table:table-cell>
          <table:table-cell table:formula="of:=[.D85]*[.$D$37]" office:value-type="float" office:value="0">
            <text:p>0</text:p>
          </table:table-cell>
          <table:table-cell table:formula="of:=[.E85]-[.E84]" office:value-type="float" office:value="0">
            <text:p>0</text:p>
          </table:table-cell>
          <table:table-cell table:formula="of:=ROUND([.F85];0)" office:value-type="float" office:value="0">
            <text:p>0</text:p>
          </table:table-cell>
          <table:table-cell/>
          <table:table-cell table:formula="of:=IF([.A85]&lt;=[.$D$38];&quot;    db&quot;;&quot;&quot;)">
            <text:p/>
          </table:table-cell>
          <table:table-cell table:formula="of:=IF([.A85]&lt;=[.$D$38]; CONCATENATE(TEXT([.G85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([.A86] -[.$D$38])/[.$D$38]" office:value-type="float" office:value="1.30769230769231">
            <text:p>1.3076923077</text:p>
          </table:table-cell>
          <table:table-cell table:formula="of:=IF([.A86] &lt;= [.$D$38]; ASIN([.B86]); 0)" office:value-type="float" office:value="0">
            <text:p>0</text:p>
          </table:table-cell>
          <table:table-cell table:formula="of:=[.C86]/[.$D$90]" office:value-type="float" office:value="0">
            <text:p>0</text:p>
          </table:table-cell>
          <table:table-cell table:formula="of:=[.D86]*[.$D$37]" office:value-type="float" office:value="0">
            <text:p>0</text:p>
          </table:table-cell>
          <table:table-cell table:formula="of:=[.E86]-[.E85]" office:value-type="float" office:value="0">
            <text:p>0</text:p>
          </table:table-cell>
          <table:table-cell table:formula="of:=ROUND([.F86];0)" office:value-type="float" office:value="0">
            <text:p>0</text:p>
          </table:table-cell>
          <table:table-cell/>
          <table:table-cell table:formula="of:=IF([.A86]&lt;=[.$D$38];&quot;    db&quot;;&quot;&quot;)">
            <text:p/>
          </table:table-cell>
          <table:table-cell table:formula="of:=IF([.A86]&lt;=[.$D$38]; CONCATENATE(TEXT([.G86];&quot;#.#&quot;); &quot; - STEPS_TO_UPDATE_TIMER&quot;);&quot;&quot;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>
            <text:p>CPU MHz</text:p>
          </table:table-cell>
          <table:table-cell table:style-name="Input_20_Cell" office:value-type="float" office:value="16">
            <text:p>16</text:p>
          </table:table-cell>
          <table:table-cell table:style-name="ce38" office:value-type="string">
            <text:p>Prescale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37" office:value-type="string">
            <text:p>Target Freq</text:p>
          </table:table-cell>
          <table:table-cell table:style-name="Input_20_Cell" office:value-type="float" office:value="2200">
            <text:p>2200</text:p>
          </table:table-cell>
          <table:table-cell table:style-name="ce38" office:value-type="string">
            <text:p>Total cycles for ¼ wave</text:p>
          </table:table-cell>
          <table:table-cell table:formula="of:=SUM([.F57:.F78])*[.F88]" office:value-type="float" office:value="454.545454545455">
            <text:p>454.5454545455</text:p>
          </table:table-cell>
          <table:table-cell table:formula="of:=SUM([.G57:.G78])*[.G88]" office:value-type="float" office:value="454">
            <text:p>45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Omega</text:p>
          </table:table-cell>
          <table:table-cell table:formula="of:=PI()*[.D89]*2" office:value-type="float" office:value="13823.0076757951">
            <text:p>13823.0076757951</text:p>
          </table:table-cell>
          <table:table-cell table:style-name="ce38" office:value-type="string">
            <text:p>¼ wave in (seconds)</text:p>
          </table:table-cell>
          <table:table-cell table:formula="of:=[.F89]/[.$D$37]" office:value-type="float" office:value="0.000113636363636364">
            <text:p>0.0001136364</text:p>
          </table:table-cell>
          <table:table-cell table:formula="of:=[.G89]/[.$D$37]" office:value-type="float" office:value="0.0001135">
            <text:p>0.0001135</text:p>
          </table:table-cell>
          <table:table-cell/>
          <table:table-cell table:style-name="ce42" table:formula="of:=CONCATENATE(&quot;#define STEPS_TO_UPDATE_TIMER &quot;; TEXT([.E95];&quot;#&quot;))" office:value-type="string" office:string-value="#define STEPS_TO_UPDATE_TIMER " table:number-columns-spanned="2" table:number-rows-spanned="1">
            <text:p>#define STEPS_TO_UPDATE_TIMER 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fTMR0</text:p>
          </table:table-cell>
          <table:table-cell table:formula="of:=[.D88]*250000" office:value-type="float" office:value="4000000">
            <text:p>4000000</text:p>
          </table:table-cell>
          <table:table-cell table:style-name="ce38" office:value-type="string">
            <text:p>full wave in (seconds)</text:p>
          </table:table-cell>
          <table:table-cell table:formula="of:=[.F90]*4" office:value-type="float" office:value="0.000454545454545455">
            <text:p>0.0004545455</text:p>
          </table:table-cell>
          <table:table-cell table:formula="of:=[.G90]*4" office:value-type="float" office:value="0.000454">
            <text:p>0.00045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>
            <text:p>Steps / quarter wave</text:p>
          </table:table-cell>
          <table:table-cell table:formula="of:=[.D103]" office:value-type="float" office:value="0">
            <text:p>0</text:p>
          </table:table-cell>
          <table:table-cell table:style-name="ce38" office:value-type="string">
            <text:p>frequency (Hz)</text:p>
          </table:table-cell>
          <table:table-cell table:formula="of:=1/[.F91]" office:value-type="float" office:value="2200">
            <text:p>2200</text:p>
          </table:table-cell>
          <table:table-cell table:formula="of:=1/[.G91]" office:value-type="float" office:value="2202.64317180617">
            <text:p>2202.643171806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8" office:value-type="string">
            <text:p>Error (%)</text:p>
          </table:table-cell>
          <table:table-cell table:style-name="ce39" table:formula="of:=([.F92]-[.$D$89])/[.$D$89]" office:value-type="percentage" office:value="0">
            <text:p>0.00%</text:p>
          </table:table-cell>
          <table:table-cell table:style-name="ce39" table:formula="of:=([.G92]-[.$D$89])/[.$D$89]" office:value-type="percentage" office:value="0.0012014417300762">
            <text:p>0.12%</text:p>
          </table:table-cell>
          <table:table-cell table:style-name="ce39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8" office:value-type="string">
            <text:p>Max latency before freq change</text:p>
          </table:table-cell>
          <table:table-cell table:formula="of:=[.G57]" office:value-type="float" office:value="114">
            <text:p>114</text:p>
          </table:table-cell>
          <table:table-cell table:style-name="ce39" table:formula="of:=[.F94]/[.D91]*1200" office:value-type="percentage" office:value="0.0342">
            <text:p>3.42%</text:p>
          </table:table-cell>
          <table:table-cell office:value-type="string">
            <text:p>bits</text:p>
          </table:table-cell>
          <table:table-cell table:style-name="Default" table:number-columns-repeated="2"/>
          <table:table-cell table:number-columns-repeated="2"/>
        </table:table-row>
      </table:table>
      <table:table table:name="Base 3 Levels" table:style-name="ta1">
        <office:forms form:automatic-focus="false" form:apply-design-mode="false"/>
        <table:table-column table:style-name="co12" table:default-cell-style-name="ce24"/>
        <table:table-column table:style-name="co10" table:default-cell-style-name="ce27"/>
        <table:table-column table:style-name="co13" table:default-cell-style-name="ce30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3">
          <table:table-cell table:style-name="ce22" office:value-type="string">
            <text:p>Assembler:</text:p>
          </table:table-cell>
          <table:table-cell table:style-name="Default" table:number-columns-repeated="2"/>
          <table:table-cell table:number-columns-repeated="2"/>
          <table:table-cell office:value-type="string">
            <text:p>Level</text:p>
          </table:table-cell>
          <table:table-cell office:value-type="string">
            <text:p>Bit 2</text:p>
          </table:table-cell>
          <table:table-cell office:value-type="string">
            <text:p>Bit 1</text:p>
          </table:table-cell>
          <table:table-cell office:value-type="string">
            <text:p>Bit 0</text:p>
          </table:table-cell>
          <table:table-cell office:value-type="string">
            <text:p>TRIS 2</text:p>
          </table:table-cell>
          <table:table-cell office:value-type="string">
            <text:p>TRIS 1</text:p>
          </table:table-cell>
          <table:table-cell office:value-type="string">
            <text:p>TRIS 0</text:p>
          </table:table-cell>
          <table:table-cell table:style-name="ce13"/>
          <table:table-cell office:value-type="string">
            <text:p>PIN 2</text:p>
          </table:table-cell>
          <table:table-cell office:value-type="string">
            <text:p>PIN 1</text:p>
          </table:table-cell>
          <table:table-cell office:value-type="string">
            <text:p>PIN 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number-columns-repeated="4" office:value-type="float" office:value="0">
            <text:p>0</text:p>
          </table:table-cell>
          <table:table-cell table:formula="of:=IF([.G2]=1;&quot;PIN_9&quot;;&quot;  0  &quot;)" office:value-type="string" office:string-value="  0  ">
            <text:p><text:s text:c="2"/>0 <text:s/></text:p>
          </table:table-cell>
          <table:table-cell table:formula="of:=IF([.H2]=1;&quot;PIN_3&quot;;&quot;  0  &quot;)" office:value-type="string" office:string-value="  0  ">
            <text:p><text:s text:c="2"/>0 <text:s/></text:p>
          </table:table-cell>
          <table:table-cell table:formula="of:=IF([.I2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]=2;&quot;PIN_9&quot;;&quot;  0  &quot;)" office:value-type="string" office:string-value="  0  ">
            <text:p><text:s text:c="2"/>0 <text:s/></text:p>
          </table:table-cell>
          <table:table-cell table:formula="of:=IF([.H2]=2;&quot;PIN_3&quot;;&quot;  0  &quot;)" office:value-type="string" office:string-value="  0  ">
            <text:p><text:s text:c="2"/>0 <text:s/></text:p>
          </table:table-cell>
          <table:table-cell table:formula="of:=IF([.I2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table:style-name="ce23" office:value-type="string">
            <text:p>TrisTable:</text:p>
          </table:table-cell>
          <table:table-cell table:style-name="ce26"/>
          <table:table-cell table:style-name="ce29"/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3]=1;&quot;PIN_9&quot;;&quot;  0  &quot;)" office:value-type="string" office:string-value="  0  ">
            <text:p><text:s text:c="2"/>0 <text:s/></text:p>
          </table:table-cell>
          <table:table-cell table:formula="of:=IF([.H3]=1;&quot;PIN_3&quot;;&quot;  0  &quot;)" office:value-type="string" office:string-value="  0  ">
            <text:p><text:s text:c="2"/>0 <text:s/></text:p>
          </table:table-cell>
          <table:table-cell table:formula="of:=IF([.I3]=1;&quot;PIN_1&quot;;&quot;  0  &quot;)" office:value-type="string" office:string-value="PIN_1">
            <text:p>PIN_1</text:p>
          </table:table-cell>
          <table:table-cell table:style-name="ce12"/>
          <table:table-cell table:formula="of:=IF([.G3]=2;&quot;PIN_9&quot;;&quot;  0  &quot;)" office:value-type="string" office:string-value="  0  ">
            <text:p><text:s text:c="2"/>0 <text:s/></text:p>
          </table:table-cell>
          <table:table-cell table:formula="of:=IF([.H3]=2;&quot;PIN_3&quot;;&quot;  0  &quot;)" office:value-type="string" office:string-value="  0  ">
            <text:p><text:s text:c="2"/>0 <text:s/></text:p>
          </table:table-cell>
          <table:table-cell table:formula="of:=IF([.I3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];&quot; | &quot;;[.K2];&quot; | &quot;;[.L2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2];&quot;0&quot;))" office:value-type="string" office:string-value="; TRIS 0">
            <text:p>; TRIS 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4]=1;&quot;PIN_9&quot;;&quot;  0  &quot;)" office:value-type="string" office:string-value="  0  ">
            <text:p><text:s text:c="2"/>0 <text:s/></text:p>
          </table:table-cell>
          <table:table-cell table:formula="of:=IF([.H4]=1;&quot;PIN_3&quot;;&quot;  0  &quot;)" office:value-type="string" office:string-value="  0  ">
            <text:p><text:s text:c="2"/>0 <text:s/></text:p>
          </table:table-cell>
          <table:table-cell table:formula="of:=IF([.I4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4]=2;&quot;PIN_9&quot;;&quot;  0  &quot;)" office:value-type="string" office:string-value="  0  ">
            <text:p><text:s text:c="2"/>0 <text:s/></text:p>
          </table:table-cell>
          <table:table-cell table:formula="of:=IF([.H4]=2;&quot;PIN_3&quot;;&quot;  0  &quot;)" office:value-type="string" office:string-value="  0  ">
            <text:p><text:s text:c="2"/>0 <text:s/></text:p>
          </table:table-cell>
          <table:table-cell table:formula="of:=IF([.I4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3];&quot; | &quot;;[.K3];&quot; | &quot;;[.L3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TRIS &quot;;TEXT([.F3];&quot;0&quot;))" office:value-type="string" office:string-value="; TRIS 1">
            <text:p>; TRIS 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5]=1;&quot;PIN_9&quot;;&quot;  0  &quot;)" office:value-type="string" office:string-value="  0  ">
            <text:p><text:s text:c="2"/>0 <text:s/></text:p>
          </table:table-cell>
          <table:table-cell table:formula="of:=IF([.H5]=1;&quot;PIN_3&quot;;&quot;  0  &quot;)" office:value-type="string" office:string-value="PIN_3">
            <text:p>PIN_3</text:p>
          </table:table-cell>
          <table:table-cell table:formula="of:=IF([.I5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5]=2;&quot;PIN_9&quot;;&quot;  0  &quot;)" office:value-type="string" office:string-value="  0  ">
            <text:p><text:s text:c="2"/>0 <text:s/></text:p>
          </table:table-cell>
          <table:table-cell table:formula="of:=IF([.H5]=2;&quot;PIN_3&quot;;&quot;  0  &quot;)" office:value-type="string" office:string-value="  0  ">
            <text:p><text:s text:c="2"/>0 <text:s/></text:p>
          </table:table-cell>
          <table:table-cell table:formula="of:=IF([.I5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4];&quot; | &quot;;[.K4];&quot; | &quot;;[.L4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4];&quot;0&quot;))" office:value-type="string" office:string-value="; TRIS 2">
            <text:p>; TRIS 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G6]=1;&quot;PIN_9&quot;;&quot;  0  &quot;)" office:value-type="string" office:string-value="  0  ">
            <text:p><text:s text:c="2"/>0 <text:s/></text:p>
          </table:table-cell>
          <table:table-cell table:formula="of:=IF([.H6]=1;&quot;PIN_3&quot;;&quot;  0  &quot;)" office:value-type="string" office:string-value="PIN_3">
            <text:p>PIN_3</text:p>
          </table:table-cell>
          <table:table-cell table:formula="of:=IF([.I6]=1;&quot;PIN_1&quot;;&quot;  0  &quot;)" office:value-type="string" office:string-value="PIN_1">
            <text:p>PIN_1</text:p>
          </table:table-cell>
          <table:table-cell table:style-name="ce12"/>
          <table:table-cell table:formula="of:=IF([.G6]=2;&quot;PIN_9&quot;;&quot;  0  &quot;)" office:value-type="string" office:string-value="  0  ">
            <text:p><text:s text:c="2"/>0 <text:s/></text:p>
          </table:table-cell>
          <table:table-cell table:formula="of:=IF([.H6]=2;&quot;PIN_3&quot;;&quot;  0  &quot;)" office:value-type="string" office:string-value="  0  ">
            <text:p><text:s text:c="2"/>0 <text:s/></text:p>
          </table:table-cell>
          <table:table-cell table:formula="of:=IF([.I6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5];&quot; | &quot;;[.K5];&quot; | &quot;;[.L5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TRIS &quot;;TEXT([.F5];&quot;0&quot;))" office:value-type="string" office:string-value="; TRIS 3">
            <text:p>; TRIS 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G7]=1;&quot;PIN_9&quot;;&quot;  0  &quot;)" office:value-type="string" office:string-value="  0  ">
            <text:p><text:s text:c="2"/>0 <text:s/></text:p>
          </table:table-cell>
          <table:table-cell table:formula="of:=IF([.H7]=1;&quot;PIN_3&quot;;&quot;  0  &quot;)" office:value-type="string" office:string-value="PIN_3">
            <text:p>PIN_3</text:p>
          </table:table-cell>
          <table:table-cell table:formula="of:=IF([.I7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7]=2;&quot;PIN_9&quot;;&quot;  0  &quot;)" office:value-type="string" office:string-value="  0  ">
            <text:p><text:s text:c="2"/>0 <text:s/></text:p>
          </table:table-cell>
          <table:table-cell table:formula="of:=IF([.H7]=2;&quot;PIN_3&quot;;&quot;  0  &quot;)" office:value-type="string" office:string-value="  0  ">
            <text:p><text:s text:c="2"/>0 <text:s/></text:p>
          </table:table-cell>
          <table:table-cell table:formula="of:=IF([.I7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6];&quot; | &quot;;[.K6];&quot; | &quot;;[.L6])" office:value-type="string" office:string-value="  0   | PIN_3 | PIN_1">
            <text:p><text:s text:c="2"/>0 <text:s text:c="2"/>| PIN_3 | PIN_1</text:p>
          </table:table-cell>
          <table:table-cell table:formula="of:=CONCATENATE(&quot;; TRIS &quot;;TEXT([.F6];&quot;0&quot;))" office:value-type="string" office:string-value="; TRIS 4">
            <text:p>; TRIS 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G8]=1;&quot;PIN_9&quot;;&quot;  0  &quot;)" office:value-type="string" office:string-value="  0  ">
            <text:p><text:s text:c="2"/>0 <text:s/></text:p>
          </table:table-cell>
          <table:table-cell table:formula="of:=IF([.H8]=1;&quot;PIN_3&quot;;&quot;  0  &quot;)" office:value-type="string" office:string-value="  0  ">
            <text:p><text:s text:c="2"/>0 <text:s/></text:p>
          </table:table-cell>
          <table:table-cell table:formula="of:=IF([.I8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8]=2;&quot;PIN_9&quot;;&quot;  0  &quot;)" office:value-type="string" office:string-value="  0  ">
            <text:p><text:s text:c="2"/>0 <text:s/></text:p>
          </table:table-cell>
          <table:table-cell table:formula="of:=IF([.H8]=2;&quot;PIN_3&quot;;&quot;  0  &quot;)" office:value-type="string" office:string-value="PIN_3">
            <text:p>PIN_3</text:p>
          </table:table-cell>
          <table:table-cell table:formula="of:=IF([.I8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7];&quot; | &quot;;[.K7];&quot; | &quot;;[.L7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TRIS &quot;;TEXT([.F7];&quot;0&quot;))" office:value-type="string" office:string-value="; TRIS 5">
            <text:p>; TRIS 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G9]=1;&quot;PIN_9&quot;;&quot;  0  &quot;)" office:value-type="string" office:string-value="  0  ">
            <text:p><text:s text:c="2"/>0 <text:s/></text:p>
          </table:table-cell>
          <table:table-cell table:formula="of:=IF([.H9]=1;&quot;PIN_3&quot;;&quot;  0  &quot;)" office:value-type="string" office:string-value="  0  ">
            <text:p><text:s text:c="2"/>0 <text:s/></text:p>
          </table:table-cell>
          <table:table-cell table:formula="of:=IF([.I9]=1;&quot;PIN_1&quot;;&quot;  0  &quot;)" office:value-type="string" office:string-value="PIN_1">
            <text:p>PIN_1</text:p>
          </table:table-cell>
          <table:table-cell table:style-name="ce12"/>
          <table:table-cell table:formula="of:=IF([.G9]=2;&quot;PIN_9&quot;;&quot;  0  &quot;)" office:value-type="string" office:string-value="  0  ">
            <text:p><text:s text:c="2"/>0 <text:s/></text:p>
          </table:table-cell>
          <table:table-cell table:formula="of:=IF([.H9]=2;&quot;PIN_3&quot;;&quot;  0  &quot;)" office:value-type="string" office:string-value="PIN_3">
            <text:p>PIN_3</text:p>
          </table:table-cell>
          <table:table-cell table:formula="of:=IF([.I9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8];&quot; | &quot;;[.K8];&quot; | &quot;;[.L8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8];&quot;0&quot;))" office:value-type="string" office:string-value="; TRIS 6">
            <text:p>; TRIS 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IF([.G10]=1;&quot;PIN_9&quot;;&quot;  0  &quot;)" office:value-type="string" office:string-value="  0  ">
            <text:p><text:s text:c="2"/>0 <text:s/></text:p>
          </table:table-cell>
          <table:table-cell table:formula="of:=IF([.H10]=1;&quot;PIN_3&quot;;&quot;  0  &quot;)" office:value-type="string" office:string-value="  0  ">
            <text:p><text:s text:c="2"/>0 <text:s/></text:p>
          </table:table-cell>
          <table:table-cell table:formula="of:=IF([.I10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0]=2;&quot;PIN_9&quot;;&quot;  0  &quot;)" office:value-type="string" office:string-value="  0  ">
            <text:p><text:s text:c="2"/>0 <text:s/></text:p>
          </table:table-cell>
          <table:table-cell table:formula="of:=IF([.H10]=2;&quot;PIN_3&quot;;&quot;  0  &quot;)" office:value-type="string" office:string-value="PIN_3">
            <text:p>PIN_3</text:p>
          </table:table-cell>
          <table:table-cell table:formula="of:=IF([.I10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9];&quot; | &quot;;[.K9];&quot; | &quot;;[.L9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TRIS &quot;;TEXT([.F9];&quot;0&quot;))" office:value-type="string" office:string-value="; TRIS 7">
            <text:p>; TRIS 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G11]=1;&quot;PIN_9&quot;;&quot;  0  &quot;)" office:value-type="string" office:string-value="PIN_9">
            <text:p>PIN_9</text:p>
          </table:table-cell>
          <table:table-cell table:formula="of:=IF([.H11]=1;&quot;PIN_3&quot;;&quot;  0  &quot;)" office:value-type="string" office:string-value="  0  ">
            <text:p><text:s text:c="2"/>0 <text:s/></text:p>
          </table:table-cell>
          <table:table-cell table:formula="of:=IF([.I11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1]=2;&quot;PIN_9&quot;;&quot;  0  &quot;)" office:value-type="string" office:string-value="  0  ">
            <text:p><text:s text:c="2"/>0 <text:s/></text:p>
          </table:table-cell>
          <table:table-cell table:formula="of:=IF([.H11]=2;&quot;PIN_3&quot;;&quot;  0  &quot;)" office:value-type="string" office:string-value="  0  ">
            <text:p><text:s text:c="2"/>0 <text:s/></text:p>
          </table:table-cell>
          <table:table-cell table:formula="of:=IF([.I11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0];&quot; | &quot;;[.K10];&quot; | &quot;;[.L10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10];&quot;0&quot;))" office:value-type="string" office:string-value="; TRIS 8">
            <text:p>; TRIS 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2]=1;&quot;PIN_9&quot;;&quot;  0  &quot;)" office:value-type="string" office:string-value="PIN_9">
            <text:p>PIN_9</text:p>
          </table:table-cell>
          <table:table-cell table:formula="of:=IF([.H12]=1;&quot;PIN_3&quot;;&quot;  0  &quot;)" office:value-type="string" office:string-value="  0  ">
            <text:p><text:s text:c="2"/>0 <text:s/></text:p>
          </table:table-cell>
          <table:table-cell table:formula="of:=IF([.I12]=1;&quot;PIN_1&quot;;&quot;  0  &quot;)" office:value-type="string" office:string-value="PIN_1">
            <text:p>PIN_1</text:p>
          </table:table-cell>
          <table:table-cell table:style-name="ce12"/>
          <table:table-cell table:formula="of:=IF([.G12]=2;&quot;PIN_9&quot;;&quot;  0  &quot;)" office:value-type="string" office:string-value="  0  ">
            <text:p><text:s text:c="2"/>0 <text:s/></text:p>
          </table:table-cell>
          <table:table-cell table:formula="of:=IF([.H12]=2;&quot;PIN_3&quot;;&quot;  0  &quot;)" office:value-type="string" office:string-value="  0  ">
            <text:p><text:s text:c="2"/>0 <text:s/></text:p>
          </table:table-cell>
          <table:table-cell table:formula="of:=IF([.I12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1];&quot; | &quot;;[.K11];&quot; | &quot;;[.L11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TRIS &quot;;TEXT([.F11];&quot;0&quot;))" office:value-type="string" office:string-value="; TRIS 9">
            <text:p>; TRIS 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13]=1;&quot;PIN_9&quot;;&quot;  0  &quot;)" office:value-type="string" office:string-value="PIN_9">
            <text:p>PIN_9</text:p>
          </table:table-cell>
          <table:table-cell table:formula="of:=IF([.H13]=1;&quot;PIN_3&quot;;&quot;  0  &quot;)" office:value-type="string" office:string-value="  0  ">
            <text:p><text:s text:c="2"/>0 <text:s/></text:p>
          </table:table-cell>
          <table:table-cell table:formula="of:=IF([.I13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3]=2;&quot;PIN_9&quot;;&quot;  0  &quot;)" office:value-type="string" office:string-value="  0  ">
            <text:p><text:s text:c="2"/>0 <text:s/></text:p>
          </table:table-cell>
          <table:table-cell table:formula="of:=IF([.H13]=2;&quot;PIN_3&quot;;&quot;  0  &quot;)" office:value-type="string" office:string-value="  0  ">
            <text:p><text:s text:c="2"/>0 <text:s/></text:p>
          </table:table-cell>
          <table:table-cell table:formula="of:=IF([.I13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2];&quot; | &quot;;[.K12];&quot; | &quot;;[.L12])" office:value-type="string" office:string-value="PIN_9 |   0   | PIN_1">
            <text:p>PIN_9 | <text:s text:c="2"/>0 <text:s text:c="2"/>| PIN_1</text:p>
          </table:table-cell>
          <table:table-cell table:formula="of:=CONCATENATE(&quot;; TRIS &quot;;TEXT([.F12];&quot;0&quot;))" office:value-type="string" office:string-value="; TRIS 10">
            <text:p>; TRIS 1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14]=1;&quot;PIN_9&quot;;&quot;  0  &quot;)" office:value-type="string" office:string-value="PIN_9">
            <text:p>PIN_9</text:p>
          </table:table-cell>
          <table:table-cell table:formula="of:=IF([.H14]=1;&quot;PIN_3&quot;;&quot;  0  &quot;)" office:value-type="string" office:string-value="PIN_3">
            <text:p>PIN_3</text:p>
          </table:table-cell>
          <table:table-cell table:formula="of:=IF([.I14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4]=2;&quot;PIN_9&quot;;&quot;  0  &quot;)" office:value-type="string" office:string-value="  0  ">
            <text:p><text:s text:c="2"/>0 <text:s/></text:p>
          </table:table-cell>
          <table:table-cell table:formula="of:=IF([.H14]=2;&quot;PIN_3&quot;;&quot;  0  &quot;)" office:value-type="string" office:string-value="  0  ">
            <text:p><text:s text:c="2"/>0 <text:s/></text:p>
          </table:table-cell>
          <table:table-cell table:formula="of:=IF([.I14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3];&quot; | &quot;;[.K13];&quot; | &quot;;[.L13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TRIS &quot;;TEXT([.F13];&quot;0&quot;))" office:value-type="string" office:string-value="; TRIS 11">
            <text:p>; TRIS 1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table:formula="of:=IF([.G15]=1;&quot;PIN_9&quot;;&quot;  0  &quot;)" office:value-type="string" office:string-value="PIN_9">
            <text:p>PIN_9</text:p>
          </table:table-cell>
          <table:table-cell table:formula="of:=IF([.H15]=1;&quot;PIN_3&quot;;&quot;  0  &quot;)" office:value-type="string" office:string-value="PIN_3">
            <text:p>PIN_3</text:p>
          </table:table-cell>
          <table:table-cell table:formula="of:=IF([.I15]=1;&quot;PIN_1&quot;;&quot;  0  &quot;)" office:value-type="string" office:string-value="PIN_1">
            <text:p>PIN_1</text:p>
          </table:table-cell>
          <table:table-cell table:style-name="ce12"/>
          <table:table-cell table:formula="of:=IF([.G15]=2;&quot;PIN_9&quot;;&quot;  0  &quot;)" office:value-type="string" office:string-value="  0  ">
            <text:p><text:s text:c="2"/>0 <text:s/></text:p>
          </table:table-cell>
          <table:table-cell table:formula="of:=IF([.H15]=2;&quot;PIN_3&quot;;&quot;  0  &quot;)" office:value-type="string" office:string-value="  0  ">
            <text:p><text:s text:c="2"/>0 <text:s/></text:p>
          </table:table-cell>
          <table:table-cell table:formula="of:=IF([.I15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4];&quot; | &quot;;[.K14];&quot; | &quot;;[.L14])" office:value-type="string" office:string-value="PIN_9 | PIN_3 |   0  ">
            <text:p>PIN_9 | PIN_3 | <text:s text:c="2"/>0 <text:s/></text:p>
          </table:table-cell>
          <table:table-cell table:formula="of:=CONCATENATE(&quot;; TRIS &quot;;TEXT([.F14];&quot;0&quot;))" office:value-type="string" office:string-value="; TRIS 12">
            <text:p>; TRIS 1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G16]=1;&quot;PIN_9&quot;;&quot;  0  &quot;)" office:value-type="string" office:string-value="PIN_9">
            <text:p>PIN_9</text:p>
          </table:table-cell>
          <table:table-cell table:formula="of:=IF([.H16]=1;&quot;PIN_3&quot;;&quot;  0  &quot;)" office:value-type="string" office:string-value="PIN_3">
            <text:p>PIN_3</text:p>
          </table:table-cell>
          <table:table-cell table:formula="of:=IF([.I16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6]=2;&quot;PIN_9&quot;;&quot;  0  &quot;)" office:value-type="string" office:string-value="  0  ">
            <text:p><text:s text:c="2"/>0 <text:s/></text:p>
          </table:table-cell>
          <table:table-cell table:formula="of:=IF([.H16]=2;&quot;PIN_3&quot;;&quot;  0  &quot;)" office:value-type="string" office:string-value="  0  ">
            <text:p><text:s text:c="2"/>0 <text:s/></text:p>
          </table:table-cell>
          <table:table-cell table:formula="of:=IF([.I16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5];&quot; | &quot;;[.K15];&quot; | &quot;;[.L15])" office:value-type="string" office:string-value="PIN_9 | PIN_3 | PIN_1">
            <text:p>PIN_9 | PIN_3 | PIN_1</text:p>
          </table:table-cell>
          <table:table-cell table:formula="of:=CONCATENATE(&quot;; TRIS &quot;;TEXT([.F15];&quot;0&quot;))" office:value-type="string" office:string-value="; TRIS 13">
            <text:p>; TRIS 1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G17]=1;&quot;PIN_9&quot;;&quot;  0  &quot;)" office:value-type="string" office:string-value="PIN_9">
            <text:p>PIN_9</text:p>
          </table:table-cell>
          <table:table-cell table:formula="of:=IF([.H17]=1;&quot;PIN_3&quot;;&quot;  0  &quot;)" office:value-type="string" office:string-value="  0  ">
            <text:p><text:s text:c="2"/>0 <text:s/></text:p>
          </table:table-cell>
          <table:table-cell table:formula="of:=IF([.I17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7]=2;&quot;PIN_9&quot;;&quot;  0  &quot;)" office:value-type="string" office:string-value="  0  ">
            <text:p><text:s text:c="2"/>0 <text:s/></text:p>
          </table:table-cell>
          <table:table-cell table:formula="of:=IF([.H17]=2;&quot;PIN_3&quot;;&quot;  0  &quot;)" office:value-type="string" office:string-value="PIN_3">
            <text:p>PIN_3</text:p>
          </table:table-cell>
          <table:table-cell table:formula="of:=IF([.I17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6];&quot; | &quot;;[.K16];&quot; | &quot;;[.L16])" office:value-type="string" office:string-value="PIN_9 | PIN_3 |   0  ">
            <text:p>PIN_9 | PIN_3 | <text:s text:c="2"/>0 <text:s/></text:p>
          </table:table-cell>
          <table:table-cell table:formula="of:=CONCATENATE(&quot;; TRIS &quot;;TEXT([.F16];&quot;0&quot;))" office:value-type="string" office:string-value="; TRIS 14">
            <text:p>; TRIS 1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G18]=1;&quot;PIN_9&quot;;&quot;  0  &quot;)" office:value-type="string" office:string-value="PIN_9">
            <text:p>PIN_9</text:p>
          </table:table-cell>
          <table:table-cell table:formula="of:=IF([.H18]=1;&quot;PIN_3&quot;;&quot;  0  &quot;)" office:value-type="string" office:string-value="  0  ">
            <text:p><text:s text:c="2"/>0 <text:s/></text:p>
          </table:table-cell>
          <table:table-cell table:formula="of:=IF([.I18]=1;&quot;PIN_1&quot;;&quot;  0  &quot;)" office:value-type="string" office:string-value="PIN_1">
            <text:p>PIN_1</text:p>
          </table:table-cell>
          <table:table-cell table:style-name="ce12"/>
          <table:table-cell table:formula="of:=IF([.G18]=2;&quot;PIN_9&quot;;&quot;  0  &quot;)" office:value-type="string" office:string-value="  0  ">
            <text:p><text:s text:c="2"/>0 <text:s/></text:p>
          </table:table-cell>
          <table:table-cell table:formula="of:=IF([.H18]=2;&quot;PIN_3&quot;;&quot;  0  &quot;)" office:value-type="string" office:string-value="PIN_3">
            <text:p>PIN_3</text:p>
          </table:table-cell>
          <table:table-cell table:formula="of:=IF([.I18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7];&quot; | &quot;;[.K17];&quot; | &quot;;[.L17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TRIS &quot;;TEXT([.F17];&quot;0&quot;))" office:value-type="string" office:string-value="; TRIS 15">
            <text:p>; TRIS 1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IF([.G19]=1;&quot;PIN_9&quot;;&quot;  0  &quot;)" office:value-type="string" office:string-value="PIN_9">
            <text:p>PIN_9</text:p>
          </table:table-cell>
          <table:table-cell table:formula="of:=IF([.H19]=1;&quot;PIN_3&quot;;&quot;  0  &quot;)" office:value-type="string" office:string-value="  0  ">
            <text:p><text:s text:c="2"/>0 <text:s/></text:p>
          </table:table-cell>
          <table:table-cell table:formula="of:=IF([.I19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19]=2;&quot;PIN_9&quot;;&quot;  0  &quot;)" office:value-type="string" office:string-value="  0  ">
            <text:p><text:s text:c="2"/>0 <text:s/></text:p>
          </table:table-cell>
          <table:table-cell table:formula="of:=IF([.H19]=2;&quot;PIN_3&quot;;&quot;  0  &quot;)" office:value-type="string" office:string-value="PIN_3">
            <text:p>PIN_3</text:p>
          </table:table-cell>
          <table:table-cell table:formula="of:=IF([.I19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8];&quot; | &quot;;[.K18];&quot; | &quot;;[.L18])" office:value-type="string" office:string-value="PIN_9 |   0   | PIN_1">
            <text:p>PIN_9 | <text:s text:c="2"/>0 <text:s text:c="2"/>| PIN_1</text:p>
          </table:table-cell>
          <table:table-cell table:formula="of:=CONCATENATE(&quot;; TRIS &quot;;TEXT([.F18];&quot;0&quot;))" office:value-type="string" office:string-value="; TRIS 16">
            <text:p>; TRIS 16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IF([.G20]=1;&quot;PIN_9&quot;;&quot;  0  &quot;)" office:value-type="string" office:string-value="  0  ">
            <text:p><text:s text:c="2"/>0 <text:s/></text:p>
          </table:table-cell>
          <table:table-cell table:formula="of:=IF([.H20]=1;&quot;PIN_3&quot;;&quot;  0  &quot;)" office:value-type="string" office:string-value="  0  ">
            <text:p><text:s text:c="2"/>0 <text:s/></text:p>
          </table:table-cell>
          <table:table-cell table:formula="of:=IF([.I20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0]=2;&quot;PIN_9&quot;;&quot;  0  &quot;)" office:value-type="string" office:string-value="PIN_9">
            <text:p>PIN_9</text:p>
          </table:table-cell>
          <table:table-cell table:formula="of:=IF([.H20]=2;&quot;PIN_3&quot;;&quot;  0  &quot;)" office:value-type="string" office:string-value="  0  ">
            <text:p><text:s text:c="2"/>0 <text:s/></text:p>
          </table:table-cell>
          <table:table-cell table:formula="of:=IF([.I20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19];&quot; | &quot;;[.K19];&quot; | &quot;;[.L19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TRIS &quot;;TEXT([.F19];&quot;0&quot;))" office:value-type="string" office:string-value="; TRIS 17">
            <text:p>; TRIS 17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21]=1;&quot;PIN_9&quot;;&quot;  0  &quot;)" office:value-type="string" office:string-value="  0  ">
            <text:p><text:s text:c="2"/>0 <text:s/></text:p>
          </table:table-cell>
          <table:table-cell table:formula="of:=IF([.H21]=1;&quot;PIN_3&quot;;&quot;  0  &quot;)" office:value-type="string" office:string-value="  0  ">
            <text:p><text:s text:c="2"/>0 <text:s/></text:p>
          </table:table-cell>
          <table:table-cell table:formula="of:=IF([.I21]=1;&quot;PIN_1&quot;;&quot;  0  &quot;)" office:value-type="string" office:string-value="PIN_1">
            <text:p>PIN_1</text:p>
          </table:table-cell>
          <table:table-cell table:style-name="ce12"/>
          <table:table-cell table:formula="of:=IF([.G21]=2;&quot;PIN_9&quot;;&quot;  0  &quot;)" office:value-type="string" office:string-value="PIN_9">
            <text:p>PIN_9</text:p>
          </table:table-cell>
          <table:table-cell table:formula="of:=IF([.H21]=2;&quot;PIN_3&quot;;&quot;  0  &quot;)" office:value-type="string" office:string-value="  0  ">
            <text:p><text:s text:c="2"/>0 <text:s/></text:p>
          </table:table-cell>
          <table:table-cell table:formula="of:=IF([.I21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0];&quot; | &quot;;[.K20];&quot; | &quot;;[.L20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20];&quot;0&quot;))" office:value-type="string" office:string-value="; TRIS 18">
            <text:p>; TRIS 18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G22]=1;&quot;PIN_9&quot;;&quot;  0  &quot;)" office:value-type="string" office:string-value="  0  ">
            <text:p><text:s text:c="2"/>0 <text:s/></text:p>
          </table:table-cell>
          <table:table-cell table:formula="of:=IF([.H22]=1;&quot;PIN_3&quot;;&quot;  0  &quot;)" office:value-type="string" office:string-value="  0  ">
            <text:p><text:s text:c="2"/>0 <text:s/></text:p>
          </table:table-cell>
          <table:table-cell table:formula="of:=IF([.I22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2]=2;&quot;PIN_9&quot;;&quot;  0  &quot;)" office:value-type="string" office:string-value="PIN_9">
            <text:p>PIN_9</text:p>
          </table:table-cell>
          <table:table-cell table:formula="of:=IF([.H22]=2;&quot;PIN_3&quot;;&quot;  0  &quot;)" office:value-type="string" office:string-value="  0  ">
            <text:p><text:s text:c="2"/>0 <text:s/></text:p>
          </table:table-cell>
          <table:table-cell table:formula="of:=IF([.I22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1];&quot; | &quot;;[.K21];&quot; | &quot;;[.L21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TRIS &quot;;TEXT([.F21];&quot;0&quot;))" office:value-type="string" office:string-value="; TRIS 19">
            <text:p>; TRIS 19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3]=1;&quot;PIN_9&quot;;&quot;  0  &quot;)" office:value-type="string" office:string-value="  0  ">
            <text:p><text:s text:c="2"/>0 <text:s/></text:p>
          </table:table-cell>
          <table:table-cell table:formula="of:=IF([.H23]=1;&quot;PIN_3&quot;;&quot;  0  &quot;)" office:value-type="string" office:string-value="PIN_3">
            <text:p>PIN_3</text:p>
          </table:table-cell>
          <table:table-cell table:formula="of:=IF([.I23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3]=2;&quot;PIN_9&quot;;&quot;  0  &quot;)" office:value-type="string" office:string-value="PIN_9">
            <text:p>PIN_9</text:p>
          </table:table-cell>
          <table:table-cell table:formula="of:=IF([.H23]=2;&quot;PIN_3&quot;;&quot;  0  &quot;)" office:value-type="string" office:string-value="  0  ">
            <text:p><text:s text:c="2"/>0 <text:s/></text:p>
          </table:table-cell>
          <table:table-cell table:formula="of:=IF([.I23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2];&quot; | &quot;;[.K22];&quot; | &quot;;[.L22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22];&quot;0&quot;))" office:value-type="string" office:string-value="; TRIS 20">
            <text:p>; TRIS 2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[.G24]=1;&quot;PIN_9&quot;;&quot;  0  &quot;)" office:value-type="string" office:string-value="  0  ">
            <text:p><text:s text:c="2"/>0 <text:s/></text:p>
          </table:table-cell>
          <table:table-cell table:formula="of:=IF([.H24]=1;&quot;PIN_3&quot;;&quot;  0  &quot;)" office:value-type="string" office:string-value="PIN_3">
            <text:p>PIN_3</text:p>
          </table:table-cell>
          <table:table-cell table:formula="of:=IF([.I24]=1;&quot;PIN_1&quot;;&quot;  0  &quot;)" office:value-type="string" office:string-value="PIN_1">
            <text:p>PIN_1</text:p>
          </table:table-cell>
          <table:table-cell table:style-name="ce12"/>
          <table:table-cell table:formula="of:=IF([.G24]=2;&quot;PIN_9&quot;;&quot;  0  &quot;)" office:value-type="string" office:string-value="PIN_9">
            <text:p>PIN_9</text:p>
          </table:table-cell>
          <table:table-cell table:formula="of:=IF([.H24]=2;&quot;PIN_3&quot;;&quot;  0  &quot;)" office:value-type="string" office:string-value="  0  ">
            <text:p><text:s text:c="2"/>0 <text:s/></text:p>
          </table:table-cell>
          <table:table-cell table:formula="of:=IF([.I24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3];&quot; | &quot;;[.K23];&quot; | &quot;;[.L23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TRIS &quot;;TEXT([.F23];&quot;0&quot;))" office:value-type="string" office:string-value="; TRIS 21">
            <text:p>; TRIS 21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G25]=1;&quot;PIN_9&quot;;&quot;  0  &quot;)" office:value-type="string" office:string-value="  0  ">
            <text:p><text:s text:c="2"/>0 <text:s/></text:p>
          </table:table-cell>
          <table:table-cell table:formula="of:=IF([.H25]=1;&quot;PIN_3&quot;;&quot;  0  &quot;)" office:value-type="string" office:string-value="PIN_3">
            <text:p>PIN_3</text:p>
          </table:table-cell>
          <table:table-cell table:formula="of:=IF([.I25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5]=2;&quot;PIN_9&quot;;&quot;  0  &quot;)" office:value-type="string" office:string-value="PIN_9">
            <text:p>PIN_9</text:p>
          </table:table-cell>
          <table:table-cell table:formula="of:=IF([.H25]=2;&quot;PIN_3&quot;;&quot;  0  &quot;)" office:value-type="string" office:string-value="  0  ">
            <text:p><text:s text:c="2"/>0 <text:s/></text:p>
          </table:table-cell>
          <table:table-cell table:formula="of:=IF([.I25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4];&quot; | &quot;;[.K24];&quot; | &quot;;[.L24])" office:value-type="string" office:string-value="  0   | PIN_3 | PIN_1">
            <text:p><text:s text:c="2"/>0 <text:s text:c="2"/>| PIN_3 | PIN_1</text:p>
          </table:table-cell>
          <table:table-cell table:formula="of:=CONCATENATE(&quot;; TRIS &quot;;TEXT([.F24];&quot;0&quot;))" office:value-type="string" office:string-value="; TRIS 22">
            <text:p>; TRIS 2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G26]=1;&quot;PIN_9&quot;;&quot;  0  &quot;)" office:value-type="string" office:string-value="  0  ">
            <text:p><text:s text:c="2"/>0 <text:s/></text:p>
          </table:table-cell>
          <table:table-cell table:formula="of:=IF([.H26]=1;&quot;PIN_3&quot;;&quot;  0  &quot;)" office:value-type="string" office:string-value="  0  ">
            <text:p><text:s text:c="2"/>0 <text:s/></text:p>
          </table:table-cell>
          <table:table-cell table:formula="of:=IF([.I26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6]=2;&quot;PIN_9&quot;;&quot;  0  &quot;)" office:value-type="string" office:string-value="PIN_9">
            <text:p>PIN_9</text:p>
          </table:table-cell>
          <table:table-cell table:formula="of:=IF([.H26]=2;&quot;PIN_3&quot;;&quot;  0  &quot;)" office:value-type="string" office:string-value="PIN_3">
            <text:p>PIN_3</text:p>
          </table:table-cell>
          <table:table-cell table:formula="of:=IF([.I26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5];&quot; | &quot;;[.K25];&quot; | &quot;;[.L25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TRIS &quot;;TEXT([.F25];&quot;0&quot;))" office:value-type="string" office:string-value="; TRIS 23">
            <text:p>; TRIS 23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G27]=1;&quot;PIN_9&quot;;&quot;  0  &quot;)" office:value-type="string" office:string-value="  0  ">
            <text:p><text:s text:c="2"/>0 <text:s/></text:p>
          </table:table-cell>
          <table:table-cell table:formula="of:=IF([.H27]=1;&quot;PIN_3&quot;;&quot;  0  &quot;)" office:value-type="string" office:string-value="  0  ">
            <text:p><text:s text:c="2"/>0 <text:s/></text:p>
          </table:table-cell>
          <table:table-cell table:formula="of:=IF([.I27]=1;&quot;PIN_1&quot;;&quot;  0  &quot;)" office:value-type="string" office:string-value="PIN_1">
            <text:p>PIN_1</text:p>
          </table:table-cell>
          <table:table-cell table:style-name="ce12"/>
          <table:table-cell table:formula="of:=IF([.G27]=2;&quot;PIN_9&quot;;&quot;  0  &quot;)" office:value-type="string" office:string-value="PIN_9">
            <text:p>PIN_9</text:p>
          </table:table-cell>
          <table:table-cell table:formula="of:=IF([.H27]=2;&quot;PIN_3&quot;;&quot;  0  &quot;)" office:value-type="string" office:string-value="PIN_3">
            <text:p>PIN_3</text:p>
          </table:table-cell>
          <table:table-cell table:formula="of:=IF([.I27]=2;&quot;PIN_1&quot;;&quot;  0  &quot;)" office:value-type="string" office:string-value="  0  ">
            <text:p><text:s text:c="2"/>0 <text:s/>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6];&quot; | &quot;;[.K26];&quot; | &quot;;[.L26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26];&quot;0&quot;))" office:value-type="string" office:string-value="; TRIS 24">
            <text:p>; TRIS 2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 office:value-type="float" office:value="2">
            <text:p>2</text:p>
          </table:table-cell>
          <table:table-cell table:formula="of:=IF([.G28]=1;&quot;PIN_9&quot;;&quot;  0  &quot;)" office:value-type="string" office:string-value="  0  ">
            <text:p><text:s text:c="2"/>0 <text:s/></text:p>
          </table:table-cell>
          <table:table-cell table:formula="of:=IF([.H28]=1;&quot;PIN_3&quot;;&quot;  0  &quot;)" office:value-type="string" office:string-value="  0  ">
            <text:p><text:s text:c="2"/>0 <text:s/></text:p>
          </table:table-cell>
          <table:table-cell table:formula="of:=IF([.I28]=1;&quot;PIN_1&quot;;&quot;  0  &quot;)" office:value-type="string" office:string-value="  0  ">
            <text:p><text:s text:c="2"/>0 <text:s/></text:p>
          </table:table-cell>
          <table:table-cell table:style-name="ce12"/>
          <table:table-cell table:formula="of:=IF([.G28]=2;&quot;PIN_9&quot;;&quot;  0  &quot;)" office:value-type="string" office:string-value="PIN_9">
            <text:p>PIN_9</text:p>
          </table:table-cell>
          <table:table-cell table:formula="of:=IF([.H28]=2;&quot;PIN_3&quot;;&quot;  0  &quot;)" office:value-type="string" office:string-value="PIN_3">
            <text:p>PIN_3</text:p>
          </table:table-cell>
          <table:table-cell table:formula="of:=IF([.I28]=2;&quot;PIN_1&quot;;&quot;  0  &quot;)" office:value-type="string" office:string-value="PIN_1">
            <text:p>PIN_1</text:p>
          </table:table-cell>
          <table:table-cell table:style-name="ce12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7];&quot; | &quot;;[.K27];&quot; | &quot;;[.L27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TRIS &quot;;TEXT([.F27];&quot;0&quot;))" office:value-type="string" office:string-value="; TRIS 25">
            <text:p>; TRIS 25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J28];&quot; | &quot;;[.K28];&quot; | &quot;;[.L28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TRIS &quot;;TEXT([.F28];&quot;0&quot;))" office:value-type="string" office:string-value="; TRIS 26">
            <text:p>; TRIS 2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alueTable:</text:p>
          </table:table-cell>
          <table:table-cell table:number-columns-repeated="16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];&quot; | &quot;;[.O2];&quot; | &quot;;[.P2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2];&quot;0&quot;))" office:value-type="string" office:string-value="; PINS 0">
            <text:p>; PINS 0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3];&quot; | &quot;;[.O3];&quot; | &quot;;[.P3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3];&quot;0&quot;))" office:value-type="string" office:string-value="; PINS 1">
            <text:p>; PINS 1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4];&quot; | &quot;;[.O4];&quot; | &quot;;[.P4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PINS &quot;;TEXT([.F4];&quot;0&quot;))" office:value-type="string" office:string-value="; PINS 2">
            <text:p>; PINS 2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5];&quot; | &quot;;[.O5];&quot; | &quot;;[.P5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5];&quot;0&quot;))" office:value-type="string" office:string-value="; PINS 3">
            <text:p>; PINS 3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6];&quot; | &quot;;[.O6];&quot; | &quot;;[.P6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6];&quot;0&quot;))" office:value-type="string" office:string-value="; PINS 4">
            <text:p>; PINS 4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7];&quot; | &quot;;[.O7];&quot; | &quot;;[.P7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PINS &quot;;TEXT([.F7];&quot;0&quot;))" office:value-type="string" office:string-value="; PINS 5">
            <text:p>; PINS 5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8];&quot; | &quot;;[.O8];&quot; | &quot;;[.P8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PINS &quot;;TEXT([.F8];&quot;0&quot;))" office:value-type="string" office:string-value="; PINS 6">
            <text:p>; PINS 6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9];&quot; | &quot;;[.O9];&quot; | &quot;;[.P9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PINS &quot;;TEXT([.F9];&quot;0&quot;))" office:value-type="string" office:string-value="; PINS 7">
            <text:p>; PINS 7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0];&quot; | &quot;;[.O10];&quot; | &quot;;[.P10])" office:value-type="string" office:string-value="  0   | PIN_3 | PIN_1">
            <text:p><text:s text:c="2"/>0 <text:s text:c="2"/>| PIN_3 | PIN_1</text:p>
          </table:table-cell>
          <table:table-cell table:formula="of:=CONCATENATE(&quot;; PINS &quot;;TEXT([.F10];&quot;0&quot;))" office:value-type="string" office:string-value="; PINS 8">
            <text:p>; PINS 8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1];&quot; | &quot;;[.O11];&quot; | &quot;;[.P11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11];&quot;0&quot;))" office:value-type="string" office:string-value="; PINS 9">
            <text:p>; PINS 9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2];&quot; | &quot;;[.O12];&quot; | &quot;;[.P12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12];&quot;0&quot;))" office:value-type="string" office:string-value="; PINS 10">
            <text:p>; PINS 10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3];&quot; | &quot;;[.O13];&quot; | &quot;;[.P13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PINS &quot;;TEXT([.F13];&quot;0&quot;))" office:value-type="string" office:string-value="; PINS 11">
            <text:p>; PINS 11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4];&quot; | &quot;;[.O14];&quot; | &quot;;[.P14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14];&quot;0&quot;))" office:value-type="string" office:string-value="; PINS 12">
            <text:p>; PINS 12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5];&quot; | &quot;;[.O15];&quot; | &quot;;[.P15])" office:value-type="string" office:string-value="  0   |   0   |   0  ">
            <text:p><text:s text:c="2"/>0 <text:s text:c="2"/>| <text:s text:c="2"/>0 <text:s text:c="2"/>| <text:s text:c="2"/>0 <text:s/></text:p>
          </table:table-cell>
          <table:table-cell table:formula="of:=CONCATENATE(&quot;; PINS &quot;;TEXT([.F15];&quot;0&quot;))" office:value-type="string" office:string-value="; PINS 13">
            <text:p>; PINS 13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6];&quot; | &quot;;[.O16];&quot; | &quot;;[.P16])" office:value-type="string" office:string-value="  0   |   0   | PIN_1">
            <text:p><text:s text:c="2"/>0 <text:s text:c="2"/>| <text:s text:c="2"/>0 <text:s text:c="2"/>| PIN_1</text:p>
          </table:table-cell>
          <table:table-cell table:formula="of:=CONCATENATE(&quot;; PINS &quot;;TEXT([.F16];&quot;0&quot;))" office:value-type="string" office:string-value="; PINS 14">
            <text:p>; PINS 14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7];&quot; | &quot;;[.O17];&quot; | &quot;;[.P17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PINS &quot;;TEXT([.F17];&quot;0&quot;))" office:value-type="string" office:string-value="; PINS 15">
            <text:p>; PINS 15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8];&quot; | &quot;;[.O18];&quot; | &quot;;[.P18])" office:value-type="string" office:string-value="  0   | PIN_3 |   0  ">
            <text:p><text:s text:c="2"/>0 <text:s text:c="2"/>| PIN_3 | <text:s text:c="2"/>0 <text:s/></text:p>
          </table:table-cell>
          <table:table-cell table:formula="of:=CONCATENATE(&quot;; PINS &quot;;TEXT([.F18];&quot;0&quot;))" office:value-type="string" office:string-value="; PINS 16">
            <text:p>; PINS 16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19];&quot; | &quot;;[.O19];&quot; | &quot;;[.P19])" office:value-type="string" office:string-value="  0   | PIN_3 | PIN_1">
            <text:p><text:s text:c="2"/>0 <text:s text:c="2"/>| PIN_3 | PIN_1</text:p>
          </table:table-cell>
          <table:table-cell table:formula="of:=CONCATENATE(&quot;; PINS &quot;;TEXT([.F19];&quot;0&quot;))" office:value-type="string" office:string-value="; PINS 17">
            <text:p>; PINS 17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0];&quot; | &quot;;[.O20];&quot; | &quot;;[.P20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PINS &quot;;TEXT([.F20];&quot;0&quot;))" office:value-type="string" office:string-value="; PINS 18">
            <text:p>; PINS 18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1];&quot; | &quot;;[.O21];&quot; | &quot;;[.P21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PINS &quot;;TEXT([.F21];&quot;0&quot;))" office:value-type="string" office:string-value="; PINS 19">
            <text:p>; PINS 19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2];&quot; | &quot;;[.O22];&quot; | &quot;;[.P22])" office:value-type="string" office:string-value="PIN_9 |   0   | PIN_1">
            <text:p>PIN_9 | <text:s text:c="2"/>0 <text:s text:c="2"/>| PIN_1</text:p>
          </table:table-cell>
          <table:table-cell table:formula="of:=CONCATENATE(&quot;; PINS &quot;;TEXT([.F22];&quot;0&quot;))" office:value-type="string" office:string-value="; PINS 20">
            <text:p>; PINS 20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3];&quot; | &quot;;[.O23];&quot; | &quot;;[.P23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PINS &quot;;TEXT([.F23];&quot;0&quot;))" office:value-type="string" office:string-value="; PINS 21">
            <text:p>; PINS 21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4];&quot; | &quot;;[.O24];&quot; | &quot;;[.P24])" office:value-type="string" office:string-value="PIN_9 |   0   |   0  ">
            <text:p>PIN_9 | <text:s text:c="2"/>0 <text:s text:c="2"/>| <text:s text:c="2"/>0 <text:s/></text:p>
          </table:table-cell>
          <table:table-cell table:formula="of:=CONCATENATE(&quot;; PINS &quot;;TEXT([.F24];&quot;0&quot;))" office:value-type="string" office:string-value="; PINS 22">
            <text:p>; PINS 22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5];&quot; | &quot;;[.O25];&quot; | &quot;;[.P25])" office:value-type="string" office:string-value="PIN_9 |   0   | PIN_1">
            <text:p>PIN_9 | <text:s text:c="2"/>0 <text:s text:c="2"/>| PIN_1</text:p>
          </table:table-cell>
          <table:table-cell table:formula="of:=CONCATENATE(&quot;; PINS &quot;;TEXT([.F25];&quot;0&quot;))" office:value-type="string" office:string-value="; PINS 23">
            <text:p>; PINS 23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6];&quot; | &quot;;[.O26];&quot; | &quot;;[.P26])" office:value-type="string" office:string-value="PIN_9 | PIN_3 |   0  ">
            <text:p>PIN_9 | PIN_3 | <text:s text:c="2"/>0 <text:s/></text:p>
          </table:table-cell>
          <table:table-cell table:formula="of:=CONCATENATE(&quot;; PINS &quot;;TEXT([.F26];&quot;0&quot;))" office:value-type="string" office:string-value="; PINS 24">
            <text:p>; PINS 24</text:p>
          </table:table-cell>
          <table:table-cell table:number-columns-repeated="14"/>
        </table:table-row>
        <table:table-row table:style-name="ro1">
          <table:table-cell office:value-type="string">
            <text:p><text:s text:c="2"/>db</text:p>
          </table:table-cell>
          <table:table-cell table:formula="of:=CONCATENATE([.N27];&quot; | &quot;;[.O27];&quot; | &quot;;[.P27])" office:value-type="string" office:string-value="PIN_9 | PIN_3 |   0  ">
            <text:p>PIN_9 | PIN_3 | <text:s text:c="2"/>0 <text:s/></text:p>
          </table:table-cell>
          <table:table-cell table:formula="of:=CONCATENATE(&quot;; PINS &quot;;TEXT([.F27];&quot;0&quot;))" office:value-type="string" office:string-value="; PINS 25">
            <text:p>; PINS 25</text:p>
          </table:table-cell>
          <table:table-cell table:number-columns-repeated="14"/>
        </table:table-row>
        <table:table-row table:style-name="ro1">
          <table:table-cell table:style-name="ce25" office:value-type="string">
            <text:p><text:s text:c="2"/>db</text:p>
          </table:table-cell>
          <table:table-cell table:style-name="ce28" table:formula="of:=CONCATENATE([.N28];&quot; | &quot;;[.O28];&quot; | &quot;;[.P28])" office:value-type="string" office:string-value="PIN_9 | PIN_3 | PIN_1">
            <text:p>PIN_9 | PIN_3 | PIN_1</text:p>
          </table:table-cell>
          <table:table-cell table:formula="of:=CONCATENATE(&quot;; PINS &quot;;TEXT([.F28];&quot;0&quot;))" office:value-type="string" office:string-value="; PINS 26">
            <text:p>; PINS 26</text:p>
          </table:table-cell>
          <table:table-cell table:number-columns-repeated="14"/>
        </table:table-row>
      </table:table>
      <table:table table:name="5 bit DAC, fixed frequency" table:style-name="ta1">
        <office:forms form:automatic-focus="false" form:apply-design-mode="false"/>
        <table:shapes>
          <draw:frame draw:z-index="0" draw:style-name="gr1" svg:width="17.424cm" svg:height="14.763cm" svg:x="15.667cm" svg:y="5.265cm">
            <draw:object draw:notify-on-update-of-ranges="'5 bit DAC, fixed frequency'.B12:'5 bit DAC, fixed frequency'.B43 '5 bit DAC, fixed frequency'.E12:'5 bit DAC, fixed frequency'.E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1" table:default-cell-style-name="Default"/>
        <table:table-column table:style-name="co32" table:default-cell-style-name="ce47"/>
        <table:table-column table:style-name="co6" table:default-cell-style-name="ce17"/>
        <table:table-column table:style-name="co6" table:default-cell-style-name="ce49"/>
        <table:table-column table:style-name="co6" table:number-columns-repeated="3" table:default-cell-style-name="Default"/>
        <table:table-row table:style-name="ro1">
          <table:table-cell/>
          <table:table-cell office:value-type="string">
            <text:p>CPU freq</text:p>
          </table:table-cell>
          <table:table-cell table:style-name="ce35" office:value-type="float" office:value="16">
            <text:p>16</text:p>
          </table:table-cell>
          <table:table-cell table:style-name="Default" office:value-type="string">
            <text:p>MHz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TMR0 freq</text:p>
          </table:table-cell>
          <table:table-cell table:style-name="ce35" table:formula="of:=[.C1]/4" office:value-type="float" office:value="4">
            <text:p>4</text:p>
          </table:table-cell>
          <table:table-cell table:style-name="Default" office:value-type="string">
            <text:p>MHz</text:p>
          </table:table-cell>
          <table:table-cell table:style-name="Default"/>
          <table:table-cell office:value-type="string">
            <text:p>Steps/cycle</text:p>
          </table:table-cell>
          <table:table-cell table:style-name="ce35"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TMR0 Cycle</text:p>
          </table:table-cell>
          <table:table-cell table:style-name="ce35" table:formula="of:=1/[.C2]" office:value-type="float" office:value="0.25">
            <text:p>0.25</text:p>
          </table:table-cell>
          <table:table-cell table:style-name="Default" office:value-type="string">
            <text:p>us</text:p>
          </table:table-cell>
          <table:table-cell table:style-name="Default"/>
          <table:table-cell/>
          <table:table-cell table:style-name="ce35"/>
          <table:table-cell/>
        </table:table-row>
        <table:table-row table:style-name="ro1">
          <table:table-cell/>
          <table:table-cell office:value-type="string">
            <text:p>Sample 1200</text:p>
          </table:table-cell>
          <table:table-cell table:style-name="ce45" table:formula="of:=[.G4]/[.G2]" office:value-type="float" office:value="26.0416666666667">
            <text:p>26.04</text:p>
          </table:table-cell>
          <table:table-cell table:style-name="Default" office:value-type="string">
            <text:p>us</text:p>
          </table:table-cell>
          <table:table-cell table:style-name="Default"/>
          <table:table-cell office:value-type="string">
            <text:p>Cycle 1200</text:p>
          </table:table-cell>
          <table:table-cell table:style-name="ce45" table:formula="of:=1000000/1200" office:value-type="float" office:value="833.333333333333">
            <text:p>833.33</text:p>
          </table:table-cell>
          <table:table-cell office:value-type="string">
            <text:p>us</text:p>
          </table:table-cell>
        </table:table-row>
        <table:table-row table:style-name="ro1">
          <table:table-cell/>
          <table:table-cell office:value-type="string">
            <text:p>Sample 2200</text:p>
          </table:table-cell>
          <table:table-cell table:style-name="ce45" table:formula="of:=[.G5]/[.G2]" office:value-type="float" office:value="14.2045454545455">
            <text:p>14.20</text:p>
          </table:table-cell>
          <table:table-cell table:style-name="Default" office:value-type="string">
            <text:p>us</text:p>
          </table:table-cell>
          <table:table-cell table:style-name="Default"/>
          <table:table-cell office:value-type="string">
            <text:p>Cycle 2200</text:p>
          </table:table-cell>
          <table:table-cell table:style-name="ce45" table:formula="of:=1000000/2200" office:value-type="float" office:value="454.545454545455">
            <text:p>454.55</text:p>
          </table:table-cell>
          <table:table-cell office:value-type="string">
            <text:p>us</text:p>
          </table:table-cell>
        </table:table-row>
        <table:table-row table:style-name="ro1">
          <table:table-cell/>
          <table:table-cell office:value-type="string">
            <text:p>Step 1200</text:p>
          </table:table-cell>
          <table:table-cell table:style-name="ce46" table:formula="of:=ROUND([.C4]/[.C3];0)" office:value-type="float" office:value="104">
            <text:p>104</text:p>
          </table:table-cell>
          <table:table-cell table:style-name="Default" office:value-type="string">
            <text:p>Counts</text:p>
          </table:table-cell>
          <table:table-cell table:style-name="Default" table:formula="of:=[.C6]*[.C3]" office:value-type="float" office:value="26">
            <text:p>26</text:p>
          </table:table-cell>
          <table:table-cell table:style-name="ce50" table:formula="of:=ROUND([.G4]/[.E6];0)" office:value-type="float" office:value="32">
            <text:p>32</text:p>
          </table:table-cell>
          <table:table-cell office:value-type="string">
            <text:p>samples per bit</text:p>
          </table:table-cell>
          <table:table-cell/>
        </table:table-row>
        <table:table-row table:style-name="ro1">
          <table:table-cell/>
          <table:table-cell office:value-type="string">
            <text:p>Step 2200</text:p>
          </table:table-cell>
          <table:table-cell table:style-name="ce46" table:formula="of:=ROUND([.C5]/[.C3];0)" office:value-type="float" office:value="57">
            <text:p>57</text:p>
          </table:table-cell>
          <table:table-cell table:style-name="Default" office:value-type="string">
            <text:p>Counts</text:p>
          </table:table-cell>
          <table:table-cell table:style-name="Default" table:formula="of:=[.C7]*[.C3]" office:value-type="float" office:value="14.25">
            <text:p>14.25</text:p>
          </table:table-cell>
          <table:table-cell table:style-name="ce50" table:formula="of:=ROUND([.G4]/[.E7];0)" office:value-type="float" office:value="58">
            <text:p>58</text:p>
          </table:table-cell>
          <table:table-cell office:value-type="string">
            <text:p>samples per bit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DAC bits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C range</text:p>
          </table:table-cell>
          <table:table-cell table:style-name="Default" table:formula="of:=2^[.C9] - 1" office:value-type="float" office:value="31">
            <text:p>3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Step</text:p>
          </table:table-cell>
          <table:table-cell table:style-name="Default" office:value-type="string">
            <text:p>Sine</text:p>
          </table:table-cell>
          <table:table-cell table:style-name="ce16" office:value-type="string">
            <text:p>WaveTable: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IN([.B12]*2*PI()/32)" office:value-type="float" office:value="0">
            <text:p>0.0000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2])/2; 0); 2))" office:value-type="string" office:string-value="0x10">
            <text:p>0x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IN([.B13]*2*PI()/32)" office:value-type="float" office:value="0.195090322016128">
            <text:p>0.195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3])/2; 0); 2))" office:value-type="string" office:string-value="0x13">
            <text:p>0x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IN([.B14]*2*PI()/32)" office:value-type="float" office:value="0.38268343236509">
            <text:p>0.3827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4])/2; 0); 2))" office:value-type="string" office:string-value="0x15">
            <text:p>0x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IN([.B15]*2*PI()/32)" office:value-type="float" office:value="0.555570233019602">
            <text:p>0.5556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5])/2; 0); 2))" office:value-type="string" office:string-value="0x18">
            <text:p>0x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IN([.B16]*2*PI()/32)" office:value-type="float" office:value="0.707106781186547">
            <text:p>0.707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6])/2; 0); 2))" office:value-type="string" office:string-value="0x1A">
            <text:p>0x1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IN([.B17]*2*PI()/32)" office:value-type="float" office:value="0.831469612302545">
            <text:p>0.8315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7])/2; 0); 2))" office:value-type="string" office:string-value="0x1C">
            <text:p>0x1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IN([.B18]*2*PI()/32)" office:value-type="float" office:value="0.923879532511287">
            <text:p>0.9239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8])/2; 0); 2))" office:value-type="string" office:string-value="0x1E">
            <text:p>0x1E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IN([.B19]*2*PI()/32)" office:value-type="float" office:value="0.98078528040323">
            <text:p>0.9808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19])/2; 0); 2))" office:value-type="string" office:string-value="0x1F">
            <text:p>0x1F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SIN([.B20]*2*PI()/32)" office:value-type="float" office:value="1">
            <text:p>1.0000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0])/2; 0); 2))" office:value-type="string" office:string-value="0x1F">
            <text:p>0x1F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SIN([.B21]*2*PI()/32)" office:value-type="float" office:value="0.98078528040323">
            <text:p>0.9808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1])/2; 0); 2))" office:value-type="string" office:string-value="0x1F">
            <text:p>0x1F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IN([.B22]*2*PI()/32)" office:value-type="float" office:value="0.923879532511287">
            <text:p>0.9239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2])/2; 0); 2))" office:value-type="string" office:string-value="0x1E">
            <text:p>0x1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SIN([.B23]*2*PI()/32)" office:value-type="float" office:value="0.831469612302545">
            <text:p>0.8315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3])/2; 0); 2))" office:value-type="string" office:string-value="0x1C">
            <text:p>0x1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SIN([.B24]*2*PI()/32)" office:value-type="float" office:value="0.707106781186548">
            <text:p>0.707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4])/2; 0); 2))" office:value-type="string" office:string-value="0x1A">
            <text:p>0x1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SIN([.B25]*2*PI()/32)" office:value-type="float" office:value="0.555570233019602">
            <text:p>0.5556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5])/2; 0); 2))" office:value-type="string" office:string-value="0x18">
            <text:p>0x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SIN([.B26]*2*PI()/32)" office:value-type="float" office:value="0.38268343236509">
            <text:p>0.3827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6])/2; 0); 2))" office:value-type="string" office:string-value="0x15">
            <text:p>0x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SIN([.B27]*2*PI()/32)" office:value-type="float" office:value="0.195090322016129">
            <text:p>0.195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7])/2; 0); 2))" office:value-type="string" office:string-value="0x13">
            <text:p>0x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SIN([.B28]*2*PI()/32)" office:value-type="float" office:value="1.22464679914735E-016">
            <text:p>0.0000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8])/2; 0); 2))" office:value-type="string" office:string-value="0x10">
            <text:p>0x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SIN([.B29]*2*PI()/32)" office:value-type="float" office:value="-0.195090322016128">
            <text:p>-0.195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29])/2; 0); 2))" office:value-type="string" office:string-value="0x0C">
            <text:p>0x0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SIN([.B30]*2*PI()/32)" office:value-type="float" office:value="-0.38268343236509">
            <text:p>-0.3827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0])/2; 0); 2))" office:value-type="string" office:string-value="0x0A">
            <text:p>0x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SIN([.B31]*2*PI()/32)" office:value-type="float" office:value="-0.555570233019602">
            <text:p>-0.5556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1])/2; 0); 2))" office:value-type="string" office:string-value="0x07">
            <text:p>0x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SIN([.B32]*2*PI()/32)" office:value-type="float" office:value="-0.707106781186547">
            <text:p>-0.7071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2])/2; 0); 2))" office:value-type="string" office:string-value="0x05">
            <text:p>0x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SIN([.B33]*2*PI()/32)" office:value-type="float" office:value="-0.831469612302545">
            <text:p>-0.8315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3])/2; 0); 2))" office:value-type="string" office:string-value="0x03">
            <text:p>0x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SIN([.B34]*2*PI()/32)" office:value-type="float" office:value="-0.923879532511286">
            <text:p>-0.9239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4])/2; 0); 2))" office:value-type="string" office:string-value="0x01">
            <text:p>0x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SIN([.B35]*2*PI()/32)" office:value-type="float" office:value="-0.98078528040323">
            <text:p>-0.9808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5])/2; 0); 2))" office:value-type="string" office:string-value="0x00">
            <text:p>0x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SIN([.B36]*2*PI()/32)" office:value-type="float" office:value="-1">
            <text:p>-1.0000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6])/2; 0); 2))" office:value-type="string" office:string-value="0x00">
            <text:p>0x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SIN([.B37]*2*PI()/32)" office:value-type="float" office:value="-0.98078528040323">
            <text:p>-0.9808</text:p>
          </table:table-cell>
          <table:table-cell office:value-type="string">
            <text:p><text:s text:c="6"/>db</text:p>
          </table:table-cell>
          <table:table-cell table:formula="of:=CONCATENATE(&quot;0x&quot;;DEC2HEX(ROUND([.$C$10] * (1 + [.C37])/2; 0); 2))" office:value-type="string" office:string-value="0x00">
            <text:p>0x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SIN([.B38]*2*PI()/32)" office:value-type="float" office:value="-0.923879532511287">
            <text:p>-0.9239</text:p>
          </table:table-cell>
          <table:table-cell table:formula="of:=[.D37]" office:value-type="string" office:string-value="      db">
            <text:p><text:s text:c="6"/>db</text:p>
          </table:table-cell>
          <table:table-cell table:formula="of:=CONCATENATE(&quot;0x&quot;;DEC2HEX(ROUND([.$C$10] * (1 + [.C38])/2; 0); 2))" office:value-type="string" office:string-value="0x01">
            <text:p>0x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SIN([.B39]*2*PI()/32)" office:value-type="float" office:value="-0.831469612302545">
            <text:p>-0.8315</text:p>
          </table:table-cell>
          <table:table-cell table:formula="of:=[.D36]" office:value-type="string" office:string-value="      db">
            <text:p><text:s text:c="6"/>db</text:p>
          </table:table-cell>
          <table:table-cell table:formula="of:=CONCATENATE(&quot;0x&quot;;DEC2HEX(ROUND([.$C$10] * (1 + [.C39])/2; 0); 2))" office:value-type="string" office:string-value="0x03">
            <text:p>0x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SIN([.B40]*2*PI()/32)" office:value-type="float" office:value="-0.707106781186548">
            <text:p>-0.7071</text:p>
          </table:table-cell>
          <table:table-cell table:formula="of:=[.D35]" office:value-type="string" office:string-value="      db">
            <text:p><text:s text:c="6"/>db</text:p>
          </table:table-cell>
          <table:table-cell table:formula="of:=CONCATENATE(&quot;0x&quot;;DEC2HEX(ROUND([.$C$10] * (1 + [.C40])/2; 0); 2))" office:value-type="string" office:string-value="0x05">
            <text:p>0x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SIN([.B41]*2*PI()/32)" office:value-type="float" office:value="-0.555570233019602">
            <text:p>-0.5556</text:p>
          </table:table-cell>
          <table:table-cell table:formula="of:=[.D34]" office:value-type="string" office:string-value="      db">
            <text:p><text:s text:c="6"/>db</text:p>
          </table:table-cell>
          <table:table-cell table:formula="of:=CONCATENATE(&quot;0x&quot;;DEC2HEX(ROUND([.$C$10] * (1 + [.C41])/2; 0); 2))" office:value-type="string" office:string-value="0x07">
            <text:p>0x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SIN([.B42]*2*PI()/32)" office:value-type="float" office:value="-0.38268343236509">
            <text:p>-0.3827</text:p>
          </table:table-cell>
          <table:table-cell table:formula="of:=[.D33]" office:value-type="string" office:string-value="      db">
            <text:p><text:s text:c="6"/>db</text:p>
          </table:table-cell>
          <table:table-cell table:formula="of:=CONCATENATE(&quot;0x&quot;;DEC2HEX(ROUND([.$C$10] * (1 + [.C42])/2; 0); 2))" office:value-type="string" office:string-value="0x0A">
            <text:p>0x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SIN([.B43]*2*PI()/32)" office:value-type="float" office:value="-0.195090322016129">
            <text:p>-0.1951</text:p>
          </table:table-cell>
          <table:table-cell table:style-name="ce18" table:formula="of:=[.D32]" office:value-type="string" office:string-value="      db">
            <text:p><text:s text:c="6"/>db</text:p>
          </table:table-cell>
          <table:table-cell table:formula="of:=CONCATENATE(&quot;0x&quot;;DEC2HEX(ROUND([.$C$10] * (1 + [.C43])/2; 0); 2))" office:value-type="string" office:string-value="0x0C">
            <text:p>0x0C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_20_Cell" style:display-name="Input Cell" style:family="table-cell" style:parent-style-name="Default" style:data-style-name="N0">
      <style:table-cell-properties fo:background-color="#ffffcc" fo:border="0.06pt solid #000000"/>
      <style:text-properties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13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1T21:33:50.44</meta:creation-date>
    <dc:date>2011-08-21T13:34:43.78</dc:date>
    <meta:editing-duration>PT7H43M13S</meta:editing-duration>
    <meta:editing-cycles>20</meta:editing-cycles>
    <meta:generator>LibreOffice/3.4$Win32 LibreOffice_project/340m1$Build-12</meta:generator>
    <meta:document-statistic meta:table-count="4" meta:cell-count="16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425cm" svg:height="14.764cm" xlink:href=".." xlink:type="simple" chart:class="chart:scatter" chart:style-name="ch1">
        <chart:legend chart:legend-position="end" svg:x="15.162cm" svg:y="7.07cm" style:legend-expansion="high" chart:style-name="ch2"/>
        <chart:plot-area chart:style-name="ch3" table:cell-range-address="'5 bit DAC, fixed frequency'.B12:'5 bit DAC, fixed frequency'.B43 '5 bit DAC, fixed frequency'.E12:'5 bit DAC, fixed frequency'.E43" svg:x="0.798cm" svg:y="1.315cm" svg:width="13.668cm" svg:height="12.734cm">
          <chartooo:coordinate-region svg:x="1.419cm" svg:y="1.528cm" svg:width="12.86cm" svg:height="11.8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 bit DAC, fixed frequency'.E12:'5 bit DAC, fixed frequency'.E43" chart:class="chart:scatter">
            <chart:domain table:cell-range-address="'5 bit DAC, fixed frequency'.B12:'5 bit DAC, fixed frequency'.B4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 bit DAC, fixed frequency'.B12:'5 bit DAC, fixed frequency'.B43</svg:desc>
                </draw:g>
              </table:table-cell>
              <table:table-cell office:value-type="float" office:value="NaN">
                <text:p>NaN</text:p>
                <draw:g>
                  <svg:desc>'5 bit DAC, fixed frequency'.E12:'5 bit DAC, fixed frequency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